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vs v12_9</text:p>
          </table:table-cell>
          <table:table-cell table:number-columns-repeated="2" office:value-type="string" calcext:value-type="string">
            <text:p>orig dota</text:p>
          </table:table-cell>
          <table:table-cell office:value-type="string" calcext:value-type="string">
            <text:p>vs v12_9</text:p>
          </table:table-cell>
          <table:table-cell office:value-type="string" calcext:value-type="string">
            <text:p>[480, 640] vs v12_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  <table:table-cell table:style-name="ce1" office:value-type="string" calcext:value-type="string">
            <text:p>v18</text:p>
          </table:table-cell>
          <table:table-cell table:style-name="ce1" office:value-type="string" calcext:value-type="string">
            <text:p>V12_9_4</text:p>
          </table:table-cell>
          <table:table-cell table:style-name="ce1" office:value-type="string" calcext:value-type="string">
            <text:p>V12_9_5</text:p>
          </table:table-cell>
          <table:table-cell table:style-name="ce1" office:value-type="string" calcext:value-type="string">
            <text:p>V12_9_6</text:p>
          </table:table-cell>
          <table:table-cell table:style-name="ce1" office:value-type="string" calcext:value-type="string">
            <text:p>V12_9_7</text:p>
          </table:table-cell>
          <table:table-cell table:style-name="ce1" office:value-type="string" calcext:value-type="string">
            <text:p>v20</text:p>
          </table:table-cell>
          <table:table-cell table:style-name="ce1" office:value-type="string" calcext:value-type="string">
            <text:p>V12_9_8</text:p>
          </table:table-cell>
          <table:table-cell table:style-name="ce1" office:value-type="string" calcext:value-type="string">
            <text:p>V18_2</text:p>
          </table:table-cell>
          <table:table-cell table:style-name="ce1" office:value-type="string" calcext:value-type="string">
            <text:p>v21</text:p>
          </table:table-cell>
          <table:table-cell table:style-name="ce1" office:value-type="string" calcext:value-type="string">
            <text:p>V21_2</text:p>
          </table:table-cell>
          <table:table-cell table:style-name="ce1" office:value-type="string" calcext:value-type="string">
            <text:p>V21_3</text:p>
          </table:table-cell>
          <table:table-cell table:style-name="ce1" office:value-type="string" calcext:value-type="string">
            <text:p>V21_4</text:p>
          </table:table-cell>
          <table:table-cell table:style-name="ce1" office:value-type="string" calcext:value-type="string">
            <text:p>V21_5</text:p>
          </table:table-cell>
          <table:table-cell table:style-name="ce1" office:value-type="string" calcext:value-type="string">
            <text:p>V12_9_9</text:p>
          </table:table-cell>
          <table:table-cell table:style-name="ce1"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office:value-type="float" office:value="0.62587" calcext:value-type="float">
            <text:p>0.62587</text:p>
          </table:table-cell>
          <table:table-cell office:value-type="float" office:value="0.555584" calcext:value-type="float">
            <text:p>0.555584</text:p>
          </table:table-cell>
          <table:table-cell office:value-type="float" office:value="0.489754" calcext:value-type="float">
            <text:p>0.489754</text:p>
          </table:table-cell>
          <table:table-cell office:value-type="float" office:value="0.643222" calcext:value-type="float">
            <text:p>0.643222</text:p>
          </table:table-cell>
          <table:table-cell office:value-type="float" office:value="0.67869" calcext:value-type="float">
            <text:p>0.67869</text:p>
          </table:table-cell>
          <table:table-cell office:value-type="float" office:value="0.659613" calcext:value-type="float">
            <text:p>0.659613</text:p>
          </table:table-cell>
          <table:table-cell office:value-type="float" office:value="0.695482" calcext:value-type="float">
            <text:p>0.695482</text:p>
          </table:table-cell>
          <table:table-cell office:value-type="float" office:value="0.667587" calcext:value-type="float">
            <text:p>0.667587</text:p>
          </table:table-cell>
          <table:table-cell office:value-type="float" office:value="0.657434" calcext:value-type="float">
            <text:p>0.657434</text:p>
          </table:table-cell>
          <table:table-cell office:value-type="float" office:value="0.670868" calcext:value-type="float">
            <text:p>0.670868</text:p>
          </table:table-cell>
          <table:table-cell office:value-type="float" office:value="0.688951" calcext:value-type="float">
            <text:p>0.688951</text:p>
          </table:table-cell>
          <table:table-cell office:value-type="float" office:value="0.69298" calcext:value-type="float">
            <text:p>0.69298</text:p>
          </table:table-cell>
          <table:table-cell office:value-type="float" office:value="0.628877" calcext:value-type="float">
            <text:p>0.628877</text:p>
          </table:table-cell>
          <table:table-cell office:value-type="float" office:value="0.578485" calcext:value-type="float">
            <text:p>0.578485</text:p>
          </table:table-cell>
          <table:table-cell office:value-type="float" office:value="0.641965" calcext:value-type="float">
            <text:p>0.641965</text:p>
          </table:table-cell>
          <table:table-cell office:value-type="float" office:value="0.677854" calcext:value-type="float">
            <text:p>0.677854</text:p>
          </table:table-cell>
          <table:table-cell office:value-type="float" office:value="0" calcext:value-type="float">
            <text:p>0</text:p>
          </table:table-cell>
          <table:table-cell office:value-type="float" office:value="0.534684" calcext:value-type="float">
            <text:p>0.534684</text:p>
          </table:table-cell>
          <table:table-cell office:value-type="float" office:value="0.6996" calcext:value-type="float">
            <text:p>0.6996</text:p>
          </table:table-cell>
          <table:table-cell table:number-columns-repeated="1000"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office:value-type="float" office:value="0.587238" calcext:value-type="float">
            <text:p>0.587238</text:p>
          </table:table-cell>
          <table:table-cell office:value-type="float" office:value="0.660338" calcext:value-type="float">
            <text:p>0.660338</text:p>
          </table:table-cell>
          <table:table-cell office:value-type="float" office:value="0.681167" calcext:value-type="float">
            <text:p>0.681167</text:p>
          </table:table-cell>
          <table:table-cell office:value-type="float" office:value="0.669359" calcext:value-type="float">
            <text:p>0.669359</text:p>
          </table:table-cell>
          <table:table-cell office:value-type="float" office:value="0.691278" calcext:value-type="float">
            <text:p>0.691278</text:p>
          </table:table-cell>
          <table:table-cell office:value-type="float" office:value="0.68004" calcext:value-type="float">
            <text:p>0.68004</text:p>
          </table:table-cell>
          <table:table-cell office:value-type="float" office:value="0.716015" calcext:value-type="float">
            <text:p>0.716015</text:p>
          </table:table-cell>
          <table:table-cell office:value-type="float" office:value="0.661574" calcext:value-type="float">
            <text:p>0.661574</text:p>
          </table:table-cell>
          <table:table-cell office:value-type="float" office:value="0.64249" calcext:value-type="float">
            <text:p>0.64249</text:p>
          </table:table-cell>
          <table:table-cell office:value-type="float" office:value="0.689272" calcext:value-type="float">
            <text:p>0.689272</text:p>
          </table:table-cell>
          <table:table-cell office:value-type="float" office:value="0.696955" calcext:value-type="float">
            <text:p>0.696955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68662" calcext:value-type="float">
            <text:p>0.668662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638373" calcext:value-type="float">
            <text:p>0.638373</text:p>
          </table:table-cell>
          <table:table-cell office:value-type="float" office:value="0.682473" calcext:value-type="float">
            <text:p>0.682473</text:p>
          </table:table-cell>
          <table:table-cell office:value-type="float" office:value="0" calcext:value-type="float">
            <text:p>0</text:p>
          </table:table-cell>
          <table:table-cell office:value-type="float" office:value="0.670038" calcext:value-type="float">
            <text:p>0.670038</text:p>
          </table:table-cell>
          <table:table-cell table:number-columns-repeated="1001"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4" calcext:value-type="float">
            <text:p>0.619354</text:p>
          </table:table-cell>
          <table:table-cell office:value-type="float" office:value="0.666569" calcext:value-type="float">
            <text:p>0.666569</text:p>
          </table:table-cell>
          <table:table-cell office:value-type="float" office:value="0.664323" calcext:value-type="float">
            <text:p>0.664323</text:p>
          </table:table-cell>
          <table:table-cell office:value-type="float" office:value="0.672414" calcext:value-type="float">
            <text:p>0.672414</text:p>
          </table:table-cell>
          <table:table-cell office:value-type="float" office:value="0.69122" calcext:value-type="float">
            <text:p>0.69122</text:p>
          </table:table-cell>
          <table:table-cell office:value-type="float" office:value="0.701806" calcext:value-type="float">
            <text:p>0.701806</text:p>
          </table:table-cell>
          <table:table-cell office:value-type="float" office:value="0.675772" calcext:value-type="float">
            <text:p>0.675772</text:p>
          </table:table-cell>
          <table:table-cell office:value-type="float" office:value="0.728528" calcext:value-type="float">
            <text:p>0.728528</text:p>
          </table:table-cell>
          <table:table-cell office:value-type="float" office:value="0.677944" calcext:value-type="float">
            <text:p>0.677944</text:p>
          </table:table-cell>
          <table:table-cell office:value-type="float" office:value="0.663081" calcext:value-type="float">
            <text:p>0.663081</text:p>
          </table:table-cell>
          <table:table-cell office:value-type="float" office:value="0.691582" calcext:value-type="float">
            <text:p>0.691582</text:p>
          </table:table-cell>
          <table:table-cell office:value-type="float" office:value="0.703" calcext:value-type="float">
            <text:p>0.703</text:p>
          </table:table-cell>
          <table:table-cell office:value-type="float" office:value="0.73307" calcext:value-type="float">
            <text:p>0.73307</text:p>
          </table:table-cell>
          <table:table-cell office:value-type="float" office:value="0.684504" calcext:value-type="float">
            <text:p>0.684504</text:p>
          </table:table-cell>
          <table:table-cell office:value-type="float" office:value="0.609436" calcext:value-type="float">
            <text:p>0.609436</text:p>
          </table:table-cell>
          <table:table-cell office:value-type="float" office:value="0.610506" calcext:value-type="float">
            <text:p>0.610506</text:p>
          </table:table-cell>
          <table:table-cell office:value-type="float" office:value="0.689476" calcext:value-type="float">
            <text:p>0.689476</text:p>
          </table:table-cell>
          <table:table-cell office:value-type="float" office:value="0" calcext:value-type="float">
            <text:p>0</text:p>
          </table:table-cell>
          <table:table-cell office:value-type="float" office:value="0.6669" calcext:value-type="float">
            <text:p>0.6669</text:p>
          </table:table-cell>
          <table:table-cell table:number-columns-repeated="1001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66595" calcext:value-type="float">
            <text:p>0.666595</text:p>
          </table:table-cell>
          <table:table-cell office:value-type="float" office:value="0.629372" calcext:value-type="float">
            <text:p>0.629372</text:p>
          </table:table-cell>
          <table:table-cell office:value-type="float" office:value="0.660215" calcext:value-type="float">
            <text:p>0.660215</text:p>
          </table:table-cell>
          <table:table-cell office:value-type="float" office:value="0.666472" calcext:value-type="float">
            <text:p>0.666472</text:p>
          </table:table-cell>
          <table:table-cell office:value-type="float" office:value="0.696816" calcext:value-type="float">
            <text:p>0.696816</text:p>
          </table:table-cell>
          <table:table-cell office:value-type="float" office:value="0.68612" calcext:value-type="float">
            <text:p>0.68612</text:p>
          </table:table-cell>
          <table:table-cell office:value-type="float" office:value="0.70483" calcext:value-type="float">
            <text:p>0.70483</text:p>
          </table:table-cell>
          <table:table-cell office:value-type="float" office:value="0.68151" calcext:value-type="float">
            <text:p>0.68151</text:p>
          </table:table-cell>
          <table:table-cell office:value-type="float" office:value="0.737276" calcext:value-type="float">
            <text:p>0.737276</text:p>
          </table:table-cell>
          <table:table-cell office:value-type="float" office:value="0.689949" calcext:value-type="float">
            <text:p>0.689949</text:p>
          </table:table-cell>
          <table:table-cell office:value-type="float" office:value="0.642678" calcext:value-type="float">
            <text:p>0.642678</text:p>
          </table:table-cell>
          <table:table-cell office:value-type="float" office:value="0.691965" calcext:value-type="float">
            <text:p>0.691965</text:p>
          </table:table-cell>
          <table:table-cell office:value-type="float" office:value="0.683497" calcext:value-type="float">
            <text:p>0.683497</text:p>
          </table:table-cell>
          <table:table-cell office:value-type="float" office:value="0.73746" calcext:value-type="float">
            <text:p>0.73746</text:p>
          </table:table-cell>
          <table:table-cell office:value-type="float" office:value="0.679645" calcext:value-type="float">
            <text:p>0.679645</text:p>
          </table:table-cell>
          <table:table-cell office:value-type="float" office:value="0.62663" calcext:value-type="float">
            <text:p>0.62663</text:p>
          </table:table-cell>
          <table:table-cell office:value-type="float" office:value="0.673711" calcext:value-type="float">
            <text:p>0.673711</text:p>
          </table:table-cell>
          <table:table-cell office:value-type="float" office:value="0.683831" calcext:value-type="float">
            <text:p>0.683831</text:p>
          </table:table-cell>
          <table:table-cell/>
          <table:table-cell office:value-type="float" office:value="0.604362" calcext:value-type="float">
            <text:p>0.604362</text:p>
          </table:table-cell>
          <table:table-cell table:number-columns-repeated="1001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705646" calcext:value-type="float">
            <text:p>0.705646</text:p>
          </table:table-cell>
          <table:table-cell office:value-type="float" office:value="0.622414" calcext:value-type="float">
            <text:p>0.622414</text:p>
          </table:table-cell>
          <table:table-cell office:value-type="float" office:value="0.644038" calcext:value-type="float">
            <text:p>0.644038</text:p>
          </table:table-cell>
          <table:table-cell office:value-type="float" office:value="0.622584" calcext:value-type="float">
            <text:p>0.622584</text:p>
          </table:table-cell>
          <table:table-cell office:value-type="float" office:value="0.687812" calcext:value-type="float">
            <text:p>0.687812</text:p>
          </table:table-cell>
          <table:table-cell office:value-type="float" office:value="0.69081" calcext:value-type="float">
            <text:p>0.69081</text:p>
          </table:table-cell>
          <table:table-cell office:value-type="float" office:value="0.706892" calcext:value-type="float">
            <text:p>0.706892</text:p>
          </table:table-cell>
          <table:table-cell office:value-type="float" office:value="0.684833" calcext:value-type="float">
            <text:p>0.684833</text:p>
          </table:table-cell>
          <table:table-cell office:value-type="float" office:value="0.737577" calcext:value-type="float">
            <text:p>0.737577</text:p>
          </table:table-cell>
          <table:table-cell office:value-type="float" office:value="0.689002" calcext:value-type="float">
            <text:p>0.689002</text:p>
          </table:table-cell>
          <table:table-cell office:value-type="float" office:value="0.692533" calcext:value-type="float">
            <text:p>0.692533</text:p>
          </table:table-cell>
          <table:table-cell office:value-type="float" office:value="0.699284" calcext:value-type="float">
            <text:p>0.699284</text:p>
          </table:table-cell>
          <table:table-cell office:value-type="float" office:value="0.68443" calcext:value-type="float">
            <text:p>0.68443</text:p>
          </table:table-cell>
          <table:table-cell office:value-type="float" office:value="0.73793" calcext:value-type="float">
            <text:p>0.73793</text:p>
          </table:table-cell>
          <table:table-cell office:value-type="float" office:value="0.666174" calcext:value-type="float">
            <text:p>0.666174</text:p>
          </table:table-cell>
          <table:table-cell office:value-type="float" office:value="0.632921" calcext:value-type="float">
            <text:p>0.632921</text:p>
          </table:table-cell>
          <table:table-cell office:value-type="float" office:value="0.689038" calcext:value-type="float">
            <text:p>0.689038</text:p>
          </table:table-cell>
          <table:table-cell office:value-type="float" office:value="0.706827" calcext:value-type="float">
            <text:p>0.706827</text:p>
          </table:table-cell>
          <table:table-cell/>
          <table:table-cell office:value-type="float" office:value="0.683188" calcext:value-type="float">
            <text:p>0.683188</text:p>
          </table:table-cell>
          <table:table-cell table:number-columns-repeated="1001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701194" calcext:value-type="float">
            <text:p>0.701194</text:p>
          </table:table-cell>
          <table:table-cell office:value-type="float" office:value="0.628842" calcext:value-type="float">
            <text:p>0.628842</text:p>
          </table:table-cell>
          <table:table-cell office:value-type="float" office:value="0.667894" calcext:value-type="float">
            <text:p>0.667894</text:p>
          </table:table-cell>
          <table:table-cell office:value-type="float" office:value="0.673084" calcext:value-type="float">
            <text:p>0.673084</text:p>
          </table:table-cell>
          <table:table-cell office:value-type="float" office:value="0.689141" calcext:value-type="float">
            <text:p>0.689141</text:p>
          </table:table-cell>
          <table:table-cell office:value-type="float" office:value="0.68437" calcext:value-type="float">
            <text:p>0.68437</text:p>
          </table:table-cell>
          <table:table-cell office:value-type="float" office:value="0.699208" calcext:value-type="float">
            <text:p>0.699208</text:p>
          </table:table-cell>
          <table:table-cell office:value-type="float" office:value="0.697347" calcext:value-type="float">
            <text:p>0.697347</text:p>
          </table:table-cell>
          <table:table-cell office:value-type="float" office:value="0.732273" calcext:value-type="float">
            <text:p>0.732273</text:p>
          </table:table-cell>
          <table:table-cell office:value-type="float" office:value="0.68013" calcext:value-type="float">
            <text:p>0.68013</text:p>
          </table:table-cell>
          <table:table-cell office:value-type="float" office:value="0.695379" calcext:value-type="float">
            <text:p>0.695379</text:p>
          </table:table-cell>
          <table:table-cell office:value-type="float" office:value="0.694921" calcext:value-type="float">
            <text:p>0.694921</text:p>
          </table:table-cell>
          <table:table-cell office:value-type="float" office:value="0.681633" calcext:value-type="float">
            <text:p>0.681633</text:p>
          </table:table-cell>
          <table:table-cell/>
          <table:table-cell office:value-type="float" office:value="0.706548" calcext:value-type="float">
            <text:p>0.706548</text:p>
          </table:table-cell>
          <table:table-cell office:value-type="float" office:value="0.682708" calcext:value-type="float">
            <text:p>0.682708</text:p>
          </table:table-cell>
          <table:table-cell office:value-type="float" office:value="0.693789" calcext:value-type="float">
            <text:p>0.693789</text:p>
          </table:table-cell>
          <table:table-cell office:value-type="float" office:value="0.690177" calcext:value-type="float">
            <text:p>0.690177</text:p>
          </table:table-cell>
          <table:table-cell/>
          <table:table-cell office:value-type="float" office:value="0.686451" calcext:value-type="float">
            <text:p>0.686451</text:p>
          </table:table-cell>
          <table:table-cell table:number-columns-repeated="1001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705272" calcext:value-type="float">
            <text:p>0.705272</text:p>
          </table:table-cell>
          <table:table-cell office:value-type="float" office:value="0.623243" calcext:value-type="float">
            <text:p>0.623243</text:p>
          </table:table-cell>
          <table:table-cell office:value-type="float" office:value="0.661222" calcext:value-type="float">
            <text:p>0.661222</text:p>
          </table:table-cell>
          <table:table-cell office:value-type="float" office:value="0.664167" calcext:value-type="float">
            <text:p>0.664167</text:p>
          </table:table-cell>
          <table:table-cell office:value-type="float" office:value="0.691642" calcext:value-type="float">
            <text:p>0.691642</text:p>
          </table:table-cell>
          <table:table-cell office:value-type="float" office:value="0.68835" calcext:value-type="float">
            <text:p>0.68835</text:p>
          </table:table-cell>
          <table:table-cell office:value-type="float" office:value="0.706988" calcext:value-type="float">
            <text:p>0.706988</text:p>
          </table:table-cell>
          <table:table-cell office:value-type="float" office:value="0.70354" calcext:value-type="float">
            <text:p>0.70354</text:p>
          </table:table-cell>
          <table:table-cell office:value-type="float" office:value="0.734852" calcext:value-type="float">
            <text:p>0.734852</text:p>
          </table:table-cell>
          <table:table-cell office:value-type="float" office:value="0.683096" calcext:value-type="float">
            <text:p>0.683096</text:p>
          </table:table-cell>
          <table:table-cell office:value-type="float" office:value="0.685457" calcext:value-type="float">
            <text:p>0.685457</text:p>
          </table:table-cell>
          <table:table-cell office:value-type="float" office:value="0.704971" calcext:value-type="float">
            <text:p>0.704971</text:p>
          </table:table-cell>
          <table:table-cell office:value-type="float" office:value="0.664314" calcext:value-type="float">
            <text:p>0.664314</text:p>
          </table:table-cell>
          <table:table-cell/>
          <table:table-cell office:value-type="float" office:value="0.706272" calcext:value-type="float">
            <text:p>0.706272</text:p>
          </table:table-cell>
          <table:table-cell office:value-type="float" office:value="0.70543" calcext:value-type="float">
            <text:p>0.70543</text:p>
          </table:table-cell>
          <table:table-cell office:value-type="float" office:value="0.70341" calcext:value-type="float">
            <text:p>0.70341</text:p>
          </table:table-cell>
          <table:table-cell office:value-type="float" office:value="0.696608" calcext:value-type="float">
            <text:p>0.696608</text:p>
          </table:table-cell>
          <table:table-cell/>
          <table:table-cell office:value-type="float" office:value="0.684721" calcext:value-type="float">
            <text:p>0.684721</text:p>
          </table:table-cell>
          <table:table-cell table:number-columns-repeated="1001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9975" calcext:value-type="float">
            <text:p>0.69975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621606" calcext:value-type="float">
            <text:p>0.621606</text:p>
          </table:table-cell>
          <table:table-cell office:value-type="float" office:value="0.639651" calcext:value-type="float">
            <text:p>0.639651</text:p>
          </table:table-cell>
          <table:table-cell office:value-type="float" office:value="0.678775" calcext:value-type="float">
            <text:p>0.678775</text:p>
          </table:table-cell>
          <table:table-cell office:value-type="float" office:value="0.683001" calcext:value-type="float">
            <text:p>0.683001</text:p>
          </table:table-cell>
          <table:table-cell office:value-type="float" office:value="0.68226" calcext:value-type="float">
            <text:p>0.68226</text:p>
          </table:table-cell>
          <table:table-cell office:value-type="float" office:value="0.704716" calcext:value-type="float">
            <text:p>0.704716</text:p>
          </table:table-cell>
          <table:table-cell office:value-type="float" office:value="0.702214" calcext:value-type="float">
            <text:p>0.702214</text:p>
          </table:table-cell>
          <table:table-cell office:value-type="float" office:value="0.737007" calcext:value-type="float">
            <text:p>0.737007</text:p>
          </table:table-cell>
          <table:table-cell office:value-type="float" office:value="0.696523" calcext:value-type="float">
            <text:p>0.696523</text:p>
          </table:table-cell>
          <table:table-cell office:value-type="float" office:value="0.686049" calcext:value-type="float">
            <text:p>0.686049</text:p>
          </table:table-cell>
          <table:table-cell office:value-type="float" office:value="0.683398" calcext:value-type="float">
            <text:p>0.683398</text:p>
          </table:table-cell>
          <table:table-cell office:value-type="float" office:value="0.669074" calcext:value-type="float">
            <text:p>0.669074</text:p>
          </table:table-cell>
          <table:table-cell/>
          <table:table-cell office:value-type="float" office:value="0.697069" calcext:value-type="float">
            <text:p>0.697069</text:p>
          </table:table-cell>
          <table:table-cell office:value-type="float" office:value="0.702062" calcext:value-type="float">
            <text:p>0.702062</text:p>
          </table:table-cell>
          <table:table-cell office:value-type="float" office:value="0.70997" calcext:value-type="float">
            <text:p>0.70997</text:p>
          </table:table-cell>
          <table:table-cell office:value-type="float" office:value="0.699525" calcext:value-type="float">
            <text:p>0.699525</text:p>
          </table:table-cell>
          <table:table-cell/>
          <table:table-cell office:value-type="float" office:value="0.59479" calcext:value-type="float">
            <text:p>0.59479</text:p>
          </table:table-cell>
          <table:table-cell table:number-columns-repeated="1001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89399" calcext:value-type="float">
            <text:p>0.689399</text:p>
          </table:table-cell>
          <table:table-cell/>
          <table:table-cell office:value-type="float" office:value="0.701676" calcext:value-type="float">
            <text:p>0.701676</text:p>
          </table:table-cell>
          <table:table-cell table:style-name="Default" office:value-type="float" office:value="0.623619" calcext:value-type="float">
            <text:p>0.623619</text:p>
          </table:table-cell>
          <table:table-cell office:value-type="float" office:value="0.666447" calcext:value-type="float">
            <text:p>0.666447</text:p>
          </table:table-cell>
          <table:table-cell table:style-name="ce5" office:value-type="float" office:value="0.654251" calcext:value-type="float">
            <text:p>0.654251</text:p>
          </table:table-cell>
          <table:table-cell office:value-type="float" office:value="0.668701" calcext:value-type="float">
            <text:p>0.6687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9291" calcext:value-type="float">
            <text:p>0.69291</text:p>
          </table:table-cell>
          <table:table-cell office:value-type="float" office:value="0.694679" calcext:value-type="float">
            <text:p>0.694679</text:p>
          </table:table-cell>
          <table:table-cell office:value-type="float" office:value="0.72868" calcext:value-type="float">
            <text:p>0.72868</text:p>
          </table:table-cell>
          <table:table-cell office:value-type="float" office:value="0.700422" calcext:value-type="float">
            <text:p>0.700422</text:p>
          </table:table-cell>
          <table:table-cell office:value-type="float" office:value="0.706224" calcext:value-type="float">
            <text:p>0.706224</text:p>
          </table:table-cell>
          <table:table-cell office:value-type="float" office:value="0.705731" calcext:value-type="float">
            <text:p>0.705731</text:p>
          </table:table-cell>
          <table:table-cell office:value-type="float" office:value="0.688749" calcext:value-type="float">
            <text:p>0.688749</text:p>
          </table:table-cell>
          <table:table-cell/>
          <table:table-cell office:value-type="float" office:value="0.686781" calcext:value-type="float">
            <text:p>0.686781</text:p>
          </table:table-cell>
          <table:table-cell office:value-type="float" office:value="0.661682" calcext:value-type="float">
            <text:p>0.661682</text:p>
          </table:table-cell>
          <table:table-cell office:value-type="float" office:value="0.68215" calcext:value-type="float">
            <text:p>0.68215</text:p>
          </table:table-cell>
          <table:table-cell office:value-type="float" office:value="0.683882" calcext:value-type="float">
            <text:p>0.683882</text:p>
          </table:table-cell>
          <table:table-cell table:number-columns-repeated="100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95268" calcext:value-type="float">
            <text:p>0.695268</text:p>
          </table:table-cell>
          <table:table-cell/>
          <table:table-cell office:value-type="float" office:value="0.705373" calcext:value-type="float">
            <text:p>0.705373</text:p>
          </table:table-cell>
          <table:table-cell office:value-type="float" office:value="0.627837" calcext:value-type="float">
            <text:p>0.627837</text:p>
          </table:table-cell>
          <table:table-cell office:value-type="float" office:value="0.655158" calcext:value-type="float">
            <text:p>0.655158</text:p>
          </table:table-cell>
          <table:table-cell office:value-type="float" office:value="0.66115" calcext:value-type="float">
            <text:p>0.66115</text:p>
          </table:table-cell>
          <table:table-cell office:value-type="float" office:value="0.679607" calcext:value-type="float">
            <text:p>0.679607</text:p>
          </table:table-cell>
          <table:table-cell office:value-type="float" office:value="0.69168" calcext:value-type="float">
            <text:p>0.69168</text:p>
          </table:table-cell>
          <table:table-cell office:value-type="float" office:value="0.699372" calcext:value-type="float">
            <text:p>0.699372</text:p>
          </table:table-cell>
          <table:table-cell office:value-type="float" office:value="0.703395" calcext:value-type="float">
            <text:p>0.703395</text:p>
          </table:table-cell>
          <table:table-cell office:value-type="float" office:value="0.73328" calcext:value-type="float">
            <text:p>0.73328</text:p>
          </table:table-cell>
          <table:table-cell office:value-type="float" office:value="0.706278" calcext:value-type="float">
            <text:p>0.706278</text:p>
          </table:table-cell>
          <table:table-cell office:value-type="float" office:value="0.698391" calcext:value-type="float">
            <text:p>0.698391</text:p>
          </table:table-cell>
          <table:table-cell office:value-type="float" office:value="0.714631" calcext:value-type="float">
            <text:p>0.714631</text:p>
          </table:table-cell>
          <table:table-cell office:value-type="float" office:value="0.678045" calcext:value-type="float">
            <text:p>0.678045</text:p>
          </table:table-cell>
          <table:table-cell/>
          <table:table-cell office:value-type="float" office:value="0.678444" calcext:value-type="float">
            <text:p>0.678444</text:p>
          </table:table-cell>
          <table:table-cell office:value-type="float" office:value="0.690273" calcext:value-type="float">
            <text:p>0.690273</text:p>
          </table:table-cell>
          <table:table-cell/>
          <table:table-cell office:value-type="float" office:value="0.693299" calcext:value-type="float">
            <text:p>0.693299</text:p>
          </table:table-cell>
          <table:table-cell table:number-columns-repeated="100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97578" calcext:value-type="float">
            <text:p>0.697578</text:p>
          </table:table-cell>
          <table:table-cell/>
          <table:table-cell office:value-type="float" office:value="0.69173" calcext:value-type="float">
            <text:p>0.69173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638412" calcext:value-type="float">
            <text:p>0.638412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791" calcext:value-type="float">
            <text:p>0.68791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696906" calcext:value-type="float">
            <text:p>0.696906</text:p>
          </table:table-cell>
          <table:table-cell office:value-type="float" office:value="0.695986" calcext:value-type="float">
            <text:p>0.695986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687298" calcext:value-type="float">
            <text:p>0.687298</text:p>
          </table:table-cell>
          <table:table-cell office:value-type="float" office:value="0.699741" calcext:value-type="float">
            <text:p>0.699741</text:p>
          </table:table-cell>
          <table:table-cell office:value-type="float" office:value="0.688637" calcext:value-type="float">
            <text:p>0.688637</text:p>
          </table:table-cell>
          <table:table-cell office:value-type="float" office:value="0.673806" calcext:value-type="float">
            <text:p>0.673806</text:p>
          </table:table-cell>
          <table:table-cell/>
          <table:table-cell office:value-type="float" office:value="0.705474" calcext:value-type="float">
            <text:p>0.705474</text:p>
          </table:table-cell>
          <table:table-cell office:value-type="float" office:value="0.66594" calcext:value-type="float">
            <text:p>0.66594</text:p>
          </table:table-cell>
          <table:table-cell/>
          <table:table-cell office:value-type="float" office:value="0.702275" calcext:value-type="float">
            <text:p>0.702275</text:p>
          </table:table-cell>
          <table:table-cell table:number-columns-repeated="100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95691" calcext:value-type="float">
            <text:p>0.695691</text:p>
          </table:table-cell>
          <table:table-cell/>
          <table:table-cell office:value-type="float" office:value="0.703434" calcext:value-type="float">
            <text:p>0.703434</text:p>
          </table:table-cell>
          <table:table-cell/>
          <table:table-cell office:value-type="float" office:value="0.662915" calcext:value-type="float">
            <text:p>0.662915</text:p>
          </table:table-cell>
          <table:table-cell office:value-type="float" office:value="0.663555" calcext:value-type="float">
            <text:p>0.663555</text:p>
          </table:table-cell>
          <table:table-cell office:value-type="float" office:value="0.686704" calcext:value-type="float">
            <text:p>0.686704</text:p>
          </table:table-cell>
          <table:table-cell/>
          <table:table-cell office:value-type="float" office:value="0.690354" calcext:value-type="float">
            <text:p>0.690354</text:p>
          </table:table-cell>
          <table:table-cell office:value-type="float" office:value="0.706937" calcext:value-type="float">
            <text:p>0.706937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70647" calcext:value-type="float">
            <text:p>0.70647</text:p>
          </table:table-cell>
          <table:table-cell office:value-type="float" office:value="0.702509" calcext:value-type="float">
            <text:p>0.702509</text:p>
          </table:table-cell>
          <table:table-cell office:value-type="float" office:value="0.697653" calcext:value-type="float">
            <text:p>0.697653</text:p>
          </table:table-cell>
          <table:table-cell table:style-name="ce5" office:value-type="string" calcext:value-type="string">
            <text:p>xxx</text:p>
          </table:table-cell>
          <table:table-cell/>
          <table:table-cell office:value-type="float" office:value="0.703774" calcext:value-type="float">
            <text:p>0.703774</text:p>
          </table:table-cell>
          <table:table-cell table:number-columns-repeated="1006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695151" calcext:value-type="float">
            <text:p>0.695151</text:p>
          </table:table-cell>
          <table:table-cell/>
          <table:table-cell table:style-name="ce7" office:value-type="float" office:value="0.706165" calcext:value-type="float">
            <text:p>0.706165</text:p>
          </table:table-cell>
          <table:table-cell/>
          <table:table-cell office:value-type="float" office:value="0.638987" calcext:value-type="float">
            <text:p>0.638987</text:p>
          </table:table-cell>
          <table:table-cell office:value-type="float" office:value="0.659594" calcext:value-type="float">
            <text:p>0.659594</text:p>
          </table:table-cell>
          <table:table-cell table:style-name="ce5" office:value-type="string" calcext:value-type="string">
            <text:p>xxx</text:p>
          </table:table-cell>
          <table:table-cell/>
          <table:table-cell office:value-type="float" office:value="0.685385" calcext:value-type="float">
            <text:p>0.685385</text:p>
          </table:table-cell>
          <table:table-cell office:value-type="float" office:value="0.705452" calcext:value-type="float">
            <text:p>0.705452</text:p>
          </table:table-cell>
          <table:table-cell/>
          <table:table-cell office:value-type="float" office:value="0.701405" calcext:value-type="float">
            <text:p>0.701405</text:p>
          </table:table-cell>
          <table:table-cell office:value-type="float" office:value="0.690347" calcext:value-type="float">
            <text:p>0.690347</text:p>
          </table:table-cell>
          <table:table-cell office:value-type="float" office:value="0.706551" calcext:value-type="float">
            <text:p>0.706551</text:p>
          </table:table-cell>
          <table:table-cell table:number-columns-repeated="2"/>
          <table:table-cell office:value-type="float" office:value="0.702205" calcext:value-type="float">
            <text:p>0.702205</text:p>
          </table:table-cell>
          <table:table-cell table:number-columns-repeated="1006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682164" calcext:value-type="float">
            <text:p>0.682164</text:p>
          </table:table-cell>
          <table:table-cell/>
          <table:table-cell office:value-type="float" office:value="0.6875" calcext:value-type="float">
            <text:p>0.6875</text:p>
          </table:table-cell>
          <table:table-cell/>
          <table:table-cell office:value-type="float" office:value="0.623395" calcext:value-type="float">
            <text:p>0.623395</text:p>
          </table:table-cell>
          <table:table-cell office:value-type="float" office:value="0.636663" calcext:value-type="float">
            <text:p>0.636663</text:p>
          </table:table-cell>
          <table:table-cell table:number-columns-repeated="2"/>
          <table:table-cell office:value-type="float" office:value="0.700753" calcext:value-type="float">
            <text:p>0.700753</text:p>
          </table:table-cell>
          <table:table-cell office:value-type="float" office:value="0.698134" calcext:value-type="float">
            <text:p>0.698134</text:p>
          </table:table-cell>
          <table:table-cell/>
          <table:table-cell office:value-type="float" office:value="0.695259" calcext:value-type="float">
            <text:p>0.695259</text:p>
          </table:table-cell>
          <table:table-cell office:value-type="float" office:value="0.707403" calcext:value-type="float">
            <text:p>0.707403</text:p>
          </table:table-cell>
          <table:table-cell office:value-type="float" office:value="0.683482" calcext:value-type="float">
            <text:p>0.683482</text:p>
          </table:table-cell>
          <table:table-cell table:number-columns-repeated="2"/>
          <table:table-cell office:value-type="float" office:value="0.690205" calcext:value-type="float">
            <text:p>0.690205</text:p>
          </table:table-cell>
          <table:table-cell table:number-columns-repeated="1006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681928" calcext:value-type="float">
            <text:p>0.681928</text:p>
          </table:table-cell>
          <table:table-cell/>
          <table:table-cell office:value-type="float" office:value="0.697719" calcext:value-type="float">
            <text:p>0.697719</text:p>
          </table:table-cell>
          <table:table-cell/>
          <table:table-cell office:value-type="float" office:value="0.63723" calcext:value-type="float">
            <text:p>0.63723</text:p>
          </table:table-cell>
          <table:table-cell office:value-type="float" office:value="0.667775" calcext:value-type="float">
            <text:p>0.667775</text:p>
          </table:table-cell>
          <table:table-cell table:number-columns-repeated="2"/>
          <table:table-cell table:style-name="ce5" office:value-type="string" calcext:value-type="string">
            <text:p>xxx</text:p>
          </table:table-cell>
          <table:table-cell office:value-type="float" office:value="0.707774" calcext:value-type="float">
            <text:p>0.707774</text:p>
          </table:table-cell>
          <table:table-cell/>
          <table:table-cell office:value-type="float" office:value="0.709403" calcext:value-type="float">
            <text:p>0.709403</text:p>
          </table:table-cell>
          <table:table-cell office:value-type="float" office:value="0.702539" calcext:value-type="float">
            <text:p>0.702539</text:p>
          </table:table-cell>
          <table:table-cell office:value-type="float" office:value="0.695104" calcext:value-type="float">
            <text:p>0.695104</text:p>
          </table:table-cell>
          <table:table-cell table:number-columns-repeated="2"/>
          <table:table-cell office:value-type="float" office:value="0.700892" calcext:value-type="float">
            <text:p>0.700892</text:p>
          </table:table-cell>
          <table:table-cell table:number-columns-repeated="1006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689248" calcext:value-type="float">
            <text:p>0.689248</text:p>
          </table:table-cell>
          <table:table-cell/>
          <table:table-cell table:style-name="ce8" office:value-type="float" office:value="0.708228" calcext:value-type="float">
            <text:p>0.708228</text:p>
          </table:table-cell>
          <table:table-cell/>
          <table:table-cell table:number-columns-repeated="2" table:style-name="ce5" office:value-type="string" calcext:value-type="string">
            <text:p>xxx</text:p>
          </table:table-cell>
          <table:table-cell table:number-columns-repeated="3"/>
          <table:table-cell office:value-type="float" office:value="0.697561" calcext:value-type="float">
            <text:p>0.697561</text:p>
          </table:table-cell>
          <table:table-cell/>
          <table:table-cell office:value-type="float" office:value="0.702849" calcext:value-type="float">
            <text:p>0.702849</text:p>
          </table:table-cell>
          <table:table-cell office:value-type="float" office:value="0.706812" calcext:value-type="float">
            <text:p>0.706812</text:p>
          </table:table-cell>
          <table:table-cell office:value-type="float" office:value="0.694655" calcext:value-type="float">
            <text:p>0.694655</text:p>
          </table:table-cell>
          <table:table-cell table:number-columns-repeated="2"/>
          <table:table-cell office:value-type="float" office:value="0.699952" calcext:value-type="float">
            <text:p>0.699952</text:p>
          </table:table-cell>
          <table:table-cell table:number-columns-repeated="100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678421" calcext:value-type="float">
            <text:p>0.678421</text:p>
          </table:table-cell>
          <table:table-cell/>
          <table:table-cell office:value-type="float" office:value="0.70085" calcext:value-type="float">
            <text:p>0.70085</text:p>
          </table:table-cell>
          <table:table-cell table:number-columns-repeated="6"/>
          <table:table-cell office:value-type="float" office:value="0.711034" calcext:value-type="float">
            <text:p>0.711034</text:p>
          </table:table-cell>
          <table:table-cell/>
          <table:table-cell office:value-type="float" office:value="0.701724" calcext:value-type="float">
            <text:p>0.701724</text:p>
          </table:table-cell>
          <table:table-cell office:value-type="float" office:value="0.70341" calcext:value-type="float">
            <text:p>0.70341</text:p>
          </table:table-cell>
          <table:table-cell office:value-type="float" office:value="0.680436" calcext:value-type="float">
            <text:p>0.680436</text:p>
          </table:table-cell>
          <table:table-cell table:number-columns-repeated="2"/>
          <table:table-cell office:value-type="float" office:value="0.695754" calcext:value-type="float">
            <text:p>0.695754</text:p>
          </table:table-cell>
          <table:table-cell table:number-columns-repeated="100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96679" calcext:value-type="float">
            <text:p>0.696679</text:p>
          </table:table-cell>
          <table:table-cell/>
          <table:table-cell office:value-type="float" office:value="0.695274" calcext:value-type="float">
            <text:p>0.695274</text:p>
          </table:table-cell>
          <table:table-cell table:number-columns-repeated="6"/>
          <table:table-cell office:value-type="float" office:value="0.701518" calcext:value-type="float">
            <text:p>0.701518</text:p>
          </table:table-cell>
          <table:table-cell/>
          <table:table-cell office:value-type="float" office:value="0.682812" calcext:value-type="float">
            <text:p>0.682812</text:p>
          </table:table-cell>
          <table:table-cell office:value-type="float" office:value="0.688854" calcext:value-type="float">
            <text:p>0.688854</text:p>
          </table:table-cell>
          <table:table-cell office:value-type="float" office:value="0.702553" calcext:value-type="float">
            <text:p>0.702553</text:p>
          </table:table-cell>
          <table:table-cell table:number-columns-repeated="2"/>
          <table:table-cell office:value-type="float" office:value="0.697089" calcext:value-type="float">
            <text:p>0.697089</text:p>
          </table:table-cell>
          <table:table-cell table:number-columns-repeated="100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style-name="ce5" office:value-type="string" calcext:value-type="string">
            <text:p>xxx</text:p>
          </table:table-cell>
          <table:table-cell/>
          <table:table-cell office:value-type="float" office:value="0.700694" calcext:value-type="float">
            <text:p>0.700694</text:p>
          </table:table-cell>
          <table:table-cell table:number-columns-repeated="6"/>
          <table:table-cell office:value-type="float" office:value="0.697439" calcext:value-type="float">
            <text:p>0.697439</text:p>
          </table:table-cell>
          <table:table-cell/>
          <table:table-cell office:value-type="float" office:value="0.699513" calcext:value-type="float">
            <text:p>0.699513</text:p>
          </table:table-cell>
          <table:table-cell office:value-type="float" office:value="0.709018" calcext:value-type="float">
            <text:p>0.709018</text:p>
          </table:table-cell>
          <table:table-cell table:style-name="ce5" office:value-type="string" calcext:value-type="string">
            <text:p>xxx</text:p>
          </table:table-cell>
          <table:table-cell table:number-columns-repeated="2"/>
          <table:table-cell office:value-type="float" office:value="0.689444" calcext:value-type="float">
            <text:p>0.689444</text:p>
          </table:table-cell>
          <table:table-cell table:number-columns-repeated="100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70283" calcext:value-type="float">
            <text:p>0.70283</text:p>
          </table:table-cell>
          <table:table-cell table:number-columns-repeated="6"/>
          <table:table-cell office:value-type="float" office:value="0.703241" calcext:value-type="float">
            <text:p>0.703241</text:p>
          </table:table-cell>
          <table:table-cell/>
          <table:table-cell office:value-type="float" office:value="0.700665" calcext:value-type="float">
            <text:p>0.700665</text:p>
          </table:table-cell>
          <table:table-cell office:value-type="float" office:value="0.697924" calcext:value-type="float">
            <text:p>0.697924</text:p>
          </table:table-cell>
          <table:table-cell table:number-columns-repeated="3"/>
          <table:table-cell office:value-type="float" office:value="0.69514" calcext:value-type="float">
            <text:p>0.69514</text:p>
          </table:table-cell>
          <table:table-cell table:number-columns-repeated="100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style-name="Default"/>
          <table:table-cell/>
          <table:table-cell office:value-type="float" office:value="0.69815" calcext:value-type="float">
            <text:p>0.69815</text:p>
          </table:table-cell>
          <table:table-cell table:number-columns-repeated="6"/>
          <table:table-cell table:style-name="ce5" office:value-type="string" calcext:value-type="string">
            <text:p>xxx</text:p>
          </table:table-cell>
          <table:table-cell/>
          <table:table-cell office:value-type="float" office:value="0.696826" calcext:value-type="float">
            <text:p>0.696826</text:p>
          </table:table-cell>
          <table:table-cell office:value-type="float" office:value="0.715099" calcext:value-type="float">
            <text:p>0.715099</text:p>
          </table:table-cell>
          <table:table-cell table:number-columns-repeated="1010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style-name="Default"/>
          <table:table-cell/>
          <table:table-cell table:style-name="ce5" office:value-type="string" calcext:value-type="string">
            <text:p>xxx</text:p>
          </table:table-cell>
          <table:table-cell table:number-columns-repeated="6"/>
          <table:table-cell table:number-columns-repeated="2" office:value-type="string" calcext:value-type="string">
            <text:p>(da aggiungere!)</text:p>
          </table:table-cell>
          <table:table-cell table:style-name="ce5" office:value-type="float" office:value="0.701398" calcext:value-type="float">
            <text:p>0.701398</text:p>
          </table:table-cell>
          <table:table-cell office:value-type="float" office:value="0.712966" calcext:value-type="float">
            <text:p>0.712966</text:p>
          </table:table-cell>
          <table:table-cell table:number-columns-repeated="6"/>
          <table:table-cell office:value-type="string" calcext:value-type="string">
            <text:p>(da aggiungere!)</text:p>
          </table:table-cell>
          <table:table-cell table:number-columns-repeated="1003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style-name="Default"/>
          <table:table-cell table:number-columns-repeated="10"/>
          <table:table-cell office:value-type="float" office:value="0.701106" calcext:value-type="float">
            <text:p>0.701106</text:p>
          </table:table-cell>
          <table:table-cell office:value-type="float" office:value="0.709517" calcext:value-type="float">
            <text:p>0.709517</text:p>
          </table:table-cell>
          <table:table-cell table:number-columns-repeated="1010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11"/>
          <table:table-cell office:value-type="float" office:value="0.697673" calcext:value-type="float">
            <text:p>0.697673</text:p>
          </table:table-cell>
          <table:table-cell office:value-type="float" office:value="0.709205" calcext:value-type="float">
            <text:p>0.709205</text:p>
          </table:table-cell>
          <table:table-cell table:number-columns-repeated="1010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11"/>
          <table:table-cell office:value-type="float" office:value="0.687378" calcext:value-type="float">
            <text:p>0.687378</text:p>
          </table:table-cell>
          <table:table-cell office:value-type="float" office:value="0.699619" calcext:value-type="float">
            <text:p>0.699619</text:p>
          </table:table-cell>
          <table:table-cell table:number-columns-repeated="1010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11"/>
          <table:table-cell table:style-name="ce5" office:value-type="float" office:value="0.691396" calcext:value-type="float">
            <text:p>0.691396</text:p>
          </table:table-cell>
          <table:table-cell office:value-type="float" office:value="0.70414" calcext:value-type="float">
            <text:p>0.70414</text:p>
          </table:table-cell>
          <table:table-cell/>
          <table:table-cell office:value-type="string" calcext:value-type="string">
            <text:p>(da regolare!)</text:p>
          </table:table-cell>
          <table:table-cell table:number-columns-repeated="1008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11"/>
          <table:table-cell office:value-type="float" office:value="0.696886" calcext:value-type="float">
            <text:p>0.696886</text:p>
          </table:table-cell>
          <table:table-cell office:value-type="float" office:value="0.704783" calcext:value-type="float">
            <text:p>0.704783</text:p>
          </table:table-cell>
          <table:table-cell table:number-columns-repeated="1010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7"/>
          <table:table-cell office:value-type="float" office:value="0.6968" calcext:value-type="float">
            <text:p>0.6968</text:p>
          </table:table-cell>
          <table:table-cell office:value-type="float" office:value="0.703661" calcext:value-type="float">
            <text:p>0.703661</text:p>
          </table:table-cell>
          <table:table-cell table:number-columns-repeated="1010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7"/>
          <table:table-cell table:style-name="ce5" office:value-type="string" calcext:value-type="string">
            <text:p>xxx</text:p>
          </table:table-cell>
          <table:table-cell office:value-type="float" office:value="0.709648" calcext:value-type="float">
            <text:p>0.709648</text:p>
          </table:table-cell>
          <table:table-cell table:number-columns-repeated="1010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8"/>
          <table:table-cell table:style-name="ce5" office:value-type="string" calcext:value-type="string">
            <text:p>xxx</text:p>
          </table:table-cell>
          <table:table-cell table:number-columns-repeated="1010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office:value-type="string" calcext:value-type="string">
            <text:p>(da aggiungere!)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formula="of:=MAX([.B3:.Q32])" office:value-type="float" office:value="0.73793" calcext:value-type="float">
            <text:p>0.7379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</table:table>
      <table:table table:name="F1-score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  <table:table-cell table:style-name="ce1" office:value-type="string" calcext:value-type="string">
            <text:p>v18</text:p>
          </table:table-cell>
          <table:table-cell table:style-name="ce1" office:value-type="string" calcext:value-type="string">
            <text:p>V12_9_4</text:p>
          </table:table-cell>
          <table:table-cell table:style-name="ce1" office:value-type="string" calcext:value-type="string">
            <text:p>V12_9_5</text:p>
          </table:table-cell>
          <table:table-cell table:style-name="ce1" office:value-type="string" calcext:value-type="string">
            <text:p>V12_9_6</text:p>
          </table:table-cell>
          <table:table-cell table:style-name="ce1" office:value-type="string" calcext:value-type="string">
            <text:p>V12_9_7</text:p>
          </table:table-cell>
          <table:table-cell table:style-name="ce1" office:value-type="string" calcext:value-type="string">
            <text:p>v20</text:p>
          </table:table-cell>
          <table:table-cell table:style-name="ce1" office:value-type="string" calcext:value-type="string">
            <text:p>V12_9_8</text:p>
          </table:table-cell>
          <table:table-cell table:style-name="ce1" office:value-type="string" calcext:value-type="string">
            <text:p>V18_2</text:p>
          </table:table-cell>
          <table:table-cell table:style-name="ce1" office:value-type="string" calcext:value-type="string">
            <text:p>v21</text:p>
          </table:table-cell>
          <table:table-cell table:style-name="ce1" office:value-type="string" calcext:value-type="string">
            <text:p>V21_2</text:p>
          </table:table-cell>
          <table:table-cell table:style-name="ce1" office:value-type="string" calcext:value-type="string">
            <text:p>V21_3</text:p>
          </table:table-cell>
          <table:table-cell table:style-name="ce1" office:value-type="string" calcext:value-type="string">
            <text:p>V21_4</text:p>
          </table:table-cell>
          <table:table-cell table:style-name="ce1" office:value-type="string" calcext:value-type="string">
            <text:p>V21_5</text:p>
          </table:table-cell>
          <table:table-cell table:style-name="ce1" office:value-type="string" calcext:value-type="string">
            <text:p>V12_9_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office:value-type="float" office:value="0.516085" calcext:value-type="float">
            <text:p>0.516085</text:p>
          </table:table-cell>
          <table:table-cell office:value-type="float" office:value="0.422518" calcext:value-type="float">
            <text:p>0.422518</text:p>
          </table:table-cell>
          <table:table-cell office:value-type="float" office:value="0.352439" calcext:value-type="float">
            <text:p>0.352439</text:p>
          </table:table-cell>
          <table:table-cell office:value-type="float" office:value="0.608993" calcext:value-type="float">
            <text:p>0.608993</text:p>
          </table:table-cell>
          <table:table-cell office:value-type="float" office:value="0.587731" calcext:value-type="float">
            <text:p>0.587731</text:p>
          </table:table-cell>
          <table:table-cell office:value-type="float" office:value="0.566997" calcext:value-type="float">
            <text:p>0.566997</text:p>
          </table:table-cell>
          <table:table-cell office:value-type="float" office:value="0.601949" calcext:value-type="float">
            <text:p>0.601949</text:p>
          </table:table-cell>
          <table:table-cell office:value-type="float" office:value="0.607048" calcext:value-type="float">
            <text:p>0.607048</text:p>
          </table:table-cell>
          <table:table-cell office:value-type="float" office:value="0.577323" calcext:value-type="float">
            <text:p>0.577323</text:p>
          </table:table-cell>
          <table:table-cell office:value-type="float" office:value="0.586703" calcext:value-type="float">
            <text:p>0.586703</text:p>
          </table:table-cell>
          <table:table-cell office:value-type="float" office:value="0.597353" calcext:value-type="float">
            <text:p>0.597353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521535" calcext:value-type="float">
            <text:p>0.521535</text:p>
          </table:table-cell>
          <table:table-cell office:value-type="float" office:value="0.447494" calcext:value-type="float">
            <text:p>0.447494</text:p>
          </table:table-cell>
          <table:table-cell office:value-type="float" office:value="0.529013" calcext:value-type="float">
            <text:p>0.529013</text:p>
          </table:table-cell>
          <table:table-cell office:value-type="float" office:value="0.627467" calcext:value-type="float">
            <text:p>0.627467</text:p>
          </table:table-cell>
          <table:table-cell office:value-type="float" office:value="0" calcext:value-type="float">
            <text:p>0</text:p>
          </table:table-cell>
          <table:table-cell office:value-type="float" office:value="0.583158" calcext:value-type="float">
            <text:p>0.583158</text:p>
          </table:table-cell>
          <table:table-cell office:value-type="float" office:value="0.62164" calcext:value-type="float">
            <text:p>0.62164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0.570227" calcext:value-type="float">
            <text:p>0.570227</text:p>
          </table:table-cell>
          <table:table-cell office:value-type="float" office:value="0.59173" calcext:value-type="float">
            <text:p>0.59173</text:p>
          </table:table-cell>
          <table:table-cell office:value-type="float" office:value="0.616952" calcext:value-type="float">
            <text:p>0.616952</text:p>
          </table:table-cell>
          <table:table-cell office:value-type="float" office:value="0.605832" calcext:value-type="float">
            <text:p>0.605832</text:p>
          </table:table-cell>
          <table:table-cell office:value-type="float" office:value="0.602378" calcext:value-type="float">
            <text:p>0.602378</text:p>
          </table:table-cell>
          <table:table-cell office:value-type="float" office:value="0.654555" calcext:value-type="float">
            <text:p>0.654555</text:p>
          </table:table-cell>
          <table:table-cell office:value-type="float" office:value="0.617596" calcext:value-type="float">
            <text:p>0.617596</text:p>
          </table:table-cell>
          <table:table-cell office:value-type="float" office:value="0.536354" calcext:value-type="float">
            <text:p>0.536354</text:p>
          </table:table-cell>
          <table:table-cell office:value-type="float" office:value="0.608039" calcext:value-type="float">
            <text:p>0.608039</text:p>
          </table:table-cell>
          <table:table-cell office:value-type="float" office:value="0.611425" calcext:value-type="float">
            <text:p>0.611425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572629" calcext:value-type="float">
            <text:p>0.572629</text:p>
          </table:table-cell>
          <table:table-cell office:value-type="float" office:value="0.47493" calcext:value-type="float">
            <text:p>0.47493</text:p>
          </table:table-cell>
          <table:table-cell office:value-type="float" office:value="0.520741" calcext:value-type="float">
            <text:p>0.520741</text:p>
          </table:table-cell>
          <table:table-cell office:value-type="float" office:value="0.626676" calcext:value-type="float">
            <text:p>0.626676</text:p>
          </table:table-cell>
          <table:table-cell office:value-type="float" office:value="0" calcext:value-type="float">
            <text:p>0</text:p>
          </table:table-cell>
          <table:table-cell office:value-type="float" office:value="0.600824" calcext:value-type="float">
            <text:p>0.600824</text:p>
          </table:table-cell>
          <table:table-cell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5" calcext:value-type="float">
            <text:p>0.523025</text:p>
          </table:table-cell>
          <table:table-cell office:value-type="float" office:value="0.579288" calcext:value-type="float">
            <text:p>0.57928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570448" calcext:value-type="float">
            <text:p>0.570448</text:p>
          </table:table-cell>
          <table:table-cell office:value-type="float" office:value="0.62681" calcext:value-type="float">
            <text:p>0.62681</text:p>
          </table:table-cell>
          <table:table-cell office:value-type="float" office:value="0.625298" calcext:value-type="float">
            <text:p>0.625298</text:p>
          </table:table-cell>
          <table:table-cell office:value-type="float" office:value="0.576773" calcext:value-type="float">
            <text:p>0.576773</text:p>
          </table:table-cell>
          <table:table-cell office:value-type="float" office:value="0.668062" calcext:value-type="float">
            <text:p>0.668062</text:p>
          </table:table-cell>
          <table:table-cell office:value-type="float" office:value="0.575845" calcext:value-type="float">
            <text:p>0.575845</text:p>
          </table:table-cell>
          <table:table-cell office:value-type="float" office:value="0.559581" calcext:value-type="float">
            <text:p>0.559581</text:p>
          </table:table-cell>
          <table:table-cell office:value-type="float" office:value="0.61694" calcext:value-type="float">
            <text:p>0.61694</text:p>
          </table:table-cell>
          <table:table-cell office:value-type="float" office:value="0.622062" calcext:value-type="float">
            <text:p>0.622062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59264" calcext:value-type="float">
            <text:p>0.59264</text:p>
          </table:table-cell>
          <table:table-cell office:value-type="float" office:value="0.481953" calcext:value-type="float">
            <text:p>0.481953</text:p>
          </table:table-cell>
          <table:table-cell office:value-type="float" office:value="0.483698" calcext:value-type="float">
            <text:p>0.483698</text:p>
          </table:table-cell>
          <table:table-cell office:value-type="float" office:value="0.634131" calcext:value-type="float">
            <text:p>0.634131</text:p>
          </table:table-cell>
          <table:table-cell office:value-type="float" office:value="0" calcext:value-type="float">
            <text:p>0</text:p>
          </table:table-cell>
          <table:table-cell office:value-type="float" office:value="0.610134" calcext:value-type="float">
            <text:p>0.610134</text:p>
          </table:table-cell>
          <table:table-cell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631044" calcext:value-type="float">
            <text:p>0.631044</text:p>
          </table:table-cell>
          <table:table-cell office:value-type="float" office:value="0.542557" calcext:value-type="float">
            <text:p>0.542557</text:p>
          </table:table-cell>
          <table:table-cell office:value-type="float" office:value="0.558363" calcext:value-type="float">
            <text:p>0.558363</text:p>
          </table:table-cell>
          <table:table-cell office:value-type="float" office:value="0.605145" calcext:value-type="float">
            <text:p>0.605145</text:p>
          </table:table-cell>
          <table:table-cell office:value-type="float" office:value="0.635949" calcext:value-type="float">
            <text:p>0.635949</text:p>
          </table:table-cell>
          <table:table-cell office:value-type="float" office:value="0.62478" calcext:value-type="float">
            <text:p>0.62478</text:p>
          </table:table-cell>
          <table:table-cell office:value-type="float" office:value="0.618129" calcext:value-type="float">
            <text:p>0.618129</text:p>
          </table:table-cell>
          <table:table-cell office:value-type="float" office:value="0.625961" calcext:value-type="float">
            <text:p>0.625961</text:p>
          </table:table-cell>
          <table:table-cell office:value-type="float" office:value="0.675586" calcext:value-type="float">
            <text:p>0.675586</text:p>
          </table:table-cell>
          <table:table-cell office:value-type="float" office:value="0.610248" calcext:value-type="float">
            <text:p>0.610248</text:p>
          </table:table-cell>
          <table:table-cell office:value-type="float" office:value="0.528225" calcext:value-type="float">
            <text:p>0.528225</text:p>
          </table:table-cell>
          <table:table-cell office:value-type="float" office:value="0.609238" calcext:value-type="float">
            <text:p>0.609238</text:p>
          </table:table-cell>
          <table:table-cell office:value-type="float" office:value="0.610261" calcext:value-type="float">
            <text:p>0.610261</text:p>
          </table:table-cell>
          <table:table-cell office:value-type="float" office:value="0.66805" calcext:value-type="float">
            <text:p>0.66805</text:p>
          </table:table-cell>
          <table:table-cell office:value-type="float" office:value="0.628745" calcext:value-type="float">
            <text:p>0.628745</text:p>
          </table:table-cell>
          <table:table-cell office:value-type="float" office:value="0.503733" calcext:value-type="float">
            <text:p>0.503733</text:p>
          </table:table-cell>
          <table:table-cell office:value-type="float" office:value="0.567818" calcext:value-type="float">
            <text:p>0.567818</text:p>
          </table:table-cell>
          <table:table-cell office:value-type="float" office:value="0.632857" calcext:value-type="float">
            <text:p>0.632857</text:p>
          </table:table-cell>
          <table:table-cell/>
          <table:table-cell office:value-type="float" office:value="0.600662" calcext:value-type="float">
            <text:p>0.600662</text:p>
          </table:table-cell>
          <table:table-cell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26494" calcext:value-type="float">
            <text:p>0.626494</text:p>
          </table:table-cell>
          <table:table-cell office:value-type="float" office:value="0.538688" calcext:value-type="float">
            <text:p>0.538688</text:p>
          </table:table-cell>
          <table:table-cell office:value-type="float" office:value="0.539704" calcext:value-type="float">
            <text:p>0.539704</text:p>
          </table:table-cell>
          <table:table-cell office:value-type="float" office:value="0.503333" calcext:value-type="float">
            <text:p>0.503333</text:p>
          </table:table-cell>
          <table:table-cell office:value-type="float" office:value="0.59138" calcext:value-type="float">
            <text:p>0.59138</text:p>
          </table:table-cell>
          <table:table-cell office:value-type="float" office:value="0.61897" calcext:value-type="float">
            <text:p>0.61897</text:p>
          </table:table-cell>
          <table:table-cell office:value-type="float" office:value="0.627332" calcext:value-type="float">
            <text:p>0.627332</text:p>
          </table:table-cell>
          <table:table-cell office:value-type="float" office:value="0.589221" calcext:value-type="float">
            <text:p>0.589221</text:p>
          </table:table-cell>
          <table:table-cell office:value-type="float" office:value="0.675397" calcext:value-type="float">
            <text:p>0.675397</text:p>
          </table:table-cell>
          <table:table-cell office:value-type="float" office:value="0.594337" calcext:value-type="float">
            <text:p>0.594337</text:p>
          </table:table-cell>
          <table:table-cell office:value-type="float" office:value="0.61034" calcext:value-type="float">
            <text:p>0.61034</text:p>
          </table:table-cell>
          <table:table-cell office:value-type="float" office:value="0.625386" calcext:value-type="float">
            <text:p>0.625386</text:p>
          </table:table-cell>
          <table:table-cell office:value-type="float" office:value="0.591208" calcext:value-type="float">
            <text:p>0.591208</text:p>
          </table:table-cell>
          <table:table-cell office:value-type="float" office:value="0.66107" calcext:value-type="float">
            <text:p>0.66107</text:p>
          </table:table-cell>
          <table:table-cell office:value-type="float" office:value="0.562457" calcext:value-type="float">
            <text:p>0.562457</text:p>
          </table:table-cell>
          <table:table-cell office:value-type="float" office:value="0.511049" calcext:value-type="float">
            <text:p>0.511049</text:p>
          </table:table-cell>
          <table:table-cell office:value-type="float" office:value="0.587763" calcext:value-type="float">
            <text:p>0.587763</text:p>
          </table:table-cell>
          <table:table-cell office:value-type="float" office:value="0.637363" calcext:value-type="float">
            <text:p>0.637363</text:p>
          </table:table-cell>
          <table:table-cell/>
          <table:table-cell office:value-type="float" office:value="0.613461" calcext:value-type="float">
            <text:p>0.613461</text:p>
          </table:table-cell>
          <table:table-cell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32038" calcext:value-type="float">
            <text:p>0.632038</text:p>
          </table:table-cell>
          <table:table-cell office:value-type="float" office:value="0.535602" calcext:value-type="float">
            <text:p>0.535602</text:p>
          </table:table-cell>
          <table:table-cell office:value-type="float" office:value="0.575624" calcext:value-type="float">
            <text:p>0.575624</text:p>
          </table:table-cell>
          <table:table-cell office:value-type="float" office:value="0.591118" calcext:value-type="float">
            <text:p>0.591118</text:p>
          </table:table-cell>
          <table:table-cell office:value-type="float" office:value="0.596362" calcext:value-type="float">
            <text:p>0.596362</text:p>
          </table:table-cell>
          <table:table-cell office:value-type="float" office:value="0.60596" calcext:value-type="float">
            <text:p>0.60596</text:p>
          </table:table-cell>
          <table:table-cell office:value-type="float" office:value="0.607908" calcext:value-type="float">
            <text:p>0.607908</text:p>
          </table:table-cell>
          <table:table-cell office:value-type="float" office:value="0.605385" calcext:value-type="float">
            <text:p>0.605385</text:p>
          </table:table-cell>
          <table:table-cell office:value-type="float" office:value="0.669421" calcext:value-type="float">
            <text:p>0.669421</text:p>
          </table:table-cell>
          <table:table-cell office:value-type="float" office:value="0.629407" calcext:value-type="float">
            <text:p>0.629407</text:p>
          </table:table-cell>
          <table:table-cell office:value-type="float" office:value="0.609172" calcext:value-type="float">
            <text:p>0.609172</text:p>
          </table:table-cell>
          <table:table-cell office:value-type="float" office:value="0.630081" calcext:value-type="float">
            <text:p>0.630081</text:p>
          </table:table-cell>
          <table:table-cell office:value-type="float" office:value="0.587946" calcext:value-type="float">
            <text:p>0.587946</text:p>
          </table:table-cell>
          <table:table-cell/>
          <table:table-cell office:value-type="float" office:value="0.636302" calcext:value-type="float">
            <text:p>0.636302</text:p>
          </table:table-cell>
          <table:table-cell office:value-type="float" office:value="0.581679" calcext:value-type="float">
            <text:p>0.581679</text:p>
          </table:table-cell>
          <table:table-cell office:value-type="float" office:value="0.598106" calcext:value-type="float">
            <text:p>0.598106</text:p>
          </table:table-cell>
          <table:table-cell office:value-type="float" office:value="0.60343" calcext:value-type="float">
            <text:p>0.60343</text:p>
          </table:table-cell>
          <table:table-cell/>
          <table:table-cell office:value-type="float" office:value="0.624135" calcext:value-type="float">
            <text:p>0.624135</text:p>
          </table:table-cell>
          <table:table-cell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622392" calcext:value-type="float">
            <text:p>0.622392</text:p>
          </table:table-cell>
          <table:table-cell office:value-type="float" office:value="0.529732" calcext:value-type="float">
            <text:p>0.529732</text:p>
          </table:table-cell>
          <table:table-cell office:value-type="float" office:value="0.571524" calcext:value-type="float">
            <text:p>0.571524</text:p>
          </table:table-cell>
          <table:table-cell office:value-type="float" office:value="0.563935" calcext:value-type="float">
            <text:p>0.563935</text:p>
          </table:table-cell>
          <table:table-cell office:value-type="float" office:value="0.607712" calcext:value-type="float">
            <text:p>0.607712</text:p>
          </table:table-cell>
          <table:table-cell office:value-type="float" office:value="0.61141" calcext:value-type="float">
            <text:p>0.61141</text:p>
          </table:table-cell>
          <table:table-cell office:value-type="float" office:value="0.627954" calcext:value-type="float">
            <text:p>0.627954</text:p>
          </table:table-cell>
          <table:table-cell office:value-type="float" office:value="0.623868" calcext:value-type="float">
            <text:p>0.623868</text:p>
          </table:table-cell>
          <table:table-cell office:value-type="float" office:value="0.663873" calcext:value-type="float">
            <text:p>0.663873</text:p>
          </table:table-cell>
          <table:table-cell office:value-type="float" office:value="0.582663" calcext:value-type="float">
            <text:p>0.582663</text:p>
          </table:table-cell>
          <table:table-cell office:value-type="float" office:value="0.592963" calcext:value-type="float">
            <text:p>0.592963</text:p>
          </table:table-cell>
          <table:table-cell office:value-type="float" office:value="0.620988" calcext:value-type="float">
            <text:p>0.620988</text:p>
          </table:table-cell>
          <table:table-cell office:value-type="float" office:value="0.557529" calcext:value-type="float">
            <text:p>0.557529</text:p>
          </table:table-cell>
          <table:table-cell/>
          <table:table-cell office:value-type="float" office:value="0.630367" calcext:value-type="float">
            <text:p>0.630367</text:p>
          </table:table-cell>
          <table:table-cell office:value-type="float" office:value="0.622353" calcext:value-type="float">
            <text:p>0.622353</text:p>
          </table:table-cell>
          <table:table-cell office:value-type="float" office:value="0.626021" calcext:value-type="float">
            <text:p>0.626021</text:p>
          </table:table-cell>
          <table:table-cell office:value-type="float" office:value="0.626877" calcext:value-type="float">
            <text:p>0.626877</text:p>
          </table:table-cell>
          <table:table-cell/>
          <table:table-cell office:value-type="float" office:value="0.620708" calcext:value-type="float">
            <text:p>0.620708</text:p>
          </table:table-cell>
          <table:table-cell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24849" calcext:value-type="float">
            <text:p>0.624849</text:p>
          </table:table-cell>
          <table:table-cell/>
          <table:table-cell office:value-type="float" office:value="0.623034" calcext:value-type="float">
            <text:p>0.623034</text:p>
          </table:table-cell>
          <table:table-cell office:value-type="float" office:value="0.529968" calcext:value-type="float">
            <text:p>0.529968</text:p>
          </table:table-cell>
          <table:table-cell office:value-type="float" office:value="0.537555" calcext:value-type="float">
            <text:p>0.537555</text:p>
          </table:table-cell>
          <table:table-cell office:value-type="float" office:value="0.589468" calcext:value-type="float">
            <text:p>0.589468</text:p>
          </table:table-cell>
          <table:table-cell office:value-type="float" office:value="0.592581" calcext:value-type="float">
            <text:p>0.592581</text:p>
          </table:table-cell>
          <table:table-cell office:value-type="float" office:value="0.58821" calcext:value-type="float">
            <text:p>0.58821</text:p>
          </table:table-cell>
          <table:table-cell office:value-type="float" office:value="0.621701" calcext:value-type="float">
            <text:p>0.621701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59861" calcext:value-type="float">
            <text:p>0.659861</text:p>
          </table:table-cell>
          <table:table-cell office:value-type="float" office:value="0.630989" calcext:value-type="float">
            <text:p>0.630989</text:p>
          </table:table-cell>
          <table:table-cell office:value-type="float" office:value="0.585085" calcext:value-type="float">
            <text:p>0.585085</text:p>
          </table:table-cell>
          <table:table-cell office:value-type="float" office:value="0.582521" calcext:value-type="float">
            <text:p>0.582521</text:p>
          </table:table-cell>
          <table:table-cell office:value-type="float" office:value="0.565698" calcext:value-type="float">
            <text:p>0.565698</text:p>
          </table:table-cell>
          <table:table-cell/>
          <table:table-cell office:value-type="float" office:value="0.614319" calcext:value-type="float">
            <text:p>0.614319</text:p>
          </table:table-cell>
          <table:table-cell office:value-type="float" office:value="0.610637" calcext:value-type="float">
            <text:p>0.610637</text:p>
          </table:table-cell>
          <table:table-cell office:value-type="float" office:value="0.624536" calcext:value-type="float">
            <text:p>0.624536</text:p>
          </table:table-cell>
          <table:table-cell office:value-type="float" office:value="0.612366" calcext:value-type="float">
            <text:p>0.612366</text:p>
          </table:table-cell>
          <table:table-cell/>
          <table:table-cell office:value-type="float" office:value="0.57724" calcext:value-type="float">
            <text:p>0.57724</text:p>
          </table:table-cell>
          <table:table-cell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0041" calcext:value-type="float">
            <text:p>0.60041</text:p>
          </table:table-cell>
          <table:table-cell/>
          <table:table-cell office:value-type="float" office:value="0.618622" calcext:value-type="float">
            <text:p>0.618622</text:p>
          </table:table-cell>
          <table:table-cell office:value-type="float" office:value="0.529359" calcext:value-type="float">
            <text:p>0.529359</text:p>
          </table:table-cell>
          <table:table-cell office:value-type="float" office:value="0.575792" calcext:value-type="float">
            <text:p>0.575792</text:p>
          </table:table-cell>
          <table:table-cell office:value-type="float" office:value="0.552634" calcext:value-type="float">
            <text:p>0.552634</text:p>
          </table:table-cell>
          <table:table-cell office:value-type="float" office:value="0.573843" calcext:value-type="float">
            <text:p>0.573843</text:p>
          </table:table-cell>
          <table:table-cell office:value-type="float" office:value="0.60849" calcext:value-type="float">
            <text:p>0.60849</text:p>
          </table:table-cell>
          <table:table-cell office:value-type="float" office:value="0.597562" calcext:value-type="float">
            <text:p>0.597562</text:p>
          </table:table-cell>
          <table:table-cell office:value-type="float" office:value="0.599062" calcext:value-type="float">
            <text:p>0.599062</text:p>
          </table:table-cell>
          <table:table-cell office:value-type="float" office:value="0.66206" calcext:value-type="float">
            <text:p>0.66206</text:p>
          </table:table-cell>
          <table:table-cell office:value-type="float" office:value="0.628306" calcext:value-type="float">
            <text:p>0.628306</text:p>
          </table:table-cell>
          <table:table-cell office:value-type="float" office:value="0.62492" calcext:value-type="float">
            <text:p>0.62492</text:p>
          </table:table-cell>
          <table:table-cell office:value-type="float" office:value="0.632777" calcext:value-type="float">
            <text:p>0.632777</text:p>
          </table:table-cell>
          <table:table-cell office:value-type="float" office:value="0.599451" calcext:value-type="float">
            <text:p>0.599451</text:p>
          </table:table-cell>
          <table:table-cell/>
          <table:table-cell office:value-type="float" office:value="0.637648" calcext:value-type="float">
            <text:p>0.637648</text:p>
          </table:table-cell>
          <table:table-cell office:value-type="float" office:value="0.550719" calcext:value-type="float">
            <text:p>0.550719</text:p>
          </table:table-cell>
          <table:table-cell office:value-type="float" office:value="0.579621" calcext:value-type="float">
            <text:p>0.579621</text:p>
          </table:table-cell>
          <table:table-cell office:value-type="float" office:value="0.600186" calcext:value-type="float">
            <text:p>0.600186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03223" calcext:value-type="float">
            <text:p>0.603223</text:p>
          </table:table-cell>
          <table:table-cell/>
          <table:table-cell office:value-type="float" office:value="0.62342" calcext:value-type="float">
            <text:p>0.62342</text:p>
          </table:table-cell>
          <table:table-cell office:value-type="float" office:value="0.541278" calcext:value-type="float">
            <text:p>0.541278</text:p>
          </table:table-cell>
          <table:table-cell office:value-type="float" office:value="0.557604" calcext:value-type="float">
            <text:p>0.557604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584374" calcext:value-type="float">
            <text:p>0.584374</text:p>
          </table:table-cell>
          <table:table-cell office:value-type="float" office:value="0.61715" calcext:value-type="float">
            <text:p>0.61715</text:p>
          </table:table-cell>
          <table:table-cell office:value-type="float" office:value="0.609562" calcext:value-type="float">
            <text:p>0.609562</text:p>
          </table:table-cell>
          <table:table-cell office:value-type="float" office:value="0.628037" calcext:value-type="float">
            <text:p>0.628037</text:p>
          </table:table-cell>
          <table:table-cell office:value-type="float" office:value="0.66264" calcext:value-type="float">
            <text:p>0.66264</text:p>
          </table:table-cell>
          <table:table-cell office:value-type="float" office:value="0.622461" calcext:value-type="float">
            <text:p>0.622461</text:p>
          </table:table-cell>
          <table:table-cell office:value-type="float" office:value="0.637374" calcext:value-type="float">
            <text:p>0.637374</text:p>
          </table:table-cell>
          <table:table-cell office:value-type="float" office:value="0.637549" calcext:value-type="float">
            <text:p>0.637549</text:p>
          </table:table-cell>
          <table:table-cell office:value-type="float" office:value="0.580402" calcext:value-type="float">
            <text:p>0.580402</text:p>
          </table:table-cell>
          <table:table-cell/>
          <table:table-cell office:value-type="float" office:value="0.578629" calcext:value-type="float">
            <text:p>0.578629</text:p>
          </table:table-cell>
          <table:table-cell office:value-type="float" office:value="0.592542" calcext:value-type="float">
            <text:p>0.592542</text:p>
          </table:table-cell>
          <table:table-cell/>
          <table:table-cell office:value-type="float" office:value="0.609735" calcext:value-type="float">
            <text:p>0.609735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08493" calcext:value-type="float">
            <text:p>0.608493</text:p>
          </table:table-cell>
          <table:table-cell/>
          <table:table-cell office:value-type="float" office:value="0.598848" calcext:value-type="float">
            <text:p>0.598848</text:p>
          </table:table-cell>
          <table:table-cell/>
          <table:table-cell office:value-type="float" office:value="0.529442" calcext:value-type="float">
            <text:p>0.529442</text:p>
          </table:table-cell>
          <table:table-cell office:value-type="float" office:value="0.570701" calcext:value-type="float">
            <text:p>0.570701</text:p>
          </table:table-cell>
          <table:table-cell office:value-type="float" office:value="0.601284" calcext:value-type="float">
            <text:p>0.601284</text:p>
          </table:table-cell>
          <table:table-cell/>
          <table:table-cell office:value-type="float" office:value="0.60766" calcext:value-type="float">
            <text:p>0.60766</text:p>
          </table:table-cell>
          <table:table-cell office:value-type="float" office:value="0.603656" calcext:value-type="float">
            <text:p>0.603656</text:p>
          </table:table-cell>
          <table:table-cell office:value-type="float" office:value="0.64782" calcext:value-type="float">
            <text:p>0.64782</text:p>
          </table:table-cell>
          <table:table-cell office:value-type="float" office:value="0.59147" calcext:value-type="float">
            <text:p>0.59147</text:p>
          </table:table-cell>
          <table:table-cell office:value-type="float" office:value="0.621382" calcext:value-type="float">
            <text:p>0.621382</text:p>
          </table:table-cell>
          <table:table-cell office:value-type="float" office:value="0.594395" calcext:value-type="float">
            <text:p>0.594395</text:p>
          </table:table-cell>
          <table:table-cell office:value-type="float" office:value="0.570452" calcext:value-type="float">
            <text:p>0.570452</text:p>
          </table:table-cell>
          <table:table-cell/>
          <table:table-cell office:value-type="float" office:value="0.62644" calcext:value-type="float">
            <text:p>0.62644</text:p>
          </table:table-cell>
          <table:table-cell office:value-type="float" office:value="0.555638" calcext:value-type="float">
            <text:p>0.555638</text:p>
          </table:table-cell>
          <table:table-cell/>
          <table:table-cell office:value-type="float" office:value="0.624328" calcext:value-type="float">
            <text:p>0.624328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05271" calcext:value-type="float">
            <text:p>0.605271</text:p>
          </table:table-cell>
          <table:table-cell/>
          <table:table-cell office:value-type="float" office:value="0.616716" calcext:value-type="float">
            <text:p>0.616716</text:p>
          </table:table-cell>
          <table:table-cell/>
          <table:table-cell office:value-type="float" office:value="0.567051" calcext:value-type="float">
            <text:p>0.567051</text:p>
          </table:table-cell>
          <table:table-cell office:value-type="float" office:value="0.567012" calcext:value-type="float">
            <text:p>0.567012</text:p>
          </table:table-cell>
          <table:table-cell office:value-type="float" office:value="0.596231" calcext:value-type="float">
            <text:p>0.596231</text:p>
          </table:table-cell>
          <table:table-cell/>
          <table:table-cell office:value-type="float" office:value="0.594718" calcext:value-type="float">
            <text:p>0.594718</text:p>
          </table:table-cell>
          <table:table-cell office:value-type="float" office:value="0.636774" calcext:value-type="float">
            <text:p>0.636774</text:p>
          </table:table-cell>
          <table:table-cell/>
          <table:table-cell office:value-type="float" office:value="0.631019" calcext:value-type="float">
            <text:p>0.631019</text:p>
          </table:table-cell>
          <table:table-cell office:value-type="float" office:value="0.625052" calcext:value-type="float">
            <text:p>0.625052</text:p>
          </table:table-cell>
          <table:table-cell office:value-type="float" office:value="0.623787" calcext:value-type="float">
            <text:p>0.623787</text:p>
          </table:table-cell>
          <table:table-cell table:number-columns-repeated="2"/>
          <table:table-cell office:value-type="float" office:value="0.627138" calcext:value-type="float">
            <text:p>0.627138</text:p>
          </table:table-cell>
          <table:table-cell table:number-columns-repeated="6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59892" calcext:value-type="float">
            <text:p>0.59892</text:p>
          </table:table-cell>
          <table:table-cell/>
          <table:table-cell office:value-type="float" office:value="0.623393" calcext:value-type="float">
            <text:p>0.623393</text:p>
          </table:table-cell>
          <table:table-cell/>
          <table:table-cell office:value-type="float" office:value="0.536464" calcext:value-type="float">
            <text:p>0.536464</text:p>
          </table:table-cell>
          <table:table-cell office:value-type="float" office:value="0.56357" calcext:value-type="float">
            <text:p>0.56357</text:p>
          </table:table-cell>
          <table:table-cell table:number-columns-repeated="2"/>
          <table:table-cell office:value-type="float" office:value="0.585909" calcext:value-type="float">
            <text:p>0.585909</text:p>
          </table:table-cell>
          <table:table-cell office:value-type="float" office:value="0.624346" calcext:value-type="float">
            <text:p>0.624346</text:p>
          </table:table-cell>
          <table:table-cell/>
          <table:table-cell office:value-type="float" office:value="0.620055" calcext:value-type="float">
            <text:p>0.620055</text:p>
          </table:table-cell>
          <table:table-cell office:value-type="float" office:value="0.600483" calcext:value-type="float">
            <text:p>0.600483</text:p>
          </table:table-cell>
          <table:table-cell office:value-type="float" office:value="0.624363" calcext:value-type="float">
            <text:p>0.624363</text:p>
          </table:table-cell>
          <table:table-cell table:number-columns-repeated="2"/>
          <table:table-cell office:value-type="float" office:value="0.624871" calcext:value-type="float">
            <text:p>0.624871</text:p>
          </table:table-cell>
          <table:table-cell table:number-columns-repeated="6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58287" calcext:value-type="float">
            <text:p>0.58287</text:p>
          </table:table-cell>
          <table:table-cell/>
          <table:table-cell office:value-type="float" office:value="0.589646" calcext:value-type="float">
            <text:p>0.589646</text:p>
          </table:table-cell>
          <table:table-cell/>
          <table:table-cell office:value-type="float" office:value="0.510369" calcext:value-type="float">
            <text:p>0.510369</text:p>
          </table:table-cell>
          <table:table-cell office:value-type="float" office:value="0.525228" calcext:value-type="float">
            <text:p>0.525228</text:p>
          </table:table-cell>
          <table:table-cell table:number-columns-repeated="2"/>
          <table:table-cell office:value-type="float" office:value="0.608745" calcext:value-type="float">
            <text:p>0.608745</text:p>
          </table:table-cell>
          <table:table-cell office:value-type="float" office:value="0.635079" calcext:value-type="float">
            <text:p>0.635079</text:p>
          </table:table-cell>
          <table:table-cell/>
          <table:table-cell office:value-type="float" office:value="0.601198" calcext:value-type="float">
            <text:p>0.601198</text:p>
          </table:table-cell>
          <table:table-cell office:value-type="float" office:value="0.627162" calcext:value-type="float">
            <text:p>0.627162</text:p>
          </table:table-cell>
          <table:table-cell office:value-type="float" office:value="0.583936" calcext:value-type="float">
            <text:p>0.583936</text:p>
          </table:table-cell>
          <table:table-cell table:number-columns-repeated="2"/>
          <table:table-cell office:value-type="float" office:value="0.631797" calcext:value-type="float">
            <text:p>0.631797</text:p>
          </table:table-cell>
          <table:table-cell table:number-columns-repeated="6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583601" calcext:value-type="float">
            <text:p>0.583601</text:p>
          </table:table-cell>
          <table:table-cell/>
          <table:table-cell office:value-type="float" office:value="0.61083" calcext:value-type="float">
            <text:p>0.61083</text:p>
          </table:table-cell>
          <table:table-cell/>
          <table:table-cell office:value-type="float" office:value="0.530598" calcext:value-type="float">
            <text:p>0.530598</text:p>
          </table:table-cell>
          <table:table-cell office:value-type="float" office:value="0.573169" calcext:value-type="float">
            <text:p>0.573169</text:p>
          </table:table-cell>
          <table:table-cell table:number-columns-repeated="3"/>
          <table:table-cell office:value-type="float" office:value="0.628966" calcext:value-type="float">
            <text:p>0.628966</text:p>
          </table:table-cell>
          <table:table-cell/>
          <table:table-cell office:value-type="float" office:value="0.639795" calcext:value-type="float">
            <text:p>0.639795</text:p>
          </table:table-cell>
          <table:table-cell office:value-type="float" office:value="0.616512" calcext:value-type="float">
            <text:p>0.616512</text:p>
          </table:table-cell>
          <table:table-cell office:value-type="float" office:value="0.608176" calcext:value-type="float">
            <text:p>0.608176</text:p>
          </table:table-cell>
          <table:table-cell table:number-columns-repeated="2"/>
          <table:table-cell office:value-type="float" office:value="0.612661" calcext:value-type="float">
            <text:p>0.612661</text:p>
          </table:table-cell>
          <table:table-cell table:number-columns-repeated="6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596156" calcext:value-type="float">
            <text:p>0.596156</text:p>
          </table:table-cell>
          <table:table-cell/>
          <table:table-cell office:value-type="float" office:value="0.635856" calcext:value-type="float">
            <text:p>0.635856</text:p>
          </table:table-cell>
          <table:table-cell table:number-columns-repeated="6"/>
          <table:table-cell office:value-type="float" office:value="0.605983" calcext:value-type="float">
            <text:p>0.605983</text:p>
          </table:table-cell>
          <table:table-cell/>
          <table:table-cell office:value-type="float" office:value="0.623845" calcext:value-type="float">
            <text:p>0.623845</text:p>
          </table:table-cell>
          <table:table-cell office:value-type="float" office:value="0.620297" calcext:value-type="float">
            <text:p>0.620297</text:p>
          </table:table-cell>
          <table:table-cell office:value-type="float" office:value="0.602931" calcext:value-type="float">
            <text:p>0.602931</text:p>
          </table:table-cell>
          <table:table-cell table:number-columns-repeated="2"/>
          <table:table-cell office:value-type="float" office:value="0.615783" calcext:value-type="float">
            <text:p>0.615783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577069" calcext:value-type="float">
            <text:p>0.577069</text:p>
          </table:table-cell>
          <table:table-cell/>
          <table:table-cell office:value-type="float" office:value="0.619547" calcext:value-type="float">
            <text:p>0.619547</text:p>
          </table:table-cell>
          <table:table-cell table:number-columns-repeated="6"/>
          <table:table-cell office:value-type="float" office:value="0.628525" calcext:value-type="float">
            <text:p>0.628525</text:p>
          </table:table-cell>
          <table:table-cell/>
          <table:table-cell office:value-type="float" office:value="0.611601" calcext:value-type="float">
            <text:p>0.611601</text:p>
          </table:table-cell>
          <table:table-cell office:value-type="float" office:value="0.618699" calcext:value-type="float">
            <text:p>0.618699</text:p>
          </table:table-cell>
          <table:table-cell office:value-type="float" office:value="0.577787" calcext:value-type="float">
            <text:p>0.577787</text:p>
          </table:table-cell>
          <table:table-cell table:number-columns-repeated="2"/>
          <table:table-cell office:value-type="float" office:value="0.605594" calcext:value-type="float">
            <text:p>0.605594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07145" calcext:value-type="float">
            <text:p>0.607145</text:p>
          </table:table-cell>
          <table:table-cell/>
          <table:table-cell office:value-type="float" office:value="0.605151" calcext:value-type="float">
            <text:p>0.605151</text:p>
          </table:table-cell>
          <table:table-cell table:number-columns-repeated="6"/>
          <table:table-cell office:value-type="float" office:value="0.63018" calcext:value-type="float">
            <text:p>0.63018</text:p>
          </table:table-cell>
          <table:table-cell/>
          <table:table-cell office:value-type="float" office:value="0.584041" calcext:value-type="float">
            <text:p>0.584041</text:p>
          </table:table-cell>
          <table:table-cell office:value-type="float" office:value="0.589238" calcext:value-type="float">
            <text:p>0.589238</text:p>
          </table:table-cell>
          <table:table-cell office:value-type="float" office:value="0.621576" calcext:value-type="float">
            <text:p>0.621576</text:p>
          </table:table-cell>
          <table:table-cell table:number-columns-repeated="2"/>
          <table:table-cell office:value-type="float" office:value="0.613483" calcext:value-type="float">
            <text:p>0.613483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office:value-type="float" office:value="0.61336" calcext:value-type="float">
            <text:p>0.61336</text:p>
          </table:table-cell>
          <table:table-cell table:number-columns-repeated="6"/>
          <table:table-cell office:value-type="float" office:value="0.622433" calcext:value-type="float">
            <text:p>0.622433</text:p>
          </table:table-cell>
          <table:table-cell/>
          <table:table-cell office:value-type="float" office:value="0.610682" calcext:value-type="float">
            <text:p>0.610682</text:p>
          </table:table-cell>
          <table:table-cell office:value-type="float" office:value="0.627856" calcext:value-type="float">
            <text:p>0.627856</text:p>
          </table:table-cell>
          <table:table-cell table:number-columns-repeated="3"/>
          <table:table-cell office:value-type="float" office:value="0.627" calcext:value-type="float">
            <text:p>0.627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619231" calcext:value-type="float">
            <text:p>0.619231</text:p>
          </table:table-cell>
          <table:table-cell table:number-columns-repeated="6"/>
          <table:table-cell office:value-type="float" office:value="0.627251" calcext:value-type="float">
            <text:p>0.627251</text:p>
          </table:table-cell>
          <table:table-cell/>
          <table:table-cell office:value-type="float" office:value="0.616033" calcext:value-type="float">
            <text:p>0.616033</text:p>
          </table:table-cell>
          <table:table-cell office:value-type="float" office:value="0.60526" calcext:value-type="float">
            <text:p>0.60526</text:p>
          </table:table-cell>
          <table:table-cell table:number-columns-repeated="3"/>
          <table:table-cell office:value-type="float" office:value="0.60174" calcext:value-type="float">
            <text:p>0.60174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office:value-type="float" office:value="0.60912" calcext:value-type="float">
            <text:p>0.60912</text:p>
          </table:table-cell>
          <table:table-cell table:number-columns-repeated="8"/>
          <table:table-cell office:value-type="float" office:value="0.60718" calcext:value-type="float">
            <text:p>0.60718</text:p>
          </table:table-cell>
          <table:table-cell office:value-type="float" office:value="0.639212" calcext:value-type="float">
            <text:p>0.639212</text:p>
          </table:table-cell>
          <table:table-cell table:number-columns-repeated="10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11"/>
          <table:table-cell office:value-type="float" office:value="0.611216" calcext:value-type="float">
            <text:p>0.611216</text:p>
          </table:table-cell>
          <table:table-cell office:value-type="float" office:value="0.637673" calcext:value-type="float">
            <text:p>0.637673</text:p>
          </table:table-cell>
          <table:table-cell table:number-columns-repeated="10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11"/>
          <table:table-cell office:value-type="float" office:value="0.625551" calcext:value-type="float">
            <text:p>0.625551</text:p>
          </table:table-cell>
          <table:table-cell office:value-type="float" office:value="0.631525" calcext:value-type="float">
            <text:p>0.631525</text:p>
          </table:table-cell>
          <table:table-cell table:number-columns-repeated="10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11"/>
          <table:table-cell office:value-type="float" office:value="0.604339" calcext:value-type="float">
            <text:p>0.604339</text:p>
          </table:table-cell>
          <table:table-cell office:value-type="float" office:value="0.64269" calcext:value-type="float">
            <text:p>0.64269</text:p>
          </table:table-cell>
          <table:table-cell table:number-columns-repeated="10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11"/>
          <table:table-cell office:value-type="float" office:value="0.587686" calcext:value-type="float">
            <text:p>0.587686</text:p>
          </table:table-cell>
          <table:table-cell office:value-type="float" office:value="0.610233" calcext:value-type="float">
            <text:p>0.610233</text:p>
          </table:table-cell>
          <table:table-cell table:number-columns-repeated="10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11"/>
          <table:table-cell office:value-type="float" office:value="0.595138" calcext:value-type="float">
            <text:p>0.595138</text:p>
          </table:table-cell>
          <table:table-cell office:value-type="float" office:value="0.613372" calcext:value-type="float">
            <text:p>0.613372</text:p>
          </table:table-cell>
          <table:table-cell table:number-columns-repeated="10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11"/>
          <table:table-cell office:value-type="float" office:value="0.606214" calcext:value-type="float">
            <text:p>0.606214</text:p>
          </table:table-cell>
          <table:table-cell office:value-type="float" office:value="0.614579" calcext:value-type="float">
            <text:p>0.614579</text:p>
          </table:table-cell>
          <table:table-cell table:number-columns-repeated="10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7"/>
          <table:table-cell office:value-type="float" office:value="0.608228" calcext:value-type="float">
            <text:p>0.608228</text:p>
          </table:table-cell>
          <table:table-cell office:value-type="float" office:value="0.62519" calcext:value-type="float">
            <text:p>0.62519</text:p>
          </table:table-cell>
          <table:table-cell table:number-columns-repeated="10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8"/>
          <table:table-cell office:value-type="float" office:value="0.633353" calcext:value-type="float">
            <text:p>0.633353</text:p>
          </table:table-cell>
          <table:table-cell table:number-columns-repeated="10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19"/>
        </table:table-row>
      </table:table>
      <table:table table:name="f-AUC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  <table:table-cell table:style-name="ce1" office:value-type="string" calcext:value-type="string">
            <text:p>v18</text:p>
          </table:table-cell>
          <table:table-cell table:style-name="ce1" office:value-type="string" calcext:value-type="string">
            <text:p>V12_9_4</text:p>
          </table:table-cell>
          <table:table-cell table:style-name="ce1" office:value-type="string" calcext:value-type="string">
            <text:p>V12_9_5</text:p>
          </table:table-cell>
          <table:table-cell table:style-name="ce1" office:value-type="string" calcext:value-type="string">
            <text:p>V12_9_6</text:p>
          </table:table-cell>
          <table:table-cell table:style-name="ce1" office:value-type="string" calcext:value-type="string">
            <text:p>V12_9_7</text:p>
          </table:table-cell>
          <table:table-cell table:style-name="ce1" office:value-type="string" calcext:value-type="string">
            <text:p>v20</text:p>
          </table:table-cell>
          <table:table-cell table:style-name="ce1" office:value-type="string" calcext:value-type="string">
            <text:p>V12_9_8</text:p>
          </table:table-cell>
          <table:table-cell table:style-name="ce1" office:value-type="string" calcext:value-type="string">
            <text:p>V18_2</text:p>
          </table:table-cell>
          <table:table-cell table:style-name="ce1" office:value-type="string" calcext:value-type="string">
            <text:p>v21</text:p>
          </table:table-cell>
          <table:table-cell table:style-name="ce1" office:value-type="string" calcext:value-type="string">
            <text:p>V21_2</text:p>
          </table:table-cell>
          <table:table-cell table:style-name="ce1" office:value-type="string" calcext:value-type="string">
            <text:p>V21_3</text:p>
          </table:table-cell>
          <table:table-cell table:style-name="ce1" office:value-type="string" calcext:value-type="string">
            <text:p>V21_4</text:p>
          </table:table-cell>
          <table:table-cell table:style-name="ce1" office:value-type="string" calcext:value-type="string">
            <text:p>V21_5</text:p>
          </table:table-cell>
          <table:table-cell table:style-name="ce1" office:value-type="string" calcext:value-type="string">
            <text:p>V12_9_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office:value-type="float" office:value="0.734704" calcext:value-type="float">
            <text:p>0.734704</text:p>
          </table:table-cell>
          <table:table-cell office:value-type="float" office:value="0.717968" calcext:value-type="float">
            <text:p>0.717968</text:p>
          </table:table-cell>
          <table:table-cell office:value-type="float" office:value="0.690626" calcext:value-type="float">
            <text:p>0.690626</text:p>
          </table:table-cell>
          <table:table-cell office:value-type="float" office:value="0.771746" calcext:value-type="float">
            <text:p>0.771746</text:p>
          </table:table-cell>
          <table:table-cell office:value-type="float" office:value="0.76401" calcext:value-type="float">
            <text:p>0.76401</text:p>
          </table:table-cell>
          <table:table-cell office:value-type="float" office:value="0.748686" calcext:value-type="float">
            <text:p>0.748686</text:p>
          </table:table-cell>
          <table:table-cell office:value-type="float" office:value="0.782253" calcext:value-type="float">
            <text:p>0.782253</text:p>
          </table:table-cell>
          <table:table-cell office:value-type="float" office:value="0.755232" calcext:value-type="float">
            <text:p>0.755232</text:p>
          </table:table-cell>
          <table:table-cell office:value-type="float" office:value="0.737207" calcext:value-type="float">
            <text:p>0.737207</text:p>
          </table:table-cell>
          <table:table-cell office:value-type="float" office:value="0.753555" calcext:value-type="float">
            <text:p>0.753555</text:p>
          </table:table-cell>
          <table:table-cell office:value-type="float" office:value="0.774353" calcext:value-type="float">
            <text:p>0.774353</text:p>
          </table:table-cell>
          <table:table-cell office:value-type="float" office:value="0.77725" calcext:value-type="float">
            <text:p>0.77725</text:p>
          </table:table-cell>
          <table:table-cell office:value-type="float" office:value="0.732" calcext:value-type="float">
            <text:p>0.732</text:p>
          </table:table-cell>
          <table:table-cell office:value-type="float" office:value="0.713137" calcext:value-type="float">
            <text:p>0.713137</text:p>
          </table:table-cell>
          <table:table-cell office:value-type="float" office:value="0.744427" calcext:value-type="float">
            <text:p>0.744427</text:p>
          </table:table-cell>
          <table:table-cell office:value-type="float" office:value="0.773372" calcext:value-type="float">
            <text:p>0.773372</text:p>
          </table:table-cell>
          <table:table-cell office:value-type="float" office:value="0.555193" calcext:value-type="float">
            <text:p>0.555193</text:p>
          </table:table-cell>
          <table:table-cell office:value-type="float" office:value="0.745002" calcext:value-type="float">
            <text:p>0.745002</text:p>
          </table:table-cell>
          <table:table-cell office:value-type="float" office:value="0.78099" calcext:value-type="float">
            <text:p>0.78099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office:value-type="float" office:value="0.737706" calcext:value-type="float">
            <text:p>0.737706</text:p>
          </table:table-cell>
          <table:table-cell office:value-type="float" office:value="0.747762" calcext:value-type="float">
            <text:p>0.747762</text:p>
          </table:table-cell>
          <table:table-cell office:value-type="float" office:value="0.765924" calcext:value-type="float">
            <text:p>0.765924</text:p>
          </table:table-cell>
          <table:table-cell office:value-type="float" office:value="0.776829" calcext:value-type="float">
            <text:p>0.776829</text:p>
          </table:table-cell>
          <table:table-cell office:value-type="float" office:value="0.773868" calcext:value-type="float">
            <text:p>0.773868</text:p>
          </table:table-cell>
          <table:table-cell office:value-type="float" office:value="0.757888" calcext:value-type="float">
            <text:p>0.757888</text:p>
          </table:table-cell>
          <table:table-cell office:value-type="float" office:value="0.802091" calcext:value-type="float">
            <text:p>0.802091</text:p>
          </table:table-cell>
          <table:table-cell office:value-type="float" office:value="0.764352" calcext:value-type="float">
            <text:p>0.764352</text:p>
          </table:table-cell>
          <table:table-cell office:value-type="float" office:value="0.731303" calcext:value-type="float">
            <text:p>0.731303</text:p>
          </table:table-cell>
          <table:table-cell office:value-type="float" office:value="0.768383" calcext:value-type="float">
            <text:p>0.768383</text:p>
          </table:table-cell>
          <table:table-cell office:value-type="float" office:value="0.771385" calcext:value-type="float">
            <text:p>0.771385</text:p>
          </table:table-cell>
          <table:table-cell office:value-type="float" office:value="0.80754" calcext:value-type="float">
            <text:p>0.80754</text:p>
          </table:table-cell>
          <table:table-cell office:value-type="float" office:value="0.756493" calcext:value-type="float">
            <text:p>0.756493</text:p>
          </table:table-cell>
          <table:table-cell office:value-type="float" office:value="0.736799" calcext:value-type="float">
            <text:p>0.736799</text:p>
          </table:table-cell>
          <table:table-cell office:value-type="float" office:value="0.753955" calcext:value-type="float">
            <text:p>0.753955</text:p>
          </table:table-cell>
          <table:table-cell office:value-type="float" office:value="0.775335" calcext:value-type="float">
            <text:p>0.775335</text:p>
          </table:table-cell>
          <table:table-cell office:value-type="float" office:value="0.556542" calcext:value-type="float">
            <text:p>0.556542</text:p>
          </table:table-cell>
          <table:table-cell office:value-type="float" office:value="0.748597" calcext:value-type="float">
            <text:p>0.748597</text:p>
          </table:table-cell>
          <table:table-cell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06" calcext:value-type="float">
            <text:p>0.702606</text:p>
          </table:table-cell>
          <table:table-cell office:value-type="float" office:value="0.753999" calcext:value-type="float">
            <text:p>0.753999</text:p>
          </table:table-cell>
          <table:table-cell office:value-type="float" office:value="0.747991" calcext:value-type="float">
            <text:p>0.747991</text:p>
          </table:table-cell>
          <table:table-cell office:value-type="float" office:value="0.764498" calcext:value-type="float">
            <text:p>0.764498</text:p>
          </table:table-cell>
          <table:table-cell office:value-type="float" office:value="0.78356" calcext:value-type="float">
            <text:p>0.78356</text:p>
          </table:table-cell>
          <table:table-cell office:value-type="float" office:value="0.786846" calcext:value-type="float">
            <text:p>0.786846</text:p>
          </table:table-cell>
          <table:table-cell office:value-type="float" office:value="0.768931" calcext:value-type="float">
            <text:p>0.768931</text:p>
          </table:table-cell>
          <table:table-cell office:value-type="float" office:value="0.812387" calcext:value-type="float">
            <text:p>0.812387</text:p>
          </table:table-cell>
          <table:table-cell office:value-type="float" office:value="0.769511" calcext:value-type="float">
            <text:p>0.769511</text:p>
          </table:table-cell>
          <table:table-cell office:value-type="float" office:value="0.75282" calcext:value-type="float">
            <text:p>0.75282</text:p>
          </table:table-cell>
          <table:table-cell office:value-type="float" office:value="0.773724" calcext:value-type="float">
            <text:p>0.773724</text:p>
          </table:table-cell>
          <table:table-cell office:value-type="float" office:value="0.787306" calcext:value-type="float">
            <text:p>0.787306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770216" calcext:value-type="float">
            <text:p>0.770216</text:p>
          </table:table-cell>
          <table:table-cell office:value-type="float" office:value="0.750237" calcext:value-type="float">
            <text:p>0.750237</text:p>
          </table:table-cell>
          <table:table-cell office:value-type="float" office:value="0.762597" calcext:value-type="float">
            <text:p>0.762597</text:p>
          </table:table-cell>
          <table:table-cell office:value-type="float" office:value="0.786734" calcext:value-type="float">
            <text:p>0.786734</text:p>
          </table:table-cell>
          <table:table-cell office:value-type="float" office:value="0.563298" calcext:value-type="float">
            <text:p>0.563298</text:p>
          </table:table-cell>
          <table:table-cell office:value-type="float" office:value="0.762592" calcext:value-type="float">
            <text:p>0.762592</text:p>
          </table:table-cell>
          <table:table-cell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table:style-name="ce1" office:value-type="float" office:value="0.788003" calcext:value-type="float">
            <text:p>0.788003</text:p>
          </table:table-cell>
          <table:table-cell office:value-type="float" office:value="0.710295" calcext:value-type="float">
            <text:p>0.710295</text:p>
          </table:table-cell>
          <table:table-cell office:value-type="float" office:value="0.758554" calcext:value-type="float">
            <text:p>0.758554</text:p>
          </table:table-cell>
          <table:table-cell office:value-type="float" office:value="0.75736" calcext:value-type="float">
            <text:p>0.75736</text:p>
          </table:table-cell>
          <table:table-cell office:value-type="float" office:value="0.789387" calcext:value-type="float">
            <text:p>0.789387</text:p>
          </table:table-cell>
          <table:table-cell office:value-type="float" office:value="0.78107" calcext:value-type="float">
            <text:p>0.78107</text:p>
          </table:table-cell>
          <table:table-cell office:value-type="float" office:value="0.783336" calcext:value-type="float">
            <text:p>0.783336</text:p>
          </table:table-cell>
          <table:table-cell office:value-type="float" office:value="0.780557" calcext:value-type="float">
            <text:p>0.780557</text:p>
          </table:table-cell>
          <table:table-cell office:value-type="float" office:value="0.81703" calcext:value-type="float">
            <text:p>0.81703</text:p>
          </table:table-cell>
          <table:table-cell office:value-type="float" office:value="0.762997" calcext:value-type="float">
            <text:p>0.762997</text:p>
          </table:table-cell>
          <table:table-cell office:value-type="float" office:value="0.747204" calcext:value-type="float">
            <text:p>0.747204</text:p>
          </table:table-cell>
          <table:table-cell office:value-type="float" office:value="0.776382" calcext:value-type="float">
            <text:p>0.776382</text:p>
          </table:table-cell>
          <table:table-cell office:value-type="float" office:value="0.763199" calcext:value-type="float">
            <text:p>0.763199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776375" calcext:value-type="float">
            <text:p>0.776375</text:p>
          </table:table-cell>
          <table:table-cell office:value-type="float" office:value="0.764409" calcext:value-type="float">
            <text:p>0.764409</text:p>
          </table:table-cell>
          <table:table-cell office:value-type="float" office:value="0.782694" calcext:value-type="float">
            <text:p>0.782694</text:p>
          </table:table-cell>
          <table:table-cell office:value-type="float" office:value="0.786947" calcext:value-type="float">
            <text:p>0.786947</text:p>
          </table:table-cell>
          <table:table-cell/>
          <table:table-cell office:value-type="float" office:value="0.762739" calcext:value-type="float">
            <text:p>0.762739</text:p>
          </table:table-cell>
          <table:table-cell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84532" calcext:value-type="float">
            <text:p>0.784532</text:p>
          </table:table-cell>
          <table:table-cell office:value-type="float" office:value="0.700106" calcext:value-type="float">
            <text:p>0.700106</text:p>
          </table:table-cell>
          <table:table-cell office:value-type="float" office:value="0.74597" calcext:value-type="float">
            <text:p>0.74597</text:p>
          </table:table-cell>
          <table:table-cell office:value-type="float" office:value="0.74303" calcext:value-type="float">
            <text:p>0.74303</text:p>
          </table:table-cell>
          <table:table-cell office:value-type="float" office:value="0.777671" calcext:value-type="float">
            <text:p>0.777671</text:p>
          </table:table-cell>
          <table:table-cell office:value-type="float" office:value="0.77432" calcext:value-type="float">
            <text:p>0.77432</text:p>
          </table:table-cell>
          <table:table-cell office:value-type="float" office:value="0.786266" calcext:value-type="float">
            <text:p>0.786266</text:p>
          </table:table-cell>
          <table:table-cell office:value-type="float" office:value="0.771689" calcext:value-type="float">
            <text:p>0.771689</text:p>
          </table:table-cell>
          <table:table-cell office:value-type="float" office:value="0.815085" calcext:value-type="float">
            <text:p>0.815085</text:p>
          </table:table-cell>
          <table:table-cell office:value-type="float" office:value="0.768535" calcext:value-type="float">
            <text:p>0.768535</text:p>
          </table:table-cell>
          <table:table-cell office:value-type="float" office:value="0.772553" calcext:value-type="float">
            <text:p>0.772553</text:p>
          </table:table-cell>
          <table:table-cell office:value-type="float" office:value="0.781077" calcext:value-type="float">
            <text:p>0.781077</text:p>
          </table:table-cell>
          <table:table-cell office:value-type="float" office:value="0.778914" calcext:value-type="float">
            <text:p>0.778914</text:p>
          </table:table-cell>
          <table:table-cell office:value-type="float" office:value="0.81241" calcext:value-type="float">
            <text:p>0.81241</text:p>
          </table:table-cell>
          <table:table-cell office:value-type="float" office:value="0.762481" calcext:value-type="float">
            <text:p>0.762481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83156" calcext:value-type="float">
            <text:p>0.783156</text:p>
          </table:table-cell>
          <table:table-cell office:value-type="float" office:value="0.790207" calcext:value-type="float">
            <text:p>0.790207</text:p>
          </table:table-cell>
          <table:table-cell/>
          <table:table-cell office:value-type="float" office:value="0.770045" calcext:value-type="float">
            <text:p>0.770045</text:p>
          </table:table-cell>
          <table:table-cell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85231" calcext:value-type="float">
            <text:p>0.785231</text:p>
          </table:table-cell>
          <table:table-cell office:value-type="float" office:value="0.703633" calcext:value-type="float">
            <text:p>0.703633</text:p>
          </table:table-cell>
          <table:table-cell office:value-type="float" office:value="0.752479" calcext:value-type="float">
            <text:p>0.752479</text:p>
          </table:table-cell>
          <table:table-cell office:value-type="float" office:value="0.751226" calcext:value-type="float">
            <text:p>0.751226</text:p>
          </table:table-cell>
          <table:table-cell office:value-type="float" office:value="0.779039" calcext:value-type="float">
            <text:p>0.779039</text:p>
          </table:table-cell>
          <table:table-cell office:value-type="float" office:value="0.76158" calcext:value-type="float">
            <text:p>0.76158</text:p>
          </table:table-cell>
          <table:table-cell office:value-type="float" office:value="0.781731" calcext:value-type="float">
            <text:p>0.781731</text:p>
          </table:table-cell>
          <table:table-cell office:value-type="float" office:value="0.786639" calcext:value-type="float">
            <text:p>0.786639</text:p>
          </table:table-cell>
          <table:table-cell office:value-type="float" office:value="0.812656" calcext:value-type="float">
            <text:p>0.812656</text:p>
          </table:table-cell>
          <table:table-cell office:value-type="float" office:value="0.776733" calcext:value-type="float">
            <text:p>0.776733</text:p>
          </table:table-cell>
          <table:table-cell office:value-type="float" office:value="0.774236" calcext:value-type="float">
            <text:p>0.774236</text:p>
          </table:table-cell>
          <table:table-cell office:value-type="float" office:value="0.781192" calcext:value-type="float">
            <text:p>0.781192</text:p>
          </table:table-cell>
          <table:table-cell office:value-type="float" office:value="0.77032" calcext:value-type="float">
            <text:p>0.77032</text:p>
          </table:table-cell>
          <table:table-cell/>
          <table:table-cell office:value-type="float" office:value="0.791083" calcext:value-type="float">
            <text:p>0.791083</text:p>
          </table:table-cell>
          <table:table-cell office:value-type="float" office:value="0.772369" calcext:value-type="float">
            <text:p>0.772369</text:p>
          </table:table-cell>
          <table:table-cell office:value-type="float" office:value="0.789866" calcext:value-type="float">
            <text:p>0.789866</text:p>
          </table:table-cell>
          <table:table-cell office:value-type="float" office:value="0.775947" calcext:value-type="float">
            <text:p>0.775947</text:p>
          </table:table-cell>
          <table:table-cell/>
          <table:table-cell office:value-type="float" office:value="0.775059" calcext:value-type="float">
            <text:p>0.775059</text:p>
          </table:table-cell>
          <table:table-cell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858" calcext:value-type="float">
            <text:p>0.7858</text:p>
          </table:table-cell>
          <table:table-cell office:value-type="float" office:value="0.702659" calcext:value-type="float">
            <text:p>0.702659</text:p>
          </table:table-cell>
          <table:table-cell office:value-type="float" office:value="0.742923" calcext:value-type="float">
            <text:p>0.742923</text:p>
          </table:table-cell>
          <table:table-cell office:value-type="float" office:value="0.756833" calcext:value-type="float">
            <text:p>0.756833</text:p>
          </table:table-cell>
          <table:table-cell office:value-type="float" office:value="0.78074" calcext:value-type="float">
            <text:p>0.78074</text:p>
          </table:table-cell>
          <table:table-cell office:value-type="float" office:value="0.76403" calcext:value-type="float">
            <text:p>0.76403</text:p>
          </table:table-cell>
          <table:table-cell office:value-type="float" office:value="0.782656" calcext:value-type="float">
            <text:p>0.782656</text:p>
          </table:table-cell>
          <table:table-cell office:value-type="float" office:value="0.789634" calcext:value-type="float">
            <text:p>0.789634</text:p>
          </table:table-cell>
          <table:table-cell office:value-type="float" office:value="0.80842" calcext:value-type="float">
            <text:p>0.80842</text:p>
          </table:table-cell>
          <table:table-cell office:value-type="float" office:value="0.775056" calcext:value-type="float">
            <text:p>0.775056</text:p>
          </table:table-cell>
          <table:table-cell office:value-type="float" office:value="0.771628" calcext:value-type="float">
            <text:p>0.771628</text:p>
          </table:table-cell>
          <table:table-cell office:value-type="float" office:value="0.788134" calcext:value-type="float">
            <text:p>0.788134</text:p>
          </table:table-cell>
          <table:table-cell office:value-type="float" office:value="0.770428" calcext:value-type="float">
            <text:p>0.770428</text:p>
          </table:table-cell>
          <table:table-cell/>
          <table:table-cell office:value-type="float" office:value="0.788206" calcext:value-type="float">
            <text:p>0.788206</text:p>
          </table:table-cell>
          <table:table-cell office:value-type="float" office:value="0.775504" calcext:value-type="float">
            <text:p>0.775504</text:p>
          </table:table-cell>
          <table:table-cell office:value-type="float" office:value="0.779483" calcext:value-type="float">
            <text:p>0.779483</text:p>
          </table:table-cell>
          <table:table-cell office:value-type="float" office:value="0.781012" calcext:value-type="float">
            <text:p>0.781012</text:p>
          </table:table-cell>
          <table:table-cell/>
          <table:table-cell office:value-type="float" office:value="0.776624" calcext:value-type="float">
            <text:p>0.776624</text:p>
          </table:table-cell>
          <table:table-cell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78437" calcext:value-type="float">
            <text:p>0.78437</text:p>
          </table:table-cell>
          <table:table-cell/>
          <table:table-cell office:value-type="float" office:value="0.782028" calcext:value-type="float">
            <text:p>0.782028</text:p>
          </table:table-cell>
          <table:table-cell office:value-type="float" office:value="0.697049" calcext:value-type="float">
            <text:p>0.697049</text:p>
          </table:table-cell>
          <table:table-cell office:value-type="float" office:value="0.73697" calcext:value-type="float">
            <text:p>0.73697</text:p>
          </table:table-cell>
          <table:table-cell office:value-type="float" office:value="0.764601" calcext:value-type="float">
            <text:p>0.764601</text:p>
          </table:table-cell>
          <table:table-cell office:value-type="float" office:value="0.777375" calcext:value-type="float">
            <text:p>0.777375</text:p>
          </table:table-cell>
          <table:table-cell office:value-type="float" office:value="0.75818" calcext:value-type="float">
            <text:p>0.75818</text:p>
          </table:table-cell>
          <table:table-cell office:value-type="float" office:value="0.779042" calcext:value-type="float">
            <text:p>0.779042</text:p>
          </table:table-cell>
          <table:table-cell office:value-type="float" office:value="0.790525" calcext:value-type="float">
            <text:p>0.790525</text:p>
          </table:table-cell>
          <table:table-cell office:value-type="float" office:value="0.804857" calcext:value-type="float">
            <text:p>0.804857</text:p>
          </table:table-cell>
          <table:table-cell office:value-type="float" office:value="0.77926" calcext:value-type="float">
            <text:p>0.77926</text:p>
          </table:table-cell>
          <table:table-cell office:value-type="float" office:value="0.773568" calcext:value-type="float">
            <text:p>0.773568</text:p>
          </table:table-cell>
          <table:table-cell office:value-type="float" office:value="0.769678" calcext:value-type="float">
            <text:p>0.769678</text:p>
          </table:table-cell>
          <table:table-cell office:value-type="float" office:value="0.767239" calcext:value-type="float">
            <text:p>0.767239</text:p>
          </table:table-cell>
          <table:table-cell/>
          <table:table-cell office:value-type="float" office:value="0.782427" calcext:value-type="float">
            <text:p>0.782427</text:p>
          </table:table-cell>
          <table:table-cell office:value-type="float" office:value="0.773567" calcext:value-type="float">
            <text:p>0.773567</text:p>
          </table:table-cell>
          <table:table-cell office:value-type="float" office:value="0.788205" calcext:value-type="float">
            <text:p>0.788205</text:p>
          </table:table-cell>
          <table:table-cell office:value-type="float" office:value="0.779985" calcext:value-type="float">
            <text:p>0.779985</text:p>
          </table:table-cell>
          <table:table-cell/>
          <table:table-cell office:value-type="float" office:value="0.7269" calcext:value-type="float">
            <text:p>0.7269</text:p>
          </table:table-cell>
          <table:table-cell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777797" calcext:value-type="float">
            <text:p>0.777797</text:p>
          </table:table-cell>
          <table:table-cell/>
          <table:table-cell office:value-type="float" office:value="0.783001" calcext:value-type="float">
            <text:p>0.783001</text:p>
          </table:table-cell>
          <table:table-cell office:value-type="float" office:value="0.700629" calcext:value-type="float">
            <text:p>0.700629</text:p>
          </table:table-cell>
          <table:table-cell office:value-type="float" office:value="0.757979" calcext:value-type="float">
            <text:p>0.757979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50755" calcext:value-type="float">
            <text:p>0.750755</text:p>
          </table:table-cell>
          <table:table-cell office:value-type="float" office:value="0.76202" calcext:value-type="float">
            <text:p>0.76202</text:p>
          </table:table-cell>
          <table:table-cell office:value-type="float" office:value="0.770897" calcext:value-type="float">
            <text:p>0.770897</text:p>
          </table:table-cell>
          <table:table-cell office:value-type="float" office:value="0.785974" calcext:value-type="float">
            <text:p>0.785974</text:p>
          </table:table-cell>
          <table:table-cell office:value-type="float" office:value="0.79879" calcext:value-type="float">
            <text:p>0.79879</text:p>
          </table:table-cell>
          <table:table-cell office:value-type="float" office:value="0.777716" calcext:value-type="float">
            <text:p>0.777716</text:p>
          </table:table-cell>
          <table:table-cell office:value-type="float" office:value="0.779807" calcext:value-type="float">
            <text:p>0.779807</text:p>
          </table:table-cell>
          <table:table-cell office:value-type="float" office:value="0.780848" calcext:value-type="float">
            <text:p>0.780848</text:p>
          </table:table-cell>
          <table:table-cell office:value-type="float" office:value="0.774314" calcext:value-type="float">
            <text:p>0.774314</text:p>
          </table:table-cell>
          <table:table-cell/>
          <table:table-cell office:value-type="float" office:value="0.788935" calcext:value-type="float">
            <text:p>0.788935</text:p>
          </table:table-cell>
          <table:table-cell office:value-type="float" office:value="0.764402" calcext:value-type="float">
            <text:p>0.764402</text:p>
          </table:table-cell>
          <table:table-cell office:value-type="float" office:value="0.777908" calcext:value-type="float">
            <text:p>0.777908</text:p>
          </table:table-cell>
          <table:table-cell office:value-type="float" office:value="0.766282" calcext:value-type="float">
            <text:p>0.766282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780439" calcext:value-type="float">
            <text:p>0.780439</text:p>
          </table:table-cell>
          <table:table-cell/>
          <table:table-cell office:value-type="float" office:value="0.785998" calcext:value-type="float">
            <text:p>0.785998</text:p>
          </table:table-cell>
          <table:table-cell office:value-type="float" office:value="0.698194" calcext:value-type="float">
            <text:p>0.698194</text:p>
          </table:table-cell>
          <table:table-cell office:value-type="float" office:value="0.748919" calcext:value-type="float">
            <text:p>0.748919</text:p>
          </table:table-cell>
          <table:table-cell office:value-type="float" office:value="0.748473" calcext:value-type="float">
            <text:p>0.748473</text:p>
          </table:table-cell>
          <table:table-cell office:value-type="float" office:value="0.776048" calcext:value-type="float">
            <text:p>0.776048</text:p>
          </table:table-cell>
          <table:table-cell office:value-type="float" office:value="0.76388" calcext:value-type="float">
            <text:p>0.76388</text:p>
          </table:table-cell>
          <table:table-cell office:value-type="float" office:value="0.772281" calcext:value-type="float">
            <text:p>0.772281</text:p>
          </table:table-cell>
          <table:table-cell office:value-type="float" office:value="0.782377" calcext:value-type="float">
            <text:p>0.782377</text:p>
          </table:table-cell>
          <table:table-cell office:value-type="float" office:value="0.79938" calcext:value-type="float">
            <text:p>0.79938</text:p>
          </table:table-cell>
          <table:table-cell office:value-type="float" office:value="0.780399" calcext:value-type="float">
            <text:p>0.780399</text:p>
          </table:table-cell>
          <table:table-cell office:value-type="float" office:value="0.791722" calcext:value-type="float">
            <text:p>0.791722</text:p>
          </table:table-cell>
          <table:table-cell office:value-type="float" office:value="0.791633" calcext:value-type="float">
            <text:p>0.791633</text:p>
          </table:table-cell>
          <table:table-cell office:value-type="float" office:value="0.768243" calcext:value-type="float">
            <text:p>0.768243</text:p>
          </table:table-cell>
          <table:table-cell/>
          <table:table-cell office:value-type="float" office:value="0.773176" calcext:value-type="float">
            <text:p>0.773176</text:p>
          </table:table-cell>
          <table:table-cell office:value-type="float" office:value="0.776706" calcext:value-type="float">
            <text:p>0.776706</text:p>
          </table:table-cell>
          <table:table-cell/>
          <table:table-cell office:value-type="float" office:value="0.778824" calcext:value-type="float">
            <text:p>0.778824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785509" calcext:value-type="float">
            <text:p>0.785509</text:p>
          </table:table-cell>
          <table:table-cell/>
          <table:table-cell office:value-type="float" office:value="0.768312" calcext:value-type="float">
            <text:p>0.768312</text:p>
          </table:table-cell>
          <table:table-cell/>
          <table:table-cell office:value-type="float" office:value="0.745295" calcext:value-type="float">
            <text:p>0.745295</text:p>
          </table:table-cell>
          <table:table-cell office:value-type="float" office:value="0.759904" calcext:value-type="float">
            <text:p>0.759904</text:p>
          </table:table-cell>
          <table:table-cell office:value-type="float" office:value="0.77823" calcext:value-type="float">
            <text:p>0.77823</text:p>
          </table:table-cell>
          <table:table-cell/>
          <table:table-cell office:value-type="float" office:value="0.773259" calcext:value-type="float">
            <text:p>0.773259</text:p>
          </table:table-cell>
          <table:table-cell office:value-type="float" office:value="0.784195" calcext:value-type="float">
            <text:p>0.784195</text:p>
          </table:table-cell>
          <table:table-cell office:value-type="float" office:value="0.79538" calcext:value-type="float">
            <text:p>0.79538</text:p>
          </table:table-cell>
          <table:table-cell office:value-type="float" office:value="0.771677" calcext:value-type="float">
            <text:p>0.771677</text:p>
          </table:table-cell>
          <table:table-cell office:value-type="float" office:value="0.780013" calcext:value-type="float">
            <text:p>0.780013</text:p>
          </table:table-cell>
          <table:table-cell office:value-type="float" office:value="0.769386" calcext:value-type="float">
            <text:p>0.769386</text:p>
          </table:table-cell>
          <table:table-cell office:value-type="float" office:value="0.767116" calcext:value-type="float">
            <text:p>0.767116</text:p>
          </table:table-cell>
          <table:table-cell/>
          <table:table-cell office:value-type="float" office:value="0.790312" calcext:value-type="float">
            <text:p>0.790312</text:p>
          </table:table-cell>
          <table:table-cell office:value-type="float" office:value="0.764547" calcext:value-type="float">
            <text:p>0.764547</text:p>
          </table:table-cell>
          <table:table-cell/>
          <table:table-cell office:value-type="float" office:value="0.785185" calcext:value-type="float">
            <text:p>0.785185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782601" calcext:value-type="float">
            <text:p>0.782601</text:p>
          </table:table-cell>
          <table:table-cell/>
          <table:table-cell office:value-type="float" office:value="0.779293" calcext:value-type="float">
            <text:p>0.779293</text:p>
          </table:table-cell>
          <table:table-cell/>
          <table:table-cell office:value-type="float" office:value="0.758802" calcext:value-type="float">
            <text:p>0.758802</text:p>
          </table:table-cell>
          <table:table-cell office:value-type="float" office:value="0.757722" calcext:value-type="float">
            <text:p>0.757722</text:p>
          </table:table-cell>
          <table:table-cell office:value-type="float" office:value="0.78161" calcext:value-type="float">
            <text:p>0.78161</text:p>
          </table:table-cell>
          <table:table-cell/>
          <table:table-cell office:value-type="float" office:value="0.765391" calcext:value-type="float">
            <text:p>0.765391</text:p>
          </table:table-cell>
          <table:table-cell office:value-type="float" office:value="0.787927" calcext:value-type="float">
            <text:p>0.787927</text:p>
          </table:table-cell>
          <table:table-cell/>
          <table:table-cell office:value-type="float" office:value="0.782888" calcext:value-type="float">
            <text:p>0.782888</text:p>
          </table:table-cell>
          <table:table-cell office:value-type="float" office:value="0.781097" calcext:value-type="float">
            <text:p>0.781097</text:p>
          </table:table-cell>
          <table:table-cell office:value-type="float" office:value="0.776074" calcext:value-type="float">
            <text:p>0.776074</text:p>
          </table:table-cell>
          <table:table-cell table:number-columns-repeated="2"/>
          <table:table-cell office:value-type="float" office:value="0.7831" calcext:value-type="float">
            <text:p>0.7831</text:p>
          </table:table-cell>
          <table:table-cell table:number-columns-repeated="6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787152" calcext:value-type="float">
            <text:p>0.787152</text:p>
          </table:table-cell>
          <table:table-cell/>
          <table:table-cell office:value-type="float" office:value="0.785864" calcext:value-type="float">
            <text:p>0.785864</text:p>
          </table:table-cell>
          <table:table-cell/>
          <table:table-cell office:value-type="float" office:value="0.740138" calcext:value-type="float">
            <text:p>0.740138</text:p>
          </table:table-cell>
          <table:table-cell office:value-type="float" office:value="0.752231" calcext:value-type="float">
            <text:p>0.752231</text:p>
          </table:table-cell>
          <table:table-cell table:number-columns-repeated="2"/>
          <table:table-cell office:value-type="float" office:value="0.764535" calcext:value-type="float">
            <text:p>0.764535</text:p>
          </table:table-cell>
          <table:table-cell office:value-type="float" office:value="0.785724" calcext:value-type="float">
            <text:p>0.785724</text:p>
          </table:table-cell>
          <table:table-cell/>
          <table:table-cell office:value-type="float" office:value="0.775661" calcext:value-type="float">
            <text:p>0.775661</text:p>
          </table:table-cell>
          <table:table-cell office:value-type="float" office:value="0.764979" calcext:value-type="float">
            <text:p>0.764979</text:p>
          </table:table-cell>
          <table:table-cell office:value-type="float" office:value="0.785065" calcext:value-type="float">
            <text:p>0.785065</text:p>
          </table:table-cell>
          <table:table-cell table:number-columns-repeated="2"/>
          <table:table-cell office:value-type="float" office:value="0.784005" calcext:value-type="float">
            <text:p>0.784005</text:p>
          </table:table-cell>
          <table:table-cell table:number-columns-repeated="6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779908" calcext:value-type="float">
            <text:p>0.779908</text:p>
          </table:table-cell>
          <table:table-cell/>
          <table:table-cell office:value-type="float" office:value="0.773018" calcext:value-type="float">
            <text:p>0.773018</text:p>
          </table:table-cell>
          <table:table-cell/>
          <table:table-cell office:value-type="float" office:value="0.736718" calcext:value-type="float">
            <text:p>0.736718</text:p>
          </table:table-cell>
          <table:table-cell office:value-type="float" office:value="0.750265" calcext:value-type="float">
            <text:p>0.750265</text:p>
          </table:table-cell>
          <table:table-cell table:number-columns-repeated="2"/>
          <table:table-cell office:value-type="float" office:value="0.771938" calcext:value-type="float">
            <text:p>0.771938</text:p>
          </table:table-cell>
          <table:table-cell office:value-type="float" office:value="0.78241" calcext:value-type="float">
            <text:p>0.78241</text:p>
          </table:table-cell>
          <table:table-cell/>
          <table:table-cell office:value-type="float" office:value="0.776312" calcext:value-type="float">
            <text:p>0.776312</text:p>
          </table:table-cell>
          <table:table-cell office:value-type="float" office:value="0.783395" calcext:value-type="float">
            <text:p>0.783395</text:p>
          </table:table-cell>
          <table:table-cell office:value-type="float" office:value="0.774757" calcext:value-type="float">
            <text:p>0.774757</text:p>
          </table:table-cell>
          <table:table-cell table:number-columns-repeated="2"/>
          <table:table-cell office:value-type="float" office:value="0.782398" calcext:value-type="float">
            <text:p>0.782398</text:p>
          </table:table-cell>
          <table:table-cell table:number-columns-repeated="6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774138" calcext:value-type="float">
            <text:p>0.774138</text:p>
          </table:table-cell>
          <table:table-cell/>
          <table:table-cell office:value-type="float" office:value="0.779023" calcext:value-type="float">
            <text:p>0.779023</text:p>
          </table:table-cell>
          <table:table-cell/>
          <table:table-cell office:value-type="float" office:value="0.731621" calcext:value-type="float">
            <text:p>0.731621</text:p>
          </table:table-cell>
          <table:table-cell office:value-type="float" office:value="0.762916" calcext:value-type="float">
            <text:p>0.762916</text:p>
          </table:table-cell>
          <table:table-cell table:number-columns-repeated="3"/>
          <table:table-cell office:value-type="float" office:value="0.784458" calcext:value-type="float">
            <text:p>0.784458</text:p>
          </table:table-cell>
          <table:table-cell/>
          <table:table-cell office:value-type="float" office:value="0.788583" calcext:value-type="float">
            <text:p>0.788583</text:p>
          </table:table-cell>
          <table:table-cell office:value-type="float" office:value="0.782107" calcext:value-type="float">
            <text:p>0.782107</text:p>
          </table:table-cell>
          <table:table-cell office:value-type="float" office:value="0.775232" calcext:value-type="float">
            <text:p>0.775232</text:p>
          </table:table-cell>
          <table:table-cell table:number-columns-repeated="2"/>
          <table:table-cell office:value-type="float" office:value="0.782645" calcext:value-type="float">
            <text:p>0.782645</text:p>
          </table:table-cell>
          <table:table-cell table:number-columns-repeated="6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777404" calcext:value-type="float">
            <text:p>0.777404</text:p>
          </table:table-cell>
          <table:table-cell/>
          <table:table-cell office:value-type="float" office:value="0.784889" calcext:value-type="float">
            <text:p>0.784889</text:p>
          </table:table-cell>
          <table:table-cell table:number-columns-repeated="6"/>
          <table:table-cell office:value-type="float" office:value="0.780982" calcext:value-type="float">
            <text:p>0.780982</text:p>
          </table:table-cell>
          <table:table-cell/>
          <table:table-cell office:value-type="float" office:value="0.778419" calcext:value-type="float">
            <text:p>0.778419</text:p>
          </table:table-cell>
          <table:table-cell office:value-type="float" office:value="0.782877" calcext:value-type="float">
            <text:p>0.782877</text:p>
          </table:table-cell>
          <table:table-cell office:value-type="float" office:value="0.780059" calcext:value-type="float">
            <text:p>0.780059</text:p>
          </table:table-cell>
          <table:table-cell table:number-columns-repeated="2"/>
          <table:table-cell office:value-type="float" office:value="0.78064" calcext:value-type="float">
            <text:p>0.78064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77793" calcext:value-type="float">
            <text:p>0.77793</text:p>
          </table:table-cell>
          <table:table-cell/>
          <table:table-cell office:value-type="float" office:value="0.772412" calcext:value-type="float">
            <text:p>0.772412</text:p>
          </table:table-cell>
          <table:table-cell table:number-columns-repeated="6"/>
          <table:table-cell office:value-type="float" office:value="0.788351" calcext:value-type="float">
            <text:p>0.788351</text:p>
          </table:table-cell>
          <table:table-cell/>
          <table:table-cell office:value-type="float" office:value="0.771343" calcext:value-type="float">
            <text:p>0.771343</text:p>
          </table:table-cell>
          <table:table-cell office:value-type="float" office:value="0.783966" calcext:value-type="float">
            <text:p>0.783966</text:p>
          </table:table-cell>
          <table:table-cell office:value-type="float" office:value="0.774281" calcext:value-type="float">
            <text:p>0.774281</text:p>
          </table:table-cell>
          <table:table-cell table:number-columns-repeated="2"/>
          <table:table-cell office:value-type="float" office:value="0.777932" calcext:value-type="float">
            <text:p>0.777932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783047" calcext:value-type="float">
            <text:p>0.783047</text:p>
          </table:table-cell>
          <table:table-cell/>
          <table:table-cell office:value-type="float" office:value="0.778834" calcext:value-type="float">
            <text:p>0.778834</text:p>
          </table:table-cell>
          <table:table-cell table:number-columns-repeated="6"/>
          <table:table-cell office:value-type="float" office:value="0.780981" calcext:value-type="float">
            <text:p>0.780981</text:p>
          </table:table-cell>
          <table:table-cell/>
          <table:table-cell office:value-type="float" office:value="0.764464" calcext:value-type="float">
            <text:p>0.764464</text:p>
          </table:table-cell>
          <table:table-cell office:value-type="float" office:value="0.779948" calcext:value-type="float">
            <text:p>0.779948</text:p>
          </table:table-cell>
          <table:table-cell office:value-type="float" office:value="0.775704" calcext:value-type="float">
            <text:p>0.775704</text:p>
          </table:table-cell>
          <table:table-cell table:number-columns-repeated="2"/>
          <table:table-cell office:value-type="float" office:value="0.775523" calcext:value-type="float">
            <text:p>0.775523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office:value-type="float" office:value="0.774687" calcext:value-type="float">
            <text:p>0.774687</text:p>
          </table:table-cell>
          <table:table-cell table:number-columns-repeated="6"/>
          <table:table-cell office:value-type="float" office:value="0.77111" calcext:value-type="float">
            <text:p>0.77111</text:p>
          </table:table-cell>
          <table:table-cell/>
          <table:table-cell office:value-type="float" office:value="0.775181" calcext:value-type="float">
            <text:p>0.775181</text:p>
          </table:table-cell>
          <table:table-cell office:value-type="float" office:value="0.782943" calcext:value-type="float">
            <text:p>0.782943</text:p>
          </table:table-cell>
          <table:table-cell table:number-columns-repeated="3"/>
          <table:table-cell office:value-type="float" office:value="0.775509" calcext:value-type="float">
            <text:p>0.775509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778897" calcext:value-type="float">
            <text:p>0.778897</text:p>
          </table:table-cell>
          <table:table-cell table:number-columns-repeated="6"/>
          <table:table-cell office:value-type="float" office:value="0.778202" calcext:value-type="float">
            <text:p>0.778202</text:p>
          </table:table-cell>
          <table:table-cell/>
          <table:table-cell office:value-type="float" office:value="0.778876" calcext:value-type="float">
            <text:p>0.778876</text:p>
          </table:table-cell>
          <table:table-cell office:value-type="float" office:value="0.772572" calcext:value-type="float">
            <text:p>0.772572</text:p>
          </table:table-cell>
          <table:table-cell table:number-columns-repeated="3"/>
          <table:table-cell office:value-type="float" office:value="0.77494" calcext:value-type="float">
            <text:p>0.77494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office:value-type="float" office:value="0.77754" calcext:value-type="float">
            <text:p>0.77754</text:p>
          </table:table-cell>
          <table:table-cell table:number-columns-repeated="8"/>
          <table:table-cell office:value-type="float" office:value="0.779048" calcext:value-type="float">
            <text:p>0.779048</text:p>
          </table:table-cell>
          <table:table-cell office:value-type="float" office:value="0.791354" calcext:value-type="float">
            <text:p>0.791354</text:p>
          </table:table-cell>
          <table:table-cell table:number-columns-repeated="10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11"/>
          <table:table-cell office:value-type="float" office:value="0.775665" calcext:value-type="float">
            <text:p>0.775665</text:p>
          </table:table-cell>
          <table:table-cell office:value-type="float" office:value="0.793181" calcext:value-type="float">
            <text:p>0.793181</text:p>
          </table:table-cell>
          <table:table-cell table:number-columns-repeated="10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11"/>
          <table:table-cell office:value-type="float" office:value="0.777415" calcext:value-type="float">
            <text:p>0.777415</text:p>
          </table:table-cell>
          <table:table-cell office:value-type="float" office:value="0.792254" calcext:value-type="float">
            <text:p>0.792254</text:p>
          </table:table-cell>
          <table:table-cell table:number-columns-repeated="10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11"/>
          <table:table-cell office:value-type="float" office:value="0.777736" calcext:value-type="float">
            <text:p>0.777736</text:p>
          </table:table-cell>
          <table:table-cell office:value-type="float" office:value="0.791971" calcext:value-type="float">
            <text:p>0.791971</text:p>
          </table:table-cell>
          <table:table-cell table:number-columns-repeated="10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11"/>
          <table:table-cell office:value-type="float" office:value="0.769435" calcext:value-type="float">
            <text:p>0.769435</text:p>
          </table:table-cell>
          <table:table-cell office:value-type="float" office:value="0.778782" calcext:value-type="float">
            <text:p>0.778782</text:p>
          </table:table-cell>
          <table:table-cell table:number-columns-repeated="10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11"/>
          <table:table-cell office:value-type="float" office:value="0.768839" calcext:value-type="float">
            <text:p>0.768839</text:p>
          </table:table-cell>
          <table:table-cell office:value-type="float" office:value="0.78095" calcext:value-type="float">
            <text:p>0.78095</text:p>
          </table:table-cell>
          <table:table-cell table:number-columns-repeated="10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11"/>
          <table:table-cell office:value-type="float" office:value="0.773544" calcext:value-type="float">
            <text:p>0.773544</text:p>
          </table:table-cell>
          <table:table-cell office:value-type="float" office:value="0.788885" calcext:value-type="float">
            <text:p>0.788885</text:p>
          </table:table-cell>
          <table:table-cell table:number-columns-repeated="10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11"/>
          <table:table-cell office:value-type="float" office:value="0.770475" calcext:value-type="float">
            <text:p>0.770475</text:p>
          </table:table-cell>
          <table:table-cell office:value-type="float" office:value="0.778345" calcext:value-type="float">
            <text:p>0.778345</text:p>
          </table:table-cell>
          <table:table-cell table:number-columns-repeated="10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12"/>
          <table:table-cell office:value-type="float" office:value="0.781414" calcext:value-type="float">
            <text:p>0.781414</text:p>
          </table:table-cell>
          <table:table-cell table:number-columns-repeated="10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23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23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22"/>
        </table:table-row>
        <table:table-row table:style-name="ro1">
          <table:table-cell/>
          <table:table-cell table:formula="of:=MAX([.B3:.Q34])" office:value-type="float" office:value="0.8192" calcext:value-type="float">
            <text:p>0.8192</text:p>
          </table:table-cell>
          <table:table-cell table:number-columns-repeated="22"/>
        </table:table-row>
      </table:table>
      <table:table table:name="F1-mean f-AUC" table:style-name="ta1">
        <table:shapes>
          <draw:frame draw:z-index="0" draw:style-name="gr1" draw:text-style-name="P1" svg:width="6.2988in" svg:height="3.5429in" svg:x="3.4425in" svg:y="4.3685in">
            <draw:object draw:notify-on-update-of-ranges="'F1-mean f-AUC'.D2:'F1-mean f-AUC'.D2 'F1-mean f-AUC'.D3:'F1-mean f-AUC'.D23 'F1-mean f-AUC'.H2:'F1-mean f-AUC'.H2 'F1-mean f-AUC'.H3:'F1-mean f-AUC'.H23 'F1-mean f-AUC'.K2:'F1-mean f-AUC'.K2 'F1-mean f-AUC'.K3:'F1-mean f-AUC'.K23 'F1-mean f-AUC'.R2:'F1-mean f-AUC'.R2 'F1-mean f-AUC'.R3:'F1-mean f-AUC'.R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067in" svg:y="4.452in">
            <draw:object draw:notify-on-update-of-ranges="'F1-mean f-AUC'.I2:'F1-mean f-AUC'.I2 'F1-mean f-AUC'.I3:'F1-mean f-AUC'.I23 'F1-mean f-AUC'.J2:'F1-mean f-AUC'.J2 'F1-mean f-AUC'.J3:'F1-mean f-AUC'.J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.4421in" svg:y="8.0776in">
            <draw:object draw:notify-on-update-of-ranges="'F1-mean f-AUC'.D2:'F1-mean f-AUC'.D2 'F1-mean f-AUC'.D3:'F1-mean f-AUC'.D23 'F1-mean f-AUC'.M2:'F1-mean f-AUC'.M2 'F1-mean f-AUC'.M3:'F1-mean f-AUC'.M30 'F1-mean f-AUC'.N2:'F1-mean f-AUC'.N2 'F1-mean f-AUC'.N3:'F1-mean f-AUC'.N31 'F1-mean f-AUC'.O2:'F1-mean f-AUC'.O2 'F1-mean f-AUC'.O3:'F1-mean f-AUC'.O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6303in" svg:y="8.1276in">
            <draw:object draw:notify-on-update-of-ranges="'F1-mean f-AUC'.D2:'F1-mean f-AUC'.D2 'F1-mean f-AUC'.D3:'F1-mean f-AUC'.D23 'F1-mean f-AUC'.L2:'F1-mean f-AUC'.L2 'F1-mean f-AUC'.L3:'F1-mean f-AUC'.L23 'F1-mean f-AUC'.Q2:'F1-mean f-AUC'.Q2 'F1-mean f-AUC'.Q3:'F1-mean f-AUC'.Q25 'F1-mean f-AUC'.X2:'F1-mean f-AUC'.X2 'F1-mean f-AUC'.X3:'F1-mean f-AUC'.X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8043in" svg:y="4.3571in">
            <draw:object draw:notify-on-update-of-ranges="'F1-mean f-AUC'.D2:'F1-mean f-AUC'.D2 'F1-mean f-AUC'.D3:'F1-mean f-AUC'.D23 'F1-mean f-AUC'.P2:'F1-mean f-AUC'.P2 'F1-mean f-AUC'.P3:'F1-mean f-AUC'.P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7.6264in" svg:y="8.1535in">
            <draw:object draw:notify-on-update-of-ranges="'F1-mean f-AUC'.D2:'F1-mean f-AUC'.D2 'F1-mean f-AUC'.D3:'F1-mean f-AUC'.D23 'F1-mean f-AUC'.S2:'F1-mean f-AUC'.S2 'F1-mean f-AUC'.S3:'F1-mean f-AUC'.S23 'F1-mean f-AUC'.T2:'F1-mean f-AUC'.T2 'F1-mean f-AUC'.T3:'F1-mean f-AUC'.T23 'F1-mean f-AUC'.U2:'F1-mean f-AUC'.U2 'F1-mean f-AUC'.U3:'F1-mean f-AUC'.U23 'F1-mean f-AUC'.V2:'F1-mean f-AUC'.V2 'F1-mean f-AUC'.V3:'F1-mean f-AUC'.V23 'F1-mean f-AUC'.W2:'F1-mean f-AUC'.W2 'F1-mean f-AUC'.W3:'F1-mean f-AUC'.W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  <table:table-cell table:style-name="ce1" office:value-type="string" calcext:value-type="string">
            <text:p>v18</text:p>
          </table:table-cell>
          <table:table-cell table:style-name="ce1" office:value-type="string" calcext:value-type="string">
            <text:p>V12_9_4</text:p>
          </table:table-cell>
          <table:table-cell table:style-name="ce1" office:value-type="string" calcext:value-type="string">
            <text:p>V12_9_5</text:p>
          </table:table-cell>
          <table:table-cell table:style-name="ce1" office:value-type="string" calcext:value-type="string">
            <text:p>V12_9_6</text:p>
          </table:table-cell>
          <table:table-cell table:style-name="ce1" office:value-type="string" calcext:value-type="string">
            <text:p>V12_9_7</text:p>
          </table:table-cell>
          <table:table-cell table:style-name="ce1" office:value-type="string" calcext:value-type="string">
            <text:p>v20</text:p>
          </table:table-cell>
          <table:table-cell table:style-name="ce1" office:value-type="string" calcext:value-type="string">
            <text:p>V12_9_8</text:p>
          </table:table-cell>
          <table:table-cell table:style-name="ce1" office:value-type="string" calcext:value-type="string">
            <text:p>V18_2</text:p>
          </table:table-cell>
          <table:table-cell table:style-name="ce1" office:value-type="string" calcext:value-type="string">
            <text:p>v21</text:p>
          </table:table-cell>
          <table:table-cell table:style-name="ce1" office:value-type="string" calcext:value-type="string">
            <text:p>V21_2</text:p>
          </table:table-cell>
          <table:table-cell table:style-name="ce1" office:value-type="string" calcext:value-type="string">
            <text:p>V21_3</text:p>
          </table:table-cell>
          <table:table-cell table:style-name="ce1" office:value-type="string" calcext:value-type="string">
            <text:p>V21_4</text:p>
          </table:table-cell>
          <table:table-cell table:style-name="ce1" office:value-type="string" calcext:value-type="string">
            <text:p>V21_5</text:p>
          </table:table-cell>
          <table:table-cell table:style-name="ce1" office:value-type="string" calcext:value-type="string">
            <text:p>V12_9_9</text:p>
          </table:table-cell>
          <table:table-cell table:style-name="ce1"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'F1-mean'.B3]*[$'f-AUC'.B3])/([$'F1-mean'.B3]+[$'f-AUC'.B3])" office:value-type="float" office:value="0.365800130078398" calcext:value-type="float">
            <text:p>0.365800130078398</text:p>
          </table:table-cell>
          <table:table-cell table:formula="of:=([$'F1-mean'.C3]*[$'f-AUC'.C3])/([$'F1-mean'.C3]+[$'f-AUC'.C3])" office:value-type="float" office:value="0.363322544751981" calcext:value-type="float">
            <text:p>0.363322544751981</text:p>
          </table:table-cell>
          <table:table-cell table:formula="of:=([$'F1-mean'.D3]*[$'f-AUC'.D3])/([$'F1-mean'.D3]+[$'f-AUC'.D3])" office:value-type="float" office:value="0.357965480270792" calcext:value-type="float">
            <text:p>0.357965480270792</text:p>
          </table:table-cell>
          <table:table-cell table:formula="of:=([$'F1-mean'.E3]*[$'f-AUC'.E3])/([$'F1-mean'.E3]+[$'f-AUC'.E3])" office:value-type="float" office:value="0.327317034946554" calcext:value-type="float">
            <text:p>0.327317034946554</text:p>
          </table:table-cell>
          <table:table-cell table:formula="of:=([$'F1-mean'.F3]*[$'f-AUC'.F3])/([$'F1-mean'.F3]+[$'f-AUC'.F3])" office:value-type="float" office:value="0.337967058373892" calcext:value-type="float">
            <text:p>0.337967058373892</text:p>
          </table:table-cell>
          <table:table-cell table:formula="of:=([$'F1-mean'.G3]*[$'f-AUC'.G3])/([$'F1-mean'.G3]+[$'f-AUC'.G3])" office:value-type="float" office:value="0.313211814917648" calcext:value-type="float">
            <text:p>0.313211814917648</text:p>
          </table:table-cell>
          <table:table-cell table:formula="of:=([$'F1-mean'.H3]*[$'f-AUC'.H3])/([$'F1-mean'.H3]+[$'f-AUC'.H3])" office:value-type="float" office:value="0.286549116389637" calcext:value-type="float">
            <text:p>0.286549116389637</text:p>
          </table:table-cell>
          <table:table-cell table:formula="of:=([$'F1-mean'.I3]*[$'f-AUC'.I3])/([$'F1-mean'.I3]+[$'f-AUC'.I3])" office:value-type="float" office:value="0.350823485486598" calcext:value-type="float">
            <text:p>0.350823485486598</text:p>
          </table:table-cell>
          <table:table-cell table:formula="of:=([$'F1-mean'.J3]*[$'f-AUC'.J3])/([$'F1-mean'.J3]+[$'f-AUC'.J3])" office:value-type="float" office:value="0.359413562694947" calcext:value-type="float">
            <text:p>0.359413562694947</text:p>
          </table:table-cell>
          <table:table-cell table:formula="of:=([$'F1-mean'.K3]*[$'f-AUC'.K3])/([$'F1-mean'.K3]+[$'f-AUC'.K3])" office:value-type="float" office:value="0.350666313416398" calcext:value-type="float">
            <text:p>0.350666313416398</text:p>
          </table:table-cell>
          <table:table-cell table:formula="of:=([$'F1-mean'.L3]*[$'f-AUC'.L3])/([$'F1-mean'.L3]+[$'f-AUC'.L3])" office:value-type="float" office:value="0.368159975195823" calcext:value-type="float">
            <text:p>0.368159975195823</text:p>
          </table:table-cell>
          <table:table-cell table:formula="of:=([$'F1-mean'.M3]*[$'f-AUC'.M3])/([$'F1-mean'.M3]+[$'f-AUC'.M3])" office:value-type="float" office:value="0.354355027016086" calcext:value-type="float">
            <text:p>0.354355027016086</text:p>
          </table:table-cell>
          <table:table-cell table:formula="of:=([$'F1-mean'.N3]*[$'f-AUC'.N3])/([$'F1-mean'.N3]+[$'f-AUC'.N3])" office:value-type="float" office:value="0.347519502752321" calcext:value-type="float">
            <text:p>0.347519502752321</text:p>
          </table:table-cell>
          <table:table-cell table:formula="of:=([$'F1-mean'.O3]*[$'f-AUC'.O3])/([$'F1-mean'.O3]+[$'f-AUC'.O3])" office:value-type="float" office:value="0.354905765871514" calcext:value-type="float">
            <text:p>0.354905765871514</text:p>
          </table:table-cell>
          <table:table-cell table:formula="of:=([$'F1-mean'.P3]*[$'f-AUC'.P3])/([$'F1-mean'.P3]+[$'f-AUC'.P3])" office:value-type="float" office:value="0.364579932606622" calcext:value-type="float">
            <text:p>0.364579932606622</text:p>
          </table:table-cell>
          <table:table-cell table:formula="of:=([$'F1-mean'.Q3]*[$'f-AUC'.Q3])/([$'F1-mean'.Q3]+[$'f-AUC'.Q3])" office:value-type="float" office:value="0.366349962250804" calcext:value-type="float">
            <text:p>0.366349962250804</text:p>
          </table:table-cell>
          <table:table-cell table:formula="of:=([$'F1-mean'.R3]*[$'f-AUC'.R3])/([$'F1-mean'.R3]+[$'f-AUC'.R3])" office:value-type="float" office:value="0.338265665449559" calcext:value-type="float">
            <text:p>0.338265665449559</text:p>
          </table:table-cell>
          <table:table-cell table:formula="of:=([$'F1-mean'.S3]*[$'f-AUC'.S3])/([$'F1-mean'.S3]+[$'f-AUC'.S3])" office:value-type="float" office:value="0.319396121655562" calcext:value-type="float">
            <text:p>0.319396121655562</text:p>
          </table:table-cell>
          <table:table-cell table:formula="of:=([$'F1-mean'.T3]*[$'f-AUC'.T3])/([$'F1-mean'.T3]+[$'f-AUC'.T3])" office:value-type="float" office:value="0.344704873553079" calcext:value-type="float">
            <text:p>0.344704873553079</text:p>
          </table:table-cell>
          <table:table-cell table:formula="of:=([$'F1-mean'.U3]*[$'f-AUC'.U3])/([$'F1-mean'.U3]+[$'f-AUC'.U3])" office:value-type="float" office:value="0.361234779205995" calcext:value-type="float">
            <text:p>0.361234779205995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1127999319208" calcext:value-type="float">
            <text:p>0.31127999319208</text:p>
          </table:table-cell>
          <table:table-cell table:formula="of:=([$'F1-mean'.X3]*[$'f-AUC'.X3])/([$'F1-mean'.X3]+[$'f-AUC'.X3])" office:value-type="float" office:value="0.369028970883229" calcext:value-type="float">
            <text:p>0.369028970883229</text:p>
          </table:table-cell>
          <table:table-cell table:number-columns-repeated="1000"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table:formula="of:=([$'F1-mean'.B4]*[$'f-AUC'.B4])/([$'F1-mean'.B4]+[$'f-AUC'.B4])" office:value-type="float" office:value="0.366030735116024" calcext:value-type="float">
            <text:p>0.366030735116024</text:p>
          </table:table-cell>
          <table:table-cell table:formula="of:=([$'F1-mean'.C4]*[$'f-AUC'.C4])/([$'F1-mean'.C4]+[$'f-AUC'.C4])" office:value-type="float" office:value="0.341101131277683" calcext:value-type="float">
            <text:p>0.341101131277683</text:p>
          </table:table-cell>
          <table:table-cell table:formula="of:=([$'F1-mean'.D4]*[$'f-AUC'.D4])/([$'F1-mean'.D4]+[$'f-AUC'.D4])" office:value-type="float" office:value="0.35058311317616" calcext:value-type="float">
            <text:p>0.35058311317616</text:p>
          </table:table-cell>
          <table:table-cell table:formula="of:=([$'F1-mean'.E4]*[$'f-AUC'.E4])/([$'F1-mean'.E4]+[$'f-AUC'.E4])" office:value-type="float" office:value="0.328693041739543" calcext:value-type="float">
            <text:p>0.328693041739543</text:p>
          </table:table-cell>
          <table:table-cell table:formula="of:=([$'F1-mean'.F4]*[$'f-AUC'.F4])/([$'F1-mean'.F4]+[$'f-AUC'.F4])" office:value-type="float" office:value="0.32696400453755" calcext:value-type="float">
            <text:p>0.32696400453755</text:p>
          </table:table-cell>
          <table:table-cell table:formula="of:=([$'F1-mean'.G4]*[$'f-AUC'.G4])/([$'F1-mean'.G4]+[$'f-AUC'.G4])" office:value-type="float" office:value="0.350668037466089" calcext:value-type="float">
            <text:p>0.350668037466089</text:p>
          </table:table-cell>
          <table:table-cell table:formula="of:=([$'F1-mean'.H4]*[$'f-AUC'.H4])/([$'F1-mean'.H4]+[$'f-AUC'.H4])" office:value-type="float" office:value="0.360531682740063" calcext:value-type="float">
            <text:p>0.360531682740063</text:p>
          </table:table-cell>
          <table:table-cell table:formula="of:=([$'F1-mean'.I4]*[$'f-AUC'.I4])/([$'F1-mean'.I4]+[$'f-AUC'.I4])" office:value-type="float" office:value="0.35955040604057" calcext:value-type="float">
            <text:p>0.35955040604057</text:p>
          </table:table-cell>
          <table:table-cell table:formula="of:=([$'F1-mean'.J4]*[$'f-AUC'.J4])/([$'F1-mean'.J4]+[$'f-AUC'.J4])" office:value-type="float" office:value="0.365122604371168" calcext:value-type="float">
            <text:p>0.365122604371168</text:p>
          </table:table-cell>
          <table:table-cell table:formula="of:=([$'F1-mean'.K4]*[$'f-AUC'.K4])/([$'F1-mean'.K4]+[$'f-AUC'.K4])" office:value-type="float" office:value="0.358428346565336" calcext:value-type="float">
            <text:p>0.358428346565336</text:p>
          </table:table-cell>
          <table:table-cell table:formula="of:=([$'F1-mean'.L4]*[$'f-AUC'.L4])/([$'F1-mean'.L4]+[$'f-AUC'.L4])" office:value-type="float" office:value="0.378306381349524" calcext:value-type="float">
            <text:p>0.378306381349524</text:p>
          </table:table-cell>
          <table:table-cell table:formula="of:=([$'F1-mean'.M4]*[$'f-AUC'.M4])/([$'F1-mean'.M4]+[$'f-AUC'.M4])" office:value-type="float" office:value="0.354629489923039" calcext:value-type="float">
            <text:p>0.354629489923039</text:p>
          </table:table-cell>
          <table:table-cell table:formula="of:=([$'F1-mean'.N4]*[$'f-AUC'.N4])/([$'F1-mean'.N4]+[$'f-AUC'.N4])" office:value-type="float" office:value="0.342012853806942" calcext:value-type="float">
            <text:p>0.342012853806942</text:p>
          </table:table-cell>
          <table:table-cell table:formula="of:=([$'F1-mean'.O4]*[$'f-AUC'.O4])/([$'F1-mean'.O4]+[$'f-AUC'.O4])" office:value-type="float" office:value="0.363340356377881" calcext:value-type="float">
            <text:p>0.363340356377881</text:p>
          </table:table-cell>
          <table:table-cell table:formula="of:=([$'F1-mean'.P4]*[$'f-AUC'.P4])/([$'F1-mean'.P4]+[$'f-AUC'.P4])" office:value-type="float" office:value="0.366141787784164" calcext:value-type="float">
            <text:p>0.366141787784164</text:p>
          </table:table-cell>
          <table:table-cell table:formula="of:=([$'F1-mean'.Q4]*[$'f-AUC'.Q4])/([$'F1-mean'.Q4]+[$'f-AUC'.Q4])" office:value-type="float" office:value="0.381384069165621" calcext:value-type="float">
            <text:p>0.381384069165621</text:p>
          </table:table-cell>
          <table:table-cell table:formula="of:=([$'F1-mean'.R4]*[$'f-AUC'.R4])/([$'F1-mean'.R4]+[$'f-AUC'.R4])" office:value-type="float" office:value="0.354935513937782" calcext:value-type="float">
            <text:p>0.354935513937782</text:p>
          </table:table-cell>
          <table:table-cell table:formula="of:=([$'F1-mean'.S4]*[$'f-AUC'.S4])/([$'F1-mean'.S4]+[$'f-AUC'.S4])" office:value-type="float" office:value="0.331613827729073" calcext:value-type="float">
            <text:p>0.331613827729073</text:p>
          </table:table-cell>
          <table:table-cell table:formula="of:=([$'F1-mean'.T4]*[$'f-AUC'.T4])/([$'F1-mean'.T4]+[$'f-AUC'.T4])" office:value-type="float" office:value="0.3456832838347" calcext:value-type="float">
            <text:p>0.3456832838347</text:p>
          </table:table-cell>
          <table:table-cell table:formula="of:=([$'F1-mean'.U4]*[$'f-AUC'.U4])/([$'F1-mean'.U4]+[$'f-AUC'.U4])" office:value-type="float" office:value="0.362973178535857" calcext:value-type="float">
            <text:p>0.362973178535857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53571169952807" calcext:value-type="float">
            <text:p>0.353571169952807</text:p>
          </table:table-cell>
          <table:table-cell table:number-columns-repeated="1001"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table:formula="of:=([$'F1-mean'.B5]*[$'f-AUC'.B5])/([$'F1-mean'.B5]+[$'f-AUC'.B5])" office:value-type="float" office:value="0.367317345975447" calcext:value-type="float">
            <text:p>0.367317345975447</text:p>
          </table:table-cell>
          <table:table-cell table:formula="of:=([$'F1-mean'.C5]*[$'f-AUC'.C5])/([$'F1-mean'.C5]+[$'f-AUC'.C5])" office:value-type="float" office:value="0.369265554038909" calcext:value-type="float">
            <text:p>0.369265554038909</text:p>
          </table:table-cell>
          <table:table-cell table:formula="of:=([$'F1-mean'.D5]*[$'f-AUC'.D5])/([$'F1-mean'.D5]+[$'f-AUC'.D5])" office:value-type="float" office:value="0.363417863163876" calcext:value-type="float">
            <text:p>0.363417863163876</text:p>
          </table:table-cell>
          <table:table-cell table:formula="of:=([$'F1-mean'.E5]*[$'f-AUC'.E5])/([$'F1-mean'.E5]+[$'f-AUC'.E5])" office:value-type="float" office:value="0.329179276622591" calcext:value-type="float">
            <text:p>0.329179276622591</text:p>
          </table:table-cell>
          <table:table-cell table:formula="of:=([$'F1-mean'.F5]*[$'f-AUC'.F5])/([$'F1-mean'.F5]+[$'f-AUC'.F5])" office:value-type="float" office:value="0.353796762584403" calcext:value-type="float">
            <text:p>0.353796762584403</text:p>
          </table:table-cell>
          <table:table-cell table:formula="of:=([$'F1-mean'.G5]*[$'f-AUC'.G5])/([$'F1-mean'.G5]+[$'f-AUC'.G5])" office:value-type="float" office:value="0.351839339617819" calcext:value-type="float">
            <text:p>0.351839339617819</text:p>
          </table:table-cell>
          <table:table-cell table:formula="of:=([$'F1-mean'.H5]*[$'f-AUC'.H5])/([$'F1-mean'.H5]+[$'f-AUC'.H5])" office:value-type="float" office:value="0.357752707314018" calcext:value-type="float">
            <text:p>0.357752707314018</text:p>
          </table:table-cell>
          <table:table-cell table:formula="of:=([$'F1-mean'.I5]*[$'f-AUC'.I5])/([$'F1-mean'.I5]+[$'f-AUC'.I5])" office:value-type="float" office:value="0.367249585158464" calcext:value-type="float">
            <text:p>0.367249585158464</text:p>
          </table:table-cell>
          <table:table-cell table:formula="of:=([$'F1-mean'.J5]*[$'f-AUC'.J5])/([$'F1-mean'.J5]+[$'f-AUC'.J5])" office:value-type="float" office:value="0.370948511724701" calcext:value-type="float">
            <text:p>0.370948511724701</text:p>
          </table:table-cell>
          <table:table-cell table:formula="of:=([$'F1-mean'.K5]*[$'f-AUC'.K5])/([$'F1-mean'.K5]+[$'f-AUC'.K5])" office:value-type="float" office:value="0.359673953561389" calcext:value-type="float">
            <text:p>0.359673953561389</text:p>
          </table:table-cell>
          <table:table-cell table:formula="of:=([$'F1-mean'.L5]*[$'f-AUC'.L5])/([$'F1-mean'.L5]+[$'f-AUC'.L5])" office:value-type="float" office:value="0.384087815574512" calcext:value-type="float">
            <text:p>0.384087815574512</text:p>
          </table:table-cell>
          <table:table-cell table:formula="of:=([$'F1-mean'.M5]*[$'f-AUC'.M5])/([$'F1-mean'.M5]+[$'f-AUC'.M5])" office:value-type="float" office:value="0.360415602132018" calcext:value-type="float">
            <text:p>0.360415602132018</text:p>
          </table:table-cell>
          <table:table-cell table:formula="of:=([$'F1-mean'.N5]*[$'f-AUC'.N5])/([$'F1-mean'.N5]+[$'f-AUC'.N5])" office:value-type="float" office:value="0.352553348306132" calcext:value-type="float">
            <text:p>0.352553348306132</text:p>
          </table:table-cell>
          <table:table-cell table:formula="of:=([$'F1-mean'.O5]*[$'f-AUC'.O5])/([$'F1-mean'.O5]+[$'f-AUC'.O5])" office:value-type="float" office:value="0.365175322675264" calcext:value-type="float">
            <text:p>0.365175322675264</text:p>
          </table:table-cell>
          <table:table-cell table:formula="of:=([$'F1-mean'.P5]*[$'f-AUC'.P5])/([$'F1-mean'.P5]+[$'f-AUC'.P5])" office:value-type="float" office:value="0.371384211027802" calcext:value-type="float">
            <text:p>0.371384211027802</text:p>
          </table:table-cell>
          <table:table-cell table:formula="of:=([$'F1-mean'.Q5]*[$'f-AUC'.Q5])/([$'F1-mean'.Q5]+[$'f-AUC'.Q5])" office:value-type="float" office:value="0.386872737345951" calcext:value-type="float">
            <text:p>0.386872737345951</text:p>
          </table:table-cell>
          <table:table-cell table:formula="of:=([$'F1-mean'.R5]*[$'f-AUC'.R5])/([$'F1-mean'.R5]+[$'f-AUC'.R5])" office:value-type="float" office:value="0.36241746374835" calcext:value-type="float">
            <text:p>0.36241746374835</text:p>
          </table:table-cell>
          <table:table-cell table:formula="of:=([$'F1-mean'.S5]*[$'f-AUC'.S5])/([$'F1-mean'.S5]+[$'f-AUC'.S5])" office:value-type="float" office:value="0.336273086493591" calcext:value-type="float">
            <text:p>0.336273086493591</text:p>
          </table:table-cell>
          <table:table-cell table:formula="of:=([$'F1-mean'.T5]*[$'f-AUC'.T5])/([$'F1-mean'.T5]+[$'f-AUC'.T5])" office:value-type="float" office:value="0.339064180969672" calcext:value-type="float">
            <text:p>0.339064180969672</text:p>
          </table:table-cell>
          <table:table-cell table:formula="of:=([$'F1-mean'.U5]*[$'f-AUC'.U5])/([$'F1-mean'.U5]+[$'f-AUC'.U5])" office:value-type="float" office:value="0.367450573688025" calcext:value-type="float">
            <text:p>0.367450573688025</text:p>
          </table:table-cell>
          <table:table-cell table:formula="of:=([$'F1-mean'.V5]*[$'f-AUC'.V5])/([$'F1-mean'.V5]+[$'f-AUC'.V5])" office:value-type="float" office:value="0" calcext:value-type="float">
            <text:p>0</text:p>
          </table:table-cell>
          <table:table-cell table:formula="of:=([$'F1-mean'.W5]*[$'f-AUC'.W5])/([$'F1-mean'.W5]+[$'f-AUC'.W5])" office:value-type="float" office:value="0.355771564164053" calcext:value-type="float">
            <text:p>0.355771564164053</text:p>
          </table:table-cell>
          <table:table-cell table:number-columns-repeated="1001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table:formula="of:=([$'F1-mean'.B6]*[$'f-AUC'.B6])/([$'F1-mean'.B6]+[$'f-AUC'.B6])" office:value-type="float" office:value="0.363873010679627" calcext:value-type="float">
            <text:p>0.363873010679627</text:p>
          </table:table-cell>
          <table:table-cell table:formula="of:=([$'F1-mean'.C6]*[$'f-AUC'.C6])/([$'F1-mean'.C6]+[$'f-AUC'.C6])" office:value-type="float" office:value="0.363173043132865" calcext:value-type="float">
            <text:p>0.363173043132865</text:p>
          </table:table-cell>
          <table:table-cell table:formula="of:=([$'F1-mean'.D6]*[$'f-AUC'.D6])/([$'F1-mean'.D6]+[$'f-AUC'.D6])" office:value-type="float" office:value="0.361116170780518" calcext:value-type="float">
            <text:p>0.361116170780518</text:p>
          </table:table-cell>
          <table:table-cell table:formula="of:=([$'F1-mean'.E6]*[$'f-AUC'.E6])/([$'F1-mean'.E6]+[$'f-AUC'.E6])" office:value-type="float" office:value="0.333694705281238" calcext:value-type="float">
            <text:p>0.333694705281238</text:p>
          </table:table-cell>
          <table:table-cell table:formula="of:=([$'F1-mean'.F6]*[$'f-AUC'.F6])/([$'F1-mean'.F6]+[$'f-AUC'.F6])" office:value-type="float" office:value="0.352988209574638" calcext:value-type="float">
            <text:p>0.352988209574638</text:p>
          </table:table-cell>
          <table:table-cell table:formula="of:=([$'F1-mean'.G6]*[$'f-AUC'.G6])/([$'F1-mean'.G6]+[$'f-AUC'.G6])" office:value-type="float" office:value="0.354507578085055" calcext:value-type="float">
            <text:p>0.354507578085055</text:p>
          </table:table-cell>
          <table:table-cell table:formula="of:=([$'F1-mean'.H6]*[$'f-AUC'.H6])/([$'F1-mean'.H6]+[$'f-AUC'.H6])" office:value-type="float" office:value="0.370109259496852" calcext:value-type="float">
            <text:p>0.370109259496852</text:p>
          </table:table-cell>
          <table:table-cell table:formula="of:=([$'F1-mean'.I6]*[$'f-AUC'.I6])/([$'F1-mean'.I6]+[$'f-AUC'.I6])" office:value-type="float" office:value="0.365261314758143" calcext:value-type="float">
            <text:p>0.365261314758143</text:p>
          </table:table-cell>
          <table:table-cell table:formula="of:=([$'F1-mean'.J6]*[$'f-AUC'.J6])/([$'F1-mean'.J6]+[$'f-AUC'.J6])" office:value-type="float" office:value="0.371006132971725" calcext:value-type="float">
            <text:p>0.371006132971725</text:p>
          </table:table-cell>
          <table:table-cell table:formula="of:=([$'F1-mean'.K6]*[$'f-AUC'.K6])/([$'F1-mean'.K6]+[$'f-AUC'.K6])" office:value-type="float" office:value="0.363839277591246" calcext:value-type="float">
            <text:p>0.363839277591246</text:p>
          </table:table-cell>
          <table:table-cell table:formula="of:=([$'F1-mean'.L6]*[$'f-AUC'.L6])/([$'F1-mean'.L6]+[$'f-AUC'.L6])" office:value-type="float" office:value="0.387553422736578" calcext:value-type="float">
            <text:p>0.387553422736578</text:p>
          </table:table-cell>
          <table:table-cell table:formula="of:=([$'F1-mean'.M6]*[$'f-AUC'.M6])/([$'F1-mean'.M6]+[$'f-AUC'.M6])" office:value-type="float" office:value="0.362318363623287" calcext:value-type="float">
            <text:p>0.362318363623287</text:p>
          </table:table-cell>
          <table:table-cell table:formula="of:=([$'F1-mean'.N6]*[$'f-AUC'.N6])/([$'F1-mean'.N6]+[$'f-AUC'.N6])" office:value-type="float" office:value="0.345505281967822" calcext:value-type="float">
            <text:p>0.345505281967822</text:p>
          </table:table-cell>
          <table:table-cell table:formula="of:=([$'F1-mean'.O6]*[$'f-AUC'.O6])/([$'F1-mean'.O6]+[$'f-AUC'.O6])" office:value-type="float" office:value="0.365873441788624" calcext:value-type="float">
            <text:p>0.365873441788624</text:p>
          </table:table-cell>
          <table:table-cell table:formula="of:=([$'F1-mean'.P6]*[$'f-AUC'.P6])/([$'F1-mean'.P6]+[$'f-AUC'.P6])" office:value-type="float" office:value="0.360576255760021" calcext:value-type="float">
            <text:p>0.360576255760021</text:p>
          </table:table-cell>
          <table:table-cell table:formula="of:=([$'F1-mean'.Q6]*[$'f-AUC'.Q6])/([$'F1-mean'.Q6]+[$'f-AUC'.Q6])" office:value-type="float" office:value="0.385924021046372" calcext:value-type="float">
            <text:p>0.385924021046372</text:p>
          </table:table-cell>
          <table:table-cell table:formula="of:=([$'F1-mean'.R6]*[$'f-AUC'.R6])/([$'F1-mean'.R6]+[$'f-AUC'.R6])" office:value-type="float" office:value="0.362398447050865" calcext:value-type="float">
            <text:p>0.362398447050865</text:p>
          </table:table-cell>
          <table:table-cell table:formula="of:=([$'F1-mean'.S6]*[$'f-AUC'.S6])/([$'F1-mean'.S6]+[$'f-AUC'.S6])" office:value-type="float" office:value="0.344348082023581" calcext:value-type="float">
            <text:p>0.344348082023581</text:p>
          </table:table-cell>
          <table:table-cell table:formula="of:=([$'F1-mean'.T6]*[$'f-AUC'.T6])/([$'F1-mean'.T6]+[$'f-AUC'.T6])" office:value-type="float" office:value="0.362062446526893" calcext:value-type="float">
            <text:p>0.362062446526893</text:p>
          </table:table-cell>
          <table:table-cell table:formula="of:=([$'F1-mean'.U6]*[$'f-AUC'.U6])/([$'F1-mean'.U6]+[$'f-AUC'.U6])" office:value-type="float" office:value="0.365887138614393" calcext:value-type="float">
            <text:p>0.365887138614393</text:p>
          </table:table-cell>
          <table:table-cell/>
          <table:table-cell table:formula="of:=([$'F1-mean'.W6]*[$'f-AUC'.W6])/([$'F1-mean'.W6]+[$'f-AUC'.W6])" office:value-type="float" office:value="0.337188303949745" calcext:value-type="float">
            <text:p>0.337188303949745</text:p>
          </table:table-cell>
          <table:table-cell table:number-columns-repeated="1001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table:formula="of:=([$'F1-mean'.B7]*[$'f-AUC'.B7])/([$'F1-mean'.B7]+[$'f-AUC'.B7])" office:value-type="float" office:value="0.366180459588961" calcext:value-type="float">
            <text:p>0.366180459588961</text:p>
          </table:table-cell>
          <table:table-cell table:formula="of:=([$'F1-mean'.C7]*[$'f-AUC'.C7])/([$'F1-mean'.C7]+[$'f-AUC'.C7])" office:value-type="float" office:value="0.366210090277603" calcext:value-type="float">
            <text:p>0.366210090277603</text:p>
          </table:table-cell>
          <table:table-cell table:formula="of:=([$'F1-mean'.D7]*[$'f-AUC'.D7])/([$'F1-mean'.D7]+[$'f-AUC'.D7])" office:value-type="float" office:value="0.371500497035925" calcext:value-type="float">
            <text:p>0.371500497035925</text:p>
          </table:table-cell>
          <table:table-cell table:formula="of:=([$'F1-mean'.E7]*[$'f-AUC'.E7])/([$'F1-mean'.E7]+[$'f-AUC'.E7])" office:value-type="float" office:value="0.329488987602456" calcext:value-type="float">
            <text:p>0.329488987602456</text:p>
          </table:table-cell>
          <table:table-cell table:formula="of:=([$'F1-mean'.F7]*[$'f-AUC'.F7])/([$'F1-mean'.F7]+[$'f-AUC'.F7])" office:value-type="float" office:value="0.345633281866004" calcext:value-type="float">
            <text:p>0.345633281866004</text:p>
          </table:table-cell>
          <table:table-cell table:formula="of:=([$'F1-mean'.G7]*[$'f-AUC'.G7])/([$'F1-mean'.G7]+[$'f-AUC'.G7])" office:value-type="float" office:value="0.338747691163096" calcext:value-type="float">
            <text:p>0.338747691163096</text:p>
          </table:table-cell>
          <table:table-cell table:formula="of:=([$'F1-mean'.H7]*[$'f-AUC'.H7])/([$'F1-mean'.H7]+[$'f-AUC'.H7])" office:value-type="float" office:value="0.364993279247866" calcext:value-type="float">
            <text:p>0.364993279247866</text:p>
          </table:table-cell>
          <table:table-cell table:formula="of:=([$'F1-mean'.I7]*[$'f-AUC'.I7])/([$'F1-mean'.I7]+[$'f-AUC'.I7])" office:value-type="float" office:value="0.365092516841509" calcext:value-type="float">
            <text:p>0.365092516841509</text:p>
          </table:table-cell>
          <table:table-cell table:formula="of:=([$'F1-mean'.J7]*[$'f-AUC'.J7])/([$'F1-mean'.J7]+[$'f-AUC'.J7])" office:value-type="float" office:value="0.372234649830761" calcext:value-type="float">
            <text:p>0.372234649830761</text:p>
          </table:table-cell>
          <table:table-cell table:formula="of:=([$'F1-mean'.K7]*[$'f-AUC'.K7])/([$'F1-mean'.K7]+[$'f-AUC'.K7])" office:value-type="float" office:value="0.362835640613049" calcext:value-type="float">
            <text:p>0.362835640613049</text:p>
          </table:table-cell>
          <table:table-cell table:formula="of:=([$'F1-mean'.L7]*[$'f-AUC'.L7])/([$'F1-mean'.L7]+[$'f-AUC'.L7])" office:value-type="float" office:value="0.387198211230132" calcext:value-type="float">
            <text:p>0.387198211230132</text:p>
          </table:table-cell>
          <table:table-cell table:formula="of:=([$'F1-mean'.M7]*[$'f-AUC'.M7])/([$'F1-mean'.M7]+[$'f-AUC'.M7])" office:value-type="float" office:value="0.363299286446931" calcext:value-type="float">
            <text:p>0.363299286446931</text:p>
          </table:table-cell>
          <table:table-cell table:formula="of:=([$'F1-mean'.N7]*[$'f-AUC'.N7])/([$'F1-mean'.N7]+[$'f-AUC'.N7])" office:value-type="float" office:value="0.365178867826872" calcext:value-type="float">
            <text:p>0.365178867826872</text:p>
          </table:table-cell>
          <table:table-cell table:formula="of:=([$'F1-mean'.O7]*[$'f-AUC'.O7])/([$'F1-mean'.O7]+[$'f-AUC'.O7])" office:value-type="float" office:value="0.36896044199219" calcext:value-type="float">
            <text:p>0.36896044199219</text:p>
          </table:table-cell>
          <table:table-cell table:formula="of:=([$'F1-mean'.P7]*[$'f-AUC'.P7])/([$'F1-mean'.P7]+[$'f-AUC'.P7])" office:value-type="float" office:value="0.364310858567773" calcext:value-type="float">
            <text:p>0.364310858567773</text:p>
          </table:table-cell>
          <table:table-cell/>
          <table:table-cell table:formula="of:=([$'F1-mean'.R7]*[$'f-AUC'.R7])/([$'F1-mean'.R7]+[$'f-AUC'.R7])" office:value-type="float" office:value="0.355540713254075" calcext:value-type="float">
            <text:p>0.355540713254075</text:p>
          </table:table-cell>
          <table:table-cell table:formula="of:=([$'F1-mean'.S7]*[$'f-AUC'.S7])/([$'F1-mean'.S7]+[$'f-AUC'.S7])" office:value-type="float" office:value="0.346380960729488" calcext:value-type="float">
            <text:p>0.346380960729488</text:p>
          </table:table-cell>
          <table:table-cell table:formula="of:=([$'F1-mean'.T7]*[$'f-AUC'.T7])/([$'F1-mean'.T7]+[$'f-AUC'.T7])" office:value-type="float" office:value="0.366544248874809" calcext:value-type="float">
            <text:p>0.366544248874809</text:p>
          </table:table-cell>
          <table:table-cell table:formula="of:=([$'F1-mean'.U7]*[$'f-AUC'.U7])/([$'F1-mean'.U7]+[$'f-AUC'.U7])" office:value-type="float" office:value="0.373097500249827" calcext:value-type="float">
            <text:p>0.373097500249827</text:p>
          </table:table-cell>
          <table:table-cell/>
          <table:table-cell table:formula="of:=([$'F1-mean'.W7]*[$'f-AUC'.W7])/([$'F1-mean'.W7]+[$'f-AUC'.W7])" office:value-type="float" office:value="0.362010430165018" calcext:value-type="float">
            <text:p>0.362010430165018</text:p>
          </table:table-cell>
          <table:table-cell table:number-columns-repeated="1001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table:formula="of:=([$'F1-mean'.B8]*[$'f-AUC'.B8])/([$'F1-mean'.B8]+[$'f-AUC'.B8])" office:value-type="float" office:value="0.368740537329347" calcext:value-type="float">
            <text:p>0.368740537329347</text:p>
          </table:table-cell>
          <table:table-cell table:formula="of:=([$'F1-mean'.C8]*[$'f-AUC'.C8])/([$'F1-mean'.C8]+[$'f-AUC'.C8])" office:value-type="float" office:value="0.36537952903661" calcext:value-type="float">
            <text:p>0.36537952903661</text:p>
          </table:table-cell>
          <table:table-cell table:formula="of:=([$'F1-mean'.D8]*[$'f-AUC'.D8])/([$'F1-mean'.D8]+[$'f-AUC'.D8])" office:value-type="float" office:value="0.370418464311351" calcext:value-type="float">
            <text:p>0.370418464311351</text:p>
          </table:table-cell>
          <table:table-cell table:formula="of:=([$'F1-mean'.E8]*[$'f-AUC'.E8])/([$'F1-mean'.E8]+[$'f-AUC'.E8])" office:value-type="float" office:value="0.33206925682358" calcext:value-type="float">
            <text:p>0.33206925682358</text:p>
          </table:table-cell>
          <table:table-cell table:formula="of:=([$'F1-mean'.F8]*[$'f-AUC'.F8])/([$'F1-mean'.F8]+[$'f-AUC'.F8])" office:value-type="float" office:value="0.35383396419532" calcext:value-type="float">
            <text:p>0.35383396419532</text:p>
          </table:table-cell>
          <table:table-cell table:formula="of:=([$'F1-mean'.G8]*[$'f-AUC'.G8])/([$'F1-mean'.G8]+[$'f-AUC'.G8])" office:value-type="float" office:value="0.355005722759792" calcext:value-type="float">
            <text:p>0.355005722759792</text:p>
          </table:table-cell>
          <table:table-cell table:formula="of:=([$'F1-mean'.H8]*[$'f-AUC'.H8])/([$'F1-mean'.H8]+[$'f-AUC'.H8])" office:value-type="float" office:value="0.365668865874075" calcext:value-type="float">
            <text:p>0.365668865874075</text:p>
          </table:table-cell>
          <table:table-cell table:formula="of:=([$'F1-mean'.I8]*[$'f-AUC'.I8])/([$'F1-mean'.I8]+[$'f-AUC'.I8])" office:value-type="float" office:value="0.360456796293094" calcext:value-type="float">
            <text:p>0.360456796293094</text:p>
          </table:table-cell>
          <table:table-cell table:formula="of:=([$'F1-mean'.J8]*[$'f-AUC'.J8])/([$'F1-mean'.J8]+[$'f-AUC'.J8])" office:value-type="float" office:value="0.36908513385629" calcext:value-type="float">
            <text:p>0.36908513385629</text:p>
          </table:table-cell>
          <table:table-cell table:formula="of:=([$'F1-mean'.K8]*[$'f-AUC'.K8])/([$'F1-mean'.K8]+[$'f-AUC'.K8])" office:value-type="float" office:value="0.369653316630346" calcext:value-type="float">
            <text:p>0.369653316630346</text:p>
          </table:table-cell>
          <table:table-cell table:formula="of:=([$'F1-mean'.L8]*[$'f-AUC'.L8])/([$'F1-mean'.L8]+[$'f-AUC'.L8])" office:value-type="float" office:value="0.38518666365121" calcext:value-type="float">
            <text:p>0.38518666365121</text:p>
          </table:table-cell>
          <table:table-cell table:formula="of:=([$'F1-mean'.M8]*[$'f-AUC'.M8])/([$'F1-mean'.M8]+[$'f-AUC'.M8])" office:value-type="float" office:value="0.362614340051192" calcext:value-type="float">
            <text:p>0.362614340051192</text:p>
          </table:table-cell>
          <table:table-cell table:formula="of:=([$'F1-mean'.N8]*[$'f-AUC'.N8])/([$'F1-mean'.N8]+[$'f-AUC'.N8])" office:value-type="float" office:value="0.366345917430075" calcext:value-type="float">
            <text:p>0.366345917430075</text:p>
          </table:table-cell>
          <table:table-cell table:formula="of:=([$'F1-mean'.O8]*[$'f-AUC'.O8])/([$'F1-mean'.O8]+[$'f-AUC'.O8])" office:value-type="float" office:value="0.367767729050554" calcext:value-type="float">
            <text:p>0.367767729050554</text:p>
          </table:table-cell>
          <table:table-cell table:formula="of:=([$'F1-mean'.P8]*[$'f-AUC'.P8])/([$'F1-mean'.P8]+[$'f-AUC'.P8])" office:value-type="float" office:value="0.361633973386191" calcext:value-type="float">
            <text:p>0.361633973386191</text:p>
          </table:table-cell>
          <table:table-cell/>
          <table:table-cell table:formula="of:=([$'F1-mean'.R8]*[$'f-AUC'.R8])/([$'F1-mean'.R8]+[$'f-AUC'.R8])" office:value-type="float" office:value="0.373214838290607" calcext:value-type="float">
            <text:p>0.373214838290607</text:p>
          </table:table-cell>
          <table:table-cell table:formula="of:=([$'F1-mean'.S8]*[$'f-AUC'.S8])/([$'F1-mean'.S8]+[$'f-AUC'.S8])" office:value-type="float" office:value="0.362388035308097" calcext:value-type="float">
            <text:p>0.362388035308097</text:p>
          </table:table-cell>
          <table:table-cell table:formula="of:=([$'F1-mean'.T8]*[$'f-AUC'.T8])/([$'F1-mean'.T8]+[$'f-AUC'.T8])" office:value-type="float" office:value="0.369358336185973" calcext:value-type="float">
            <text:p>0.369358336185973</text:p>
          </table:table-cell>
          <table:table-cell table:formula="of:=([$'F1-mean'.U8]*[$'f-AUC'.U8])/([$'F1-mean'.U8]+[$'f-AUC'.U8])" office:value-type="float" office:value="0.36527658821423" calcext:value-type="float">
            <text:p>0.36527658821423</text:p>
          </table:table-cell>
          <table:table-cell/>
          <table:table-cell table:formula="of:=([$'F1-mean'.W8]*[$'f-AUC'.W8])/([$'F1-mean'.W8]+[$'f-AUC'.W8])" office:value-type="float" office:value="0.364034475035409" calcext:value-type="float">
            <text:p>0.364034475035409</text:p>
          </table:table-cell>
          <table:table-cell table:number-columns-repeated="1001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table:formula="of:=([$'F1-mean'.B9]*[$'f-AUC'.B9])/([$'F1-mean'.B9]+[$'f-AUC'.B9])" office:value-type="float" office:value="0.365247872155518" calcext:value-type="float">
            <text:p>0.365247872155518</text:p>
          </table:table-cell>
          <table:table-cell/>
          <table:table-cell table:formula="of:=([$'F1-mean'.D9]*[$'f-AUC'.D9])/([$'F1-mean'.D9]+[$'f-AUC'.D9])" office:value-type="float" office:value="0.371680735470856" calcext:value-type="float">
            <text:p>0.371680735470856</text:p>
          </table:table-cell>
          <table:table-cell table:formula="of:=([$'F1-mean'.E9]*[$'f-AUC'.E9])/([$'F1-mean'.E9]+[$'f-AUC'.E9])" office:value-type="float" office:value="0.330286328202989" calcext:value-type="float">
            <text:p>0.330286328202989</text:p>
          </table:table-cell>
          <table:table-cell table:formula="of:=([$'F1-mean'.F9]*[$'f-AUC'.F9])/([$'F1-mean'.F9]+[$'f-AUC'.F9])" office:value-type="float" office:value="0.34984779485452" calcext:value-type="float">
            <text:p>0.34984779485452</text:p>
          </table:table-cell>
          <table:table-cell table:formula="of:=([$'F1-mean'.G9]*[$'f-AUC'.G9])/([$'F1-mean'.G9]+[$'f-AUC'.G9])" office:value-type="float" office:value="0.353739270310345" calcext:value-type="float">
            <text:p>0.353739270310345</text:p>
          </table:table-cell>
          <table:table-cell table:formula="of:=([$'F1-mean'.H9]*[$'f-AUC'.H9])/([$'F1-mean'.H9]+[$'f-AUC'.H9])" office:value-type="float" office:value="0.366747606993294" calcext:value-type="float">
            <text:p>0.366747606993294</text:p>
          </table:table-cell>
          <table:table-cell table:formula="of:=([$'F1-mean'.I9]*[$'f-AUC'.I9])/([$'F1-mean'.I9]+[$'f-AUC'.I9])" office:value-type="float" office:value="0.362109124678115" calcext:value-type="float">
            <text:p>0.362109124678115</text:p>
          </table:table-cell>
          <table:table-cell table:formula="of:=([$'F1-mean'.J9]*[$'f-AUC'.J9])/([$'F1-mean'.J9]+[$'f-AUC'.J9])" office:value-type="float" office:value="0.371450091517168" calcext:value-type="float">
            <text:p>0.371450091517168</text:p>
          </table:table-cell>
          <table:table-cell table:formula="of:=([$'F1-mean'.K9]*[$'f-AUC'.K9])/([$'F1-mean'.K9]+[$'f-AUC'.K9])" office:value-type="float" office:value="0.372052489770114" calcext:value-type="float">
            <text:p>0.372052489770114</text:p>
          </table:table-cell>
          <table:table-cell table:formula="of:=([$'F1-mean'.L9]*[$'f-AUC'.L9])/([$'F1-mean'.L9]+[$'f-AUC'.L9])" office:value-type="float" office:value="0.384941250693332" calcext:value-type="float">
            <text:p>0.384941250693332</text:p>
          </table:table-cell>
          <table:table-cell table:formula="of:=([$'F1-mean'.M9]*[$'f-AUC'.M9])/([$'F1-mean'.M9]+[$'f-AUC'.M9])" office:value-type="float" office:value="0.36308810972793" calcext:value-type="float">
            <text:p>0.36308810972793</text:p>
          </table:table-cell>
          <table:table-cell table:formula="of:=([$'F1-mean'.N9]*[$'f-AUC'.N9])/([$'F1-mean'.N9]+[$'f-AUC'.N9])" office:value-type="float" office:value="0.362997226651843" calcext:value-type="float">
            <text:p>0.362997226651843</text:p>
          </table:table-cell>
          <table:table-cell table:formula="of:=([$'F1-mean'.O9]*[$'f-AUC'.O9])/([$'F1-mean'.O9]+[$'f-AUC'.O9])" office:value-type="float" office:value="0.372118246281407" calcext:value-type="float">
            <text:p>0.372118246281407</text:p>
          </table:table-cell>
          <table:table-cell table:formula="of:=([$'F1-mean'.P9]*[$'f-AUC'.P9])/([$'F1-mean'.P9]+[$'f-AUC'.P9])" office:value-type="float" office:value="0.356723443233696" calcext:value-type="float">
            <text:p>0.356723443233696</text:p>
          </table:table-cell>
          <table:table-cell/>
          <table:table-cell table:formula="of:=([$'F1-mean'.R9]*[$'f-AUC'.R9])/([$'F1-mean'.R9]+[$'f-AUC'.R9])" office:value-type="float" office:value="0.372496502479127" calcext:value-type="float">
            <text:p>0.372496502479127</text:p>
          </table:table-cell>
          <table:table-cell table:formula="of:=([$'F1-mean'.S9]*[$'f-AUC'.S9])/([$'F1-mean'.S9]+[$'f-AUC'.S9])" office:value-type="float" office:value="0.369404569494657" calcext:value-type="float">
            <text:p>0.369404569494657</text:p>
          </table:table-cell>
          <table:table-cell table:formula="of:=([$'F1-mean'.T9]*[$'f-AUC'.T9])/([$'F1-mean'.T9]+[$'f-AUC'.T9])" office:value-type="float" office:value="0.369747606219734" calcext:value-type="float">
            <text:p>0.369747606219734</text:p>
          </table:table-cell>
          <table:table-cell table:formula="of:=([$'F1-mean'.U9]*[$'f-AUC'.U9])/([$'F1-mean'.U9]+[$'f-AUC'.U9])" office:value-type="float" office:value="0.368199677383901" calcext:value-type="float">
            <text:p>0.368199677383901</text:p>
          </table:table-cell>
          <table:table-cell/>
          <table:table-cell table:formula="of:=([$'F1-mean'.W9]*[$'f-AUC'.W9])/([$'F1-mean'.W9]+[$'f-AUC'.W9])" office:value-type="float" office:value="0.363891320601227" calcext:value-type="float">
            <text:p>0.363891320601227</text:p>
          </table:table-cell>
          <table:table-cell table:number-columns-repeated="1001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table:formula="of:=([$'F1-mean'.B10]*[$'f-AUC'.B10])/([$'F1-mean'.B10]+[$'f-AUC'.B10])" office:value-type="float" office:value="0.369823806363367" calcext:value-type="float">
            <text:p>0.369823806363367</text:p>
          </table:table-cell>
          <table:table-cell/>
          <table:table-cell table:formula="of:=([$'F1-mean'.D10]*[$'f-AUC'.D10])/([$'F1-mean'.D10]+[$'f-AUC'.D10])" office:value-type="float" office:value="0.371005488823981" calcext:value-type="float">
            <text:p>0.371005488823981</text:p>
          </table:table-cell>
          <table:table-cell table:formula="of:=([$'F1-mean'.E10]*[$'f-AUC'.E10])/([$'F1-mean'.E10]+[$'f-AUC'.E10])" office:value-type="float" office:value="0.328584687195665" calcext:value-type="float">
            <text:p>0.328584687195665</text:p>
          </table:table-cell>
          <table:table-cell table:formula="of:=([$'F1-mean'.F10]*[$'f-AUC'.F10])/([$'F1-mean'.F10]+[$'f-AUC'.F10])" office:value-type="float" office:value="0.342435279913644" calcext:value-type="float">
            <text:p>0.342435279913644</text:p>
          </table:table-cell>
          <table:table-cell table:formula="of:=([$'F1-mean'.G10]*[$'f-AUC'.G10])/([$'F1-mean'.G10]+[$'f-AUC'.G10])" office:value-type="float" office:value="0.359568153949491" calcext:value-type="float">
            <text:p>0.359568153949491</text:p>
          </table:table-cell>
          <table:table-cell table:formula="of:=([$'F1-mean'.H10]*[$'f-AUC'.H10])/([$'F1-mean'.H10]+[$'f-AUC'.H10])" office:value-type="float" office:value="0.363569315282503" calcext:value-type="float">
            <text:p>0.363569315282503</text:p>
          </table:table-cell>
          <table:table-cell table:formula="of:=([$'F1-mean'.I10]*[$'f-AUC'.I10])/([$'F1-mean'.I10]+[$'f-AUC'.I10])" office:value-type="float" office:value="0.359109637888423" calcext:value-type="float">
            <text:p>0.359109637888423</text:p>
          </table:table-cell>
          <table:table-cell table:formula="of:=([$'F1-mean'.J10]*[$'f-AUC'.J10])/([$'F1-mean'.J10]+[$'f-AUC'.J10])" office:value-type="float" office:value="0.370008695536604" calcext:value-type="float">
            <text:p>0.370008695536604</text:p>
          </table:table-cell>
          <table:table-cell table:formula="of:=([$'F1-mean'.K10]*[$'f-AUC'.K10])/([$'F1-mean'.K10]+[$'f-AUC'.K10])" office:value-type="float" office:value="0.371878622016307" calcext:value-type="float">
            <text:p>0.371878622016307</text:p>
          </table:table-cell>
          <table:table-cell table:formula="of:=([$'F1-mean'.L10]*[$'f-AUC'.L10])/([$'F1-mean'.L10]+[$'f-AUC'.L10])" office:value-type="float" office:value="0.384719562165664" calcext:value-type="float">
            <text:p>0.384719562165664</text:p>
          </table:table-cell>
          <table:table-cell table:formula="of:=([$'F1-mean'.M10]*[$'f-AUC'.M10])/([$'F1-mean'.M10]+[$'f-AUC'.M10])" office:value-type="float" office:value="0.367786126402052" calcext:value-type="float">
            <text:p>0.367786126402052</text:p>
          </table:table-cell>
          <table:table-cell table:formula="of:=([$'F1-mean'.N10]*[$'f-AUC'.N10])/([$'F1-mean'.N10]+[$'f-AUC'.N10])" office:value-type="float" office:value="0.363592334723424" calcext:value-type="float">
            <text:p>0.363592334723424</text:p>
          </table:table-cell>
          <table:table-cell table:formula="of:=([$'F1-mean'.O10]*[$'f-AUC'.O10])/([$'F1-mean'.O10]+[$'f-AUC'.O10])" office:value-type="float" office:value="0.361988227624708" calcext:value-type="float">
            <text:p>0.361988227624708</text:p>
          </table:table-cell>
          <table:table-cell table:formula="of:=([$'F1-mean'.P10]*[$'f-AUC'.P10])/([$'F1-mean'.P10]+[$'f-AUC'.P10])" office:value-type="float" office:value="0.357400975056273" calcext:value-type="float">
            <text:p>0.357400975056273</text:p>
          </table:table-cell>
          <table:table-cell/>
          <table:table-cell table:formula="of:=([$'F1-mean'.R10]*[$'f-AUC'.R10])/([$'F1-mean'.R10]+[$'f-AUC'.R10])" office:value-type="float" office:value="0.368642839496018" calcext:value-type="float">
            <text:p>0.368642839496018</text:p>
          </table:table-cell>
          <table:table-cell table:formula="of:=([$'F1-mean'.S10]*[$'f-AUC'.S10])/([$'F1-mean'.S10]+[$'f-AUC'.S10])" office:value-type="float" office:value="0.368041015156249" calcext:value-type="float">
            <text:p>0.368041015156249</text:p>
          </table:table-cell>
          <table:table-cell table:formula="of:=([$'F1-mean'.T10]*[$'f-AUC'.T10])/([$'F1-mean'.T10]+[$'f-AUC'.T10])" office:value-type="float" office:value="0.373522388138902" calcext:value-type="float">
            <text:p>0.373522388138902</text:p>
          </table:table-cell>
          <table:table-cell table:formula="of:=([$'F1-mean'.U10]*[$'f-AUC'.U10])/([$'F1-mean'.U10]+[$'f-AUC'.U10])" office:value-type="float" office:value="0.368783588569864" calcext:value-type="float">
            <text:p>0.368783588569864</text:p>
          </table:table-cell>
          <table:table-cell/>
          <table:table-cell table:formula="of:=([$'F1-mean'.W10]*[$'f-AUC'.W10])/([$'F1-mean'.W10]+[$'f-AUC'.W10])" office:value-type="float" office:value="0.327121224341563" calcext:value-type="float">
            <text:p>0.327121224341563</text:p>
          </table:table-cell>
          <table:table-cell table:number-columns-repeated="1001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table:formula="of:=([$'F1-mean'.B11]*[$'f-AUC'.B11])/([$'F1-mean'.B11]+[$'f-AUC'.B11])" office:value-type="float" office:value="0.365467513544884" calcext:value-type="float">
            <text:p>0.365467513544884</text:p>
          </table:table-cell>
          <table:table-cell/>
          <table:table-cell table:formula="of:=([$'F1-mean'.D11]*[$'f-AUC'.D11])/([$'F1-mean'.D11]+[$'f-AUC'.D11])" office:value-type="float" office:value="0.3700555808947" calcext:value-type="float">
            <text:p>0.3700555808947</text:p>
          </table:table-cell>
          <table:table-cell table:formula="of:=([$'F1-mean'.E11]*[$'f-AUC'.E11])/([$'F1-mean'.E11]+[$'f-AUC'.E11])" office:value-type="float" office:value="0.329942394741015" calcext:value-type="float">
            <text:p>0.329942394741015</text:p>
          </table:table-cell>
          <table:table-cell table:formula="of:=([$'F1-mean'.F11]*[$'f-AUC'.F11])/([$'F1-mean'.F11]+[$'f-AUC'.F11])" office:value-type="float" office:value="0.354636064360662" calcext:value-type="float">
            <text:p>0.354636064360662</text:p>
          </table:table-cell>
          <table:table-cell table:formula="of:=([$'F1-mean'.G11]*[$'f-AUC'.G11])/([$'F1-mean'.G11]+[$'f-AUC'.G11])" office:value-type="float" office:value="0.349808469661321" calcext:value-type="float">
            <text:p>0.349808469661321</text:p>
          </table:table-cell>
          <table:table-cell table:formula="of:=([$'F1-mean'.H11]*[$'f-AUC'.H11])/([$'F1-mean'.H11]+[$'f-AUC'.H11])" office:value-type="float" office:value="0.353678183230054" calcext:value-type="float">
            <text:p>0.353678183230054</text:p>
          </table:table-cell>
          <table:table-cell table:formula="of:=([$'F1-mean'.I11]*[$'f-AUC'.I11])/([$'F1-mean'.I11]+[$'f-AUC'.I11])" office:value-type="float" office:value="0.361214847767416" calcext:value-type="float">
            <text:p>0.361214847767416</text:p>
          </table:table-cell>
          <table:table-cell table:formula="of:=([$'F1-mean'.J11]*[$'f-AUC'.J11])/([$'F1-mean'.J11]+[$'f-AUC'.J11])" office:value-type="float" office:value="0.364913024920635" calcext:value-type="float">
            <text:p>0.364913024920635</text:p>
          </table:table-cell>
          <table:table-cell table:formula="of:=([$'F1-mean'.K11]*[$'f-AUC'.K11])/([$'F1-mean'.K11]+[$'f-AUC'.K11])" office:value-type="float" office:value="0.368755969390532" calcext:value-type="float">
            <text:p>0.368755969390532</text:p>
          </table:table-cell>
          <table:table-cell table:formula="of:=([$'F1-mean'.L11]*[$'f-AUC'.L11])/([$'F1-mean'.L11]+[$'f-AUC'.L11])" office:value-type="float" office:value="0.38106299776755" calcext:value-type="float">
            <text:p>0.38106299776755</text:p>
          </table:table-cell>
          <table:table-cell table:formula="of:=([$'F1-mean'.M11]*[$'f-AUC'.M11])/([$'F1-mean'.M11]+[$'f-AUC'.M11])" office:value-type="float" office:value="0.368524045895579" calcext:value-type="float">
            <text:p>0.368524045895579</text:p>
          </table:table-cell>
          <table:table-cell table:formula="of:=([$'F1-mean'.N11]*[$'f-AUC'.N11])/([$'F1-mean'.N11]+[$'f-AUC'.N11])" office:value-type="float" office:value="0.37059685751374" calcext:value-type="float">
            <text:p>0.37059685751374</text:p>
          </table:table-cell>
          <table:table-cell table:formula="of:=([$'F1-mean'.O11]*[$'f-AUC'.O11])/([$'F1-mean'.O11]+[$'f-AUC'.O11])" office:value-type="float" office:value="0.370695832436756" calcext:value-type="float">
            <text:p>0.370695832436756</text:p>
          </table:table-cell>
          <table:table-cell table:formula="of:=([$'F1-mean'.P11]*[$'f-AUC'.P11])/([$'F1-mean'.P11]+[$'f-AUC'.P11])" office:value-type="float" office:value="0.364514715487986" calcext:value-type="float">
            <text:p>0.364514715487986</text:p>
          </table:table-cell>
          <table:table-cell/>
          <table:table-cell table:formula="of:=([$'F1-mean'.R11]*[$'f-AUC'.R11])/([$'F1-mean'.R11]+[$'f-AUC'.R11])" office:value-type="float" office:value="0.367161139565472" calcext:value-type="float">
            <text:p>0.367161139565472</text:p>
          </table:table-cell>
          <table:table-cell table:formula="of:=([$'F1-mean'.S11]*[$'f-AUC'.S11])/([$'F1-mean'.S11]+[$'f-AUC'.S11])" office:value-type="float" office:value="0.354671284555468" calcext:value-type="float">
            <text:p>0.354671284555468</text:p>
          </table:table-cell>
          <table:table-cell table:formula="of:=([$'F1-mean'.T11]*[$'f-AUC'.T11])/([$'F1-mean'.T11]+[$'f-AUC'.T11])" office:value-type="float" office:value="0.363444426317311" calcext:value-type="float">
            <text:p>0.363444426317311</text:p>
          </table:table-cell>
          <table:table-cell table:formula="of:=([$'F1-mean'.U11]*[$'f-AUC'.U11])/([$'F1-mean'.U11]+[$'f-AUC'.U11])" office:value-type="float" office:value="0.361370484113521" calcext:value-type="float">
            <text:p>0.361370484113521</text:p>
          </table:table-cell>
          <table:table-cell table:number-columns-repeated="100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table:formula="of:=([$'F1-mean'.B12]*[$'f-AUC'.B12])/([$'F1-mean'.B12]+[$'f-AUC'.B12])" office:value-type="float" office:value="0.367697830702165" calcext:value-type="float">
            <text:p>0.367697830702165</text:p>
          </table:table-cell>
          <table:table-cell/>
          <table:table-cell table:formula="of:=([$'F1-mean'.D12]*[$'f-AUC'.D12])/([$'F1-mean'.D12]+[$'f-AUC'.D12])" office:value-type="float" office:value="0.371753083071885" calcext:value-type="float">
            <text:p>0.371753083071885</text:p>
          </table:table-cell>
          <table:table-cell table:formula="of:=([$'F1-mean'.E12]*[$'f-AUC'.E12])/([$'F1-mean'.E12]+[$'f-AUC'.E12])" office:value-type="float" office:value="0.330574493641551" calcext:value-type="float">
            <text:p>0.330574493641551</text:p>
          </table:table-cell>
          <table:table-cell table:formula="of:=([$'F1-mean'.F12]*[$'f-AUC'.F12])/([$'F1-mean'.F12]+[$'f-AUC'.F12])" office:value-type="float" office:value="0.349453964563197" calcext:value-type="float">
            <text:p>0.349453964563197</text:p>
          </table:table-cell>
          <table:table-cell table:formula="of:=([$'F1-mean'.G12]*[$'f-AUC'.G12])/([$'F1-mean'.G12]+[$'f-AUC'.G12])" office:value-type="float" office:value="0.35105338374161" calcext:value-type="float">
            <text:p>0.35105338374161</text:p>
          </table:table-cell>
          <table:table-cell table:formula="of:=([$'F1-mean'.H12]*[$'f-AUC'.H12])/([$'F1-mean'.H12]+[$'f-AUC'.H12])" office:value-type="float" office:value="0.362316382065805" calcext:value-type="float">
            <text:p>0.362316382065805</text:p>
          </table:table-cell>
          <table:table-cell table:formula="of:=([$'F1-mean'.I12]*[$'f-AUC'.I12])/([$'F1-mean'.I12]+[$'f-AUC'.I12])" office:value-type="float" office:value="0.362994667619335" calcext:value-type="float">
            <text:p>0.362994667619335</text:p>
          </table:table-cell>
          <table:table-cell table:formula="of:=([$'F1-mean'.J12]*[$'f-AUC'.J12])/([$'F1-mean'.J12]+[$'f-AUC'.J12])" office:value-type="float" office:value="0.367010231034082" calcext:value-type="float">
            <text:p>0.367010231034082</text:p>
          </table:table-cell>
          <table:table-cell table:formula="of:=([$'F1-mean'.K12]*[$'f-AUC'.K12])/([$'F1-mean'.K12]+[$'f-AUC'.K12])" office:value-type="float" office:value="0.370393351008768" calcext:value-type="float">
            <text:p>0.370393351008768</text:p>
          </table:table-cell>
          <table:table-cell table:formula="of:=([$'F1-mean'.L12]*[$'f-AUC'.L12])/([$'F1-mean'.L12]+[$'f-AUC'.L12])" office:value-type="float" office:value="0.382452315843044" calcext:value-type="float">
            <text:p>0.382452315843044</text:p>
          </table:table-cell>
          <table:table-cell table:formula="of:=([$'F1-mean'.M12]*[$'f-AUC'.M12])/([$'F1-mean'.M12]+[$'f-AUC'.M12])" office:value-type="float" office:value="0.370745390506479" calcext:value-type="float">
            <text:p>0.370745390506479</text:p>
          </table:table-cell>
          <table:table-cell table:formula="of:=([$'F1-mean'.N12]*[$'f-AUC'.N12])/([$'F1-mean'.N12]+[$'f-AUC'.N12])" office:value-type="float" office:value="0.371066838086776" calcext:value-type="float">
            <text:p>0.371066838086776</text:p>
          </table:table-cell>
          <table:table-cell table:formula="of:=([$'F1-mean'.O12]*[$'f-AUC'.O12])/([$'F1-mean'.O12]+[$'f-AUC'.O12])" office:value-type="float" office:value="0.375581891635862" calcext:value-type="float">
            <text:p>0.375581891635862</text:p>
          </table:table-cell>
          <table:table-cell table:formula="of:=([$'F1-mean'.P12]*[$'f-AUC'.P12])/([$'F1-mean'.P12]+[$'f-AUC'.P12])" office:value-type="float" office:value="0.360165696552139" calcext:value-type="float">
            <text:p>0.360165696552139</text:p>
          </table:table-cell>
          <table:table-cell/>
          <table:table-cell table:formula="of:=([$'F1-mean'.R12]*[$'f-AUC'.R12])/([$'F1-mean'.R12]+[$'f-AUC'.R12])" office:value-type="float" office:value="0.361359459186288" calcext:value-type="float">
            <text:p>0.361359459186288</text:p>
          </table:table-cell>
          <table:table-cell table:formula="of:=([$'F1-mean'.S12]*[$'f-AUC'.S12])/([$'F1-mean'.S12]+[$'f-AUC'.S12])" office:value-type="float" office:value="0.365471612571141" calcext:value-type="float">
            <text:p>0.365471612571141</text:p>
          </table:table-cell>
          <table:table-cell/>
          <table:table-cell table:formula="of:=([$'F1-mean'.U12]*[$'f-AUC'.U12])/([$'F1-mean'.U12]+[$'f-AUC'.U12])" office:value-type="float" office:value="0.366788577025153" calcext:value-type="float">
            <text:p>0.366788577025153</text:p>
          </table:table-cell>
          <table:table-cell table:number-columns-repeated="100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table:formula="of:=([$'F1-mean'.B13]*[$'f-AUC'.B13])/([$'F1-mean'.B13]+[$'f-AUC'.B13])" office:value-type="float" office:value="0.369468410957685" calcext:value-type="float">
            <text:p>0.369468410957685</text:p>
          </table:table-cell>
          <table:table-cell/>
          <table:table-cell table:formula="of:=([$'F1-mean'.D13]*[$'f-AUC'.D13])/([$'F1-mean'.D13]+[$'f-AUC'.D13])" office:value-type="float" office:value="0.364006281846687" calcext:value-type="float">
            <text:p>0.364006281846687</text:p>
          </table:table-cell>
          <table:table-cell/>
          <table:table-cell table:formula="of:=([$'F1-mean'.F13]*[$'f-AUC'.F13])/([$'F1-mean'.F13]+[$'f-AUC'.F13])" office:value-type="float" office:value="0.343862733613402" calcext:value-type="float">
            <text:p>0.343862733613402</text:p>
          </table:table-cell>
          <table:table-cell table:formula="of:=([$'F1-mean'.G13]*[$'f-AUC'.G13])/([$'F1-mean'.G13]+[$'f-AUC'.G13])" office:value-type="float" office:value="0.355132653209198" calcext:value-type="float">
            <text:p>0.355132653209198</text:p>
          </table:table-cell>
          <table:table-cell table:formula="of:=([$'F1-mean'.H13]*[$'f-AUC'.H13])/([$'F1-mean'.H13]+[$'f-AUC'.H13])" office:value-type="float" office:value="0.365143983043911" calcext:value-type="float">
            <text:p>0.365143983043911</text:p>
          </table:table-cell>
          <table:table-cell/>
          <table:table-cell table:formula="of:=([$'F1-mean'.J13]*[$'f-AUC'.J13])/([$'F1-mean'.J13]+[$'f-AUC'.J13])" office:value-type="float" office:value="0.366549901986512" calcext:value-type="float">
            <text:p>0.366549901986512</text:p>
          </table:table-cell>
          <table:table-cell table:formula="of:=([$'F1-mean'.K13]*[$'f-AUC'.K13])/([$'F1-mean'.K13]+[$'f-AUC'.K13])" office:value-type="float" office:value="0.36873108171906" calcext:value-type="float">
            <text:p>0.36873108171906</text:p>
          </table:table-cell>
          <table:table-cell table:formula="of:=([$'F1-mean'.L13]*[$'f-AUC'.L13])/([$'F1-mean'.L13]+[$'f-AUC'.L13])" office:value-type="float" office:value="0.379917210368356" calcext:value-type="float">
            <text:p>0.379917210368356</text:p>
          </table:table-cell>
          <table:table-cell table:formula="of:=([$'F1-mean'.M13]*[$'f-AUC'.M13])/([$'F1-mean'.M13]+[$'f-AUC'.M13])" office:value-type="float" office:value="0.363523746977159" calcext:value-type="float">
            <text:p>0.363523746977159</text:p>
          </table:table-cell>
          <table:table-cell table:formula="of:=([$'F1-mean'.N13]*[$'f-AUC'.N13])/([$'F1-mean'.N13]+[$'f-AUC'.N13])" office:value-type="float" office:value="0.368849874122996" calcext:value-type="float">
            <text:p>0.368849874122996</text:p>
          </table:table-cell>
          <table:table-cell table:formula="of:=([$'F1-mean'.O13]*[$'f-AUC'.O13])/([$'F1-mean'.O13]+[$'f-AUC'.O13])" office:value-type="float" office:value="0.3633877290564" calcext:value-type="float">
            <text:p>0.3633877290564</text:p>
          </table:table-cell>
          <table:table-cell table:formula="of:=([$'F1-mean'.P13]*[$'f-AUC'.P13])/([$'F1-mean'.P13]+[$'f-AUC'.P13])" office:value-type="float" office:value="0.358719877617248" calcext:value-type="float">
            <text:p>0.358719877617248</text:p>
          </table:table-cell>
          <table:table-cell/>
          <table:table-cell table:formula="of:=([$'F1-mean'.R13]*[$'f-AUC'.R13])/([$'F1-mean'.R13]+[$'f-AUC'.R13])" office:value-type="float" office:value="0.372743539442139" calcext:value-type="float">
            <text:p>0.372743539442139</text:p>
          </table:table-cell>
          <table:table-cell table:formula="of:=([$'F1-mean'.S13]*[$'f-AUC'.S13])/([$'F1-mean'.S13]+[$'f-AUC'.S13])" office:value-type="float" office:value="0.355922444020812" calcext:value-type="float">
            <text:p>0.355922444020812</text:p>
          </table:table-cell>
          <table:table-cell/>
          <table:table-cell table:formula="of:=([$'F1-mean'.U13]*[$'f-AUC'.U13])/([$'F1-mean'.U13]+[$'f-AUC'.U13])" office:value-type="float" office:value="0.370709663369099" calcext:value-type="float">
            <text:p>0.370709663369099</text:p>
          </table:table-cell>
          <table:table-cell table:number-columns-repeated="100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table:formula="of:=([$'F1-mean'.B14]*[$'f-AUC'.B14])/([$'F1-mean'.B14]+[$'f-AUC'.B14])" office:value-type="float" office:value="0.36829562244198" calcext:value-type="float">
            <text:p>0.36829562244198</text:p>
          </table:table-cell>
          <table:table-cell/>
          <table:table-cell table:formula="of:=([$'F1-mean'.D14]*[$'f-AUC'.D14])/([$'F1-mean'.D14]+[$'f-AUC'.D14])" office:value-type="float" office:value="0.369711479026146" calcext:value-type="float">
            <text:p>0.369711479026146</text:p>
          </table:table-cell>
          <table:table-cell/>
          <table:table-cell table:formula="of:=([$'F1-mean'.F14]*[$'f-AUC'.F14])/([$'F1-mean'.F14]+[$'f-AUC'.F14])" office:value-type="float" office:value="0.353812487175718" calcext:value-type="float">
            <text:p>0.353812487175718</text:p>
          </table:table-cell>
          <table:table-cell table:formula="of:=([$'F1-mean'.G14]*[$'f-AUC'.G14])/([$'F1-mean'.G14]+[$'f-AUC'.G14])" office:value-type="float" office:value="0.353759486511074" calcext:value-type="float">
            <text:p>0.353759486511074</text:p>
          </table:table-cell>
          <table:table-cell table:formula="of:=([$'F1-mean'.H14]*[$'f-AUC'.H14])/([$'F1-mean'.H14]+[$'f-AUC'.H14])" office:value-type="float" office:value="0.365544913036312" calcext:value-type="float">
            <text:p>0.365544913036312</text:p>
          </table:table-cell>
          <table:table-cell/>
          <table:table-cell table:formula="of:=([$'F1-mean'.J14]*[$'f-AUC'.J14])/([$'F1-mean'.J14]+[$'f-AUC'.J14])" office:value-type="float" office:value="0.362969296417985" calcext:value-type="float">
            <text:p>0.362969296417985</text:p>
          </table:table-cell>
          <table:table-cell table:formula="of:=([$'F1-mean'.K14]*[$'f-AUC'.K14])/([$'F1-mean'.K14]+[$'f-AUC'.K14])" office:value-type="float" office:value="0.372619013902937" calcext:value-type="float">
            <text:p>0.372619013902937</text:p>
          </table:table-cell>
          <table:table-cell/>
          <table:table-cell table:formula="of:=([$'F1-mean'.M14]*[$'f-AUC'.M14])/([$'F1-mean'.M14]+[$'f-AUC'.M14])" office:value-type="float" office:value="0.371359260406162" calcext:value-type="float">
            <text:p>0.371359260406162</text:p>
          </table:table-cell>
          <table:table-cell table:formula="of:=([$'F1-mean'.N14]*[$'f-AUC'.N14])/([$'F1-mean'.N14]+[$'f-AUC'.N14])" office:value-type="float" office:value="0.369860780000216" calcext:value-type="float">
            <text:p>0.369860780000216</text:p>
          </table:table-cell>
          <table:table-cell table:formula="of:=([$'F1-mean'.O14]*[$'f-AUC'.O14])/([$'F1-mean'.O14]+[$'f-AUC'.O14])" office:value-type="float" office:value="0.367388501616649" calcext:value-type="float">
            <text:p>0.367388501616649</text:p>
          </table:table-cell>
          <table:table-cell table:number-columns-repeated="2"/>
          <table:table-cell table:formula="of:=([$'F1-mean'.R14]*[$'f-AUC'.R14])/([$'F1-mean'.R14]+[$'f-AUC'.R14])" office:value-type="float" office:value="0.370660472508094" calcext:value-type="float">
            <text:p>0.370660472508094</text:p>
          </table:table-cell>
          <table:table-cell table:number-columns-repeated="1006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table:formula="of:=([$'F1-mean'.B15]*[$'f-AUC'.B15])/([$'F1-mean'.B15]+[$'f-AUC'.B15])" office:value-type="float" office:value="0.369148210556141" calcext:value-type="float">
            <text:p>0.369148210556141</text:p>
          </table:table-cell>
          <table:table-cell/>
          <table:table-cell table:formula="of:=([$'F1-mean'.D15]*[$'f-AUC'.D15])/([$'F1-mean'.D15]+[$'f-AUC'.D15])" office:value-type="float" office:value="0.371942939151987" calcext:value-type="float">
            <text:p>0.371942939151987</text:p>
          </table:table-cell>
          <table:table-cell/>
          <table:table-cell table:formula="of:=([$'F1-mean'.F15]*[$'f-AUC'.F15])/([$'F1-mean'.F15]+[$'f-AUC'.F15])" office:value-type="float" office:value="0.342926536902746" calcext:value-type="float">
            <text:p>0.342926536902746</text:p>
          </table:table-cell>
          <table:table-cell table:formula="of:=([$'F1-mean'.G15]*[$'f-AUC'.G15])/([$'F1-mean'.G15]+[$'f-AUC'.G15])" office:value-type="float" office:value="0.351436654127813" calcext:value-type="float">
            <text:p>0.351436654127813</text:p>
          </table:table-cell>
          <table:table-cell table:number-columns-repeated="2"/>
          <table:table-cell table:formula="of:=([$'F1-mean'.J15]*[$'f-AUC'.J15])/([$'F1-mean'.J15]+[$'f-AUC'.J15])" office:value-type="float" office:value="0.361399815834667" calcext:value-type="float">
            <text:p>0.361399815834667</text:p>
          </table:table-cell>
          <table:table-cell table:formula="of:=([$'F1-mean'.K15]*[$'f-AUC'.K15])/([$'F1-mean'.K15]+[$'f-AUC'.K15])" office:value-type="float" office:value="0.371713712699239" calcext:value-type="float">
            <text:p>0.371713712699239</text:p>
          </table:table-cell>
          <table:table-cell/>
          <table:table-cell table:formula="of:=([$'F1-mean'.M15]*[$'f-AUC'.M15])/([$'F1-mean'.M15]+[$'f-AUC'.M15])" office:value-type="float" office:value="0.368333238802464" calcext:value-type="float">
            <text:p>0.368333238802464</text:p>
          </table:table-cell>
          <table:table-cell table:formula="of:=([$'F1-mean'.N15]*[$'f-AUC'.N15])/([$'F1-mean'.N15]+[$'f-AUC'.N15])" office:value-type="float" office:value="0.362874680802102" calcext:value-type="float">
            <text:p>0.362874680802102</text:p>
          </table:table-cell>
          <table:table-cell table:formula="of:=([$'F1-mean'.O15]*[$'f-AUC'.O15])/([$'F1-mean'.O15]+[$'f-AUC'.O15])" office:value-type="float" office:value="0.371870817164069" calcext:value-type="float">
            <text:p>0.371870817164069</text:p>
          </table:table-cell>
          <table:table-cell table:number-columns-repeated="2"/>
          <table:table-cell table:formula="of:=([$'F1-mean'.R15]*[$'f-AUC'.R15])/([$'F1-mean'.R15]+[$'f-AUC'.R15])" office:value-type="float" office:value="0.370426945737816" calcext:value-type="float">
            <text:p>0.370426945737816</text:p>
          </table:table-cell>
          <table:table-cell table:number-columns-repeated="1006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table:formula="of:=([$'F1-mean'.B16]*[$'f-AUC'.B16])/([$'F1-mean'.B16]+[$'f-AUC'.B16])" office:value-type="float" office:value="0.363884378410913" calcext:value-type="float">
            <text:p>0.363884378410913</text:p>
          </table:table-cell>
          <table:table-cell/>
          <table:table-cell table:formula="of:=([$'F1-mean'.D16]*[$'f-AUC'.D16])/([$'F1-mean'.D16]+[$'f-AUC'.D16])" office:value-type="float" office:value="0.363877661898039" calcext:value-type="float">
            <text:p>0.363877661898039</text:p>
          </table:table-cell>
          <table:table-cell/>
          <table:table-cell table:formula="of:=([$'F1-mean'.F16]*[$'f-AUC'.F16])/([$'F1-mean'.F16]+[$'f-AUC'.F16])" office:value-type="float" office:value="0.337667765553303" calcext:value-type="float">
            <text:p>0.337667765553303</text:p>
          </table:table-cell>
          <table:table-cell table:formula="of:=([$'F1-mean'.G16]*[$'f-AUC'.G16])/([$'F1-mean'.G16]+[$'f-AUC'.G16])" office:value-type="float" office:value="0.344405741101917" calcext:value-type="float">
            <text:p>0.344405741101917</text:p>
          </table:table-cell>
          <table:table-cell table:number-columns-repeated="2"/>
          <table:table-cell table:formula="of:=([$'F1-mean'.J16]*[$'f-AUC'.J16])/([$'F1-mean'.J16]+[$'f-AUC'.J16])" office:value-type="float" office:value="0.367312538281282" calcext:value-type="float">
            <text:p>0.367312538281282</text:p>
          </table:table-cell>
          <table:table-cell table:formula="of:=([$'F1-mean'.K16]*[$'f-AUC'.K16])/([$'F1-mean'.K16]+[$'f-AUC'.K16])" office:value-type="float" office:value="0.368936703630557" calcext:value-type="float">
            <text:p>0.368936703630557</text:p>
          </table:table-cell>
          <table:table-cell/>
          <table:table-cell table:formula="of:=([$'F1-mean'.M16]*[$'f-AUC'.M16])/([$'F1-mean'.M16]+[$'f-AUC'.M16])" office:value-type="float" office:value="0.366776665759246" calcext:value-type="float">
            <text:p>0.366776665759246</text:p>
          </table:table-cell>
          <table:table-cell table:formula="of:=([$'F1-mean'.N16]*[$'f-AUC'.N16])/([$'F1-mean'.N16]+[$'f-AUC'.N16])" office:value-type="float" office:value="0.37173109514837" calcext:value-type="float">
            <text:p>0.37173109514837</text:p>
          </table:table-cell>
          <table:table-cell table:formula="of:=([$'F1-mean'.O16]*[$'f-AUC'.O16])/([$'F1-mean'.O16]+[$'f-AUC'.O16])" office:value-type="float" office:value="0.363131464646056" calcext:value-type="float">
            <text:p>0.363131464646056</text:p>
          </table:table-cell>
          <table:table-cell table:number-columns-repeated="2"/>
          <table:table-cell table:formula="of:=([$'F1-mean'.R16]*[$'f-AUC'.R16])/([$'F1-mean'.R16]+[$'f-AUC'.R16])" office:value-type="float" office:value="0.366707803522063" calcext:value-type="float">
            <text:p>0.366707803522063</text:p>
          </table:table-cell>
          <table:table-cell table:number-columns-repeated="1006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table:formula="of:=([$'F1-mean'.B17]*[$'f-AUC'.B17])/([$'F1-mean'.B17]+[$'f-AUC'.B17])" office:value-type="float" office:value="0.362556627284752" calcext:value-type="float">
            <text:p>0.362556627284752</text:p>
          </table:table-cell>
          <table:table-cell/>
          <table:table-cell table:formula="of:=([$'F1-mean'.D17]*[$'f-AUC'.D17])/([$'F1-mean'.D17]+[$'f-AUC'.D17])" office:value-type="float" office:value="0.368066424965905" calcext:value-type="float">
            <text:p>0.368066424965905</text:p>
          </table:table-cell>
          <table:table-cell/>
          <table:table-cell table:formula="of:=([$'F1-mean'.F17]*[$'f-AUC'.F17])/([$'F1-mean'.F17]+[$'f-AUC'.F17])" office:value-type="float" office:value="0.340585534751408" calcext:value-type="float">
            <text:p>0.340585534751408</text:p>
          </table:table-cell>
          <table:table-cell table:formula="of:=([$'F1-mean'.G17]*[$'f-AUC'.G17])/([$'F1-mean'.G17]+[$'f-AUC'.G17])" office:value-type="float" office:value="0.356091030068687" calcext:value-type="float">
            <text:p>0.356091030068687</text:p>
          </table:table-cell>
          <table:table-cell table:number-columns-repeated="3"/>
          <table:table-cell table:formula="of:=([$'F1-mean'.K17]*[$'f-AUC'.K17])/([$'F1-mean'.K17]+[$'f-AUC'.K17])" office:value-type="float" office:value="0.372072825466818" calcext:value-type="float">
            <text:p>0.372072825466818</text:p>
          </table:table-cell>
          <table:table-cell/>
          <table:table-cell table:formula="of:=([$'F1-mean'.M17]*[$'f-AUC'.M17])/([$'F1-mean'.M17]+[$'f-AUC'.M17])" office:value-type="float" office:value="0.37345018307848" calcext:value-type="float">
            <text:p>0.37345018307848</text:p>
          </table:table-cell>
          <table:table-cell table:formula="of:=([$'F1-mean'.N17]*[$'f-AUC'.N17])/([$'F1-mean'.N17]+[$'f-AUC'.N17])" office:value-type="float" office:value="0.370095409729323" calcext:value-type="float">
            <text:p>0.370095409729323</text:p>
          </table:table-cell>
          <table:table-cell table:formula="of:=([$'F1-mean'.O17]*[$'f-AUC'.O17])/([$'F1-mean'.O17]+[$'f-AUC'.O17])" office:value-type="float" office:value="0.366492328371202" calcext:value-type="float">
            <text:p>0.366492328371202</text:p>
          </table:table-cell>
          <table:table-cell table:number-columns-repeated="2"/>
          <table:table-cell table:formula="of:=([$'F1-mean'.R17]*[$'f-AUC'.R17])/([$'F1-mean'.R17]+[$'f-AUC'.R17])" office:value-type="float" office:value="0.369757963124614" calcext:value-type="float">
            <text:p>0.369757963124614</text:p>
          </table:table-cell>
          <table:table-cell table:number-columns-repeated="1006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table:formula="of:=([$'F1-mean'.B18]*[$'f-AUC'.B18])/([$'F1-mean'.B18]+[$'f-AUC'.B18])" office:value-type="float" office:value="0.365338302604844" calcext:value-type="float">
            <text:p>0.365338302604844</text:p>
          </table:table-cell>
          <table:table-cell/>
          <table:table-cell table:style-name="ce1" table:formula="of:=([$'F1-mean'.D18]*[$'f-AUC'.D18])/([$'F1-mean'.D18]+[$'f-AUC'.D18])" office:value-type="float" office:value="0.372295249931519" calcext:value-type="float">
            <text:p>0.372295249931519</text:p>
          </table:table-cell>
          <table:table-cell table:number-columns-repeated="6"/>
          <table:table-cell table:formula="of:=([$'F1-mean'.K18]*[$'f-AUC'.K18])/([$'F1-mean'.K18]+[$'f-AUC'.K18])" office:value-type="float" office:value="0.368459074170991" calcext:value-type="float">
            <text:p>0.368459074170991</text:p>
          </table:table-cell>
          <table:table-cell/>
          <table:table-cell table:formula="of:=([$'F1-mean'.M18]*[$'f-AUC'.M18])/([$'F1-mean'.M18]+[$'f-AUC'.M18])" office:value-type="float" office:value="0.369353159408696" calcext:value-type="float">
            <text:p>0.369353159408696</text:p>
          </table:table-cell>
          <table:table-cell table:formula="of:=([$'F1-mean'.N18]*[$'f-AUC'.N18])/([$'F1-mean'.N18]+[$'f-AUC'.N18])" office:value-type="float" office:value="0.371451261386773" calcext:value-type="float">
            <text:p>0.371451261386773</text:p>
          </table:table-cell>
          <table:table-cell table:formula="of:=([$'F1-mean'.O18]*[$'f-AUC'.O18])/([$'F1-mean'.O18]+[$'f-AUC'.O18])" office:value-type="float" office:value="0.367442015634896" calcext:value-type="float">
            <text:p>0.367442015634896</text:p>
          </table:table-cell>
          <table:table-cell table:number-columns-repeated="2"/>
          <table:table-cell table:formula="of:=([$'F1-mean'.R18]*[$'f-AUC'.R18])/([$'F1-mean'.R18]+[$'f-AUC'.R18])" office:value-type="float" office:value="0.36904868409393" calcext:value-type="float">
            <text:p>0.36904868409393</text:p>
          </table:table-cell>
          <table:table-cell table:number-columns-repeated="100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table:formula="of:=([$'F1-mean'.B19]*[$'f-AUC'.B19])/([$'F1-mean'.B19]+[$'f-AUC'.B19])" office:value-type="float" office:value="0.362387946676316" calcext:value-type="float">
            <text:p>0.362387946676316</text:p>
          </table:table-cell>
          <table:table-cell/>
          <table:table-cell table:formula="of:=([$'F1-mean'.D19]*[$'f-AUC'.D19])/([$'F1-mean'.D19]+[$'f-AUC'.D19])" office:value-type="float" office:value="0.367446489626421" calcext:value-type="float">
            <text:p>0.367446489626421</text:p>
          </table:table-cell>
          <table:table-cell table:number-columns-repeated="6"/>
          <table:table-cell table:formula="of:=([$'F1-mean'.K19]*[$'f-AUC'.K19])/([$'F1-mean'.K19]+[$'f-AUC'.K19])" office:value-type="float" office:value="0.373849521593187" calcext:value-type="float">
            <text:p>0.373849521593187</text:p>
          </table:table-cell>
          <table:table-cell/>
          <table:table-cell table:formula="of:=([$'F1-mean'.M19]*[$'f-AUC'.M19])/([$'F1-mean'.M19]+[$'f-AUC'.M19])" office:value-type="float" office:value="0.367444179614369" calcext:value-type="float">
            <text:p>0.367444179614369</text:p>
          </table:table-cell>
          <table:table-cell table:formula="of:=([$'F1-mean'.N19]*[$'f-AUC'.N19])/([$'F1-mean'.N19]+[$'f-AUC'.N19])" office:value-type="float" office:value="0.370753275607513" calcext:value-type="float">
            <text:p>0.370753275607513</text:p>
          </table:table-cell>
          <table:table-cell table:formula="of:=([$'F1-mean'.O19]*[$'f-AUC'.O19])/([$'F1-mean'.O19]+[$'f-AUC'.O19])" office:value-type="float" office:value="0.362165745307163" calcext:value-type="float">
            <text:p>0.362165745307163</text:p>
          </table:table-cell>
          <table:table-cell table:number-columns-repeated="2"/>
          <table:table-cell table:formula="of:=([$'F1-mean'.R19]*[$'f-AUC'.R19])/([$'F1-mean'.R19]+[$'f-AUC'.R19])" office:value-type="float" office:value="0.367275865230449" calcext:value-type="float">
            <text:p>0.367275865230449</text:p>
          </table:table-cell>
          <table:table-cell table:number-columns-repeated="100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table:formula="of:=([$'F1-mean'.B20]*[$'f-AUC'.B20])/([$'F1-mean'.B20]+[$'f-AUC'.B20])" office:value-type="float" office:value="0.368671227587405" calcext:value-type="float">
            <text:p>0.368671227587405</text:p>
          </table:table-cell>
          <table:table-cell/>
          <table:table-cell table:formula="of:=([$'F1-mean'.D20]*[$'f-AUC'.D20])/([$'F1-mean'.D20]+[$'f-AUC'.D20])" office:value-type="float" office:value="0.367342847685516" calcext:value-type="float">
            <text:p>0.367342847685516</text:p>
          </table:table-cell>
          <table:table-cell table:number-columns-repeated="6"/>
          <table:table-cell table:formula="of:=([$'F1-mean'.K20]*[$'f-AUC'.K20])/([$'F1-mean'.K20]+[$'f-AUC'.K20])" office:value-type="float" office:value="0.369559931681573" calcext:value-type="float">
            <text:p>0.369559931681573</text:p>
          </table:table-cell>
          <table:table-cell/>
          <table:table-cell table:formula="of:=([$'F1-mean'.M20]*[$'f-AUC'.M20])/([$'F1-mean'.M20]+[$'f-AUC'.M20])" office:value-type="float" office:value="0.360667345252737" calcext:value-type="float">
            <text:p>0.360667345252737</text:p>
          </table:table-cell>
          <table:table-cell table:formula="of:=([$'F1-mean'.N20]*[$'f-AUC'.N20])/([$'F1-mean'.N20]+[$'f-AUC'.N20])" office:value-type="float" office:value="0.365788104585914" calcext:value-type="float">
            <text:p>0.365788104585914</text:p>
          </table:table-cell>
          <table:table-cell table:formula="of:=([$'F1-mean'.O20]*[$'f-AUC'.O20])/([$'F1-mean'.O20]+[$'f-AUC'.O20])" office:value-type="float" office:value="0.368659287466252" calcext:value-type="float">
            <text:p>0.368659287466252</text:p>
          </table:table-cell>
          <table:table-cell table:number-columns-repeated="2"/>
          <table:table-cell table:formula="of:=([$'F1-mean'.R20]*[$'f-AUC'.R20])/([$'F1-mean'.R20]+[$'f-AUC'.R20])" office:value-type="float" office:value="0.367108615539599" calcext:value-type="float">
            <text:p>0.367108615539599</text:p>
          </table:table-cell>
          <table:table-cell table:number-columns-repeated="100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table:formula="of:=([$'F1-mean'.D21]*[$'f-AUC'.D21])/([$'F1-mean'.D21]+[$'f-AUC'.D21])" office:value-type="float" office:value="0.367917529626585" calcext:value-type="float">
            <text:p>0.367917529626585</text:p>
          </table:table-cell>
          <table:table-cell table:number-columns-repeated="6"/>
          <table:table-cell table:formula="of:=([$'F1-mean'.K21]*[$'f-AUC'.K21])/([$'F1-mean'.K21]+[$'f-AUC'.K21])" office:value-type="float" office:value="0.366213308027175" calcext:value-type="float">
            <text:p>0.366213308027175</text:p>
          </table:table-cell>
          <table:table-cell/>
          <table:table-cell table:formula="of:=([$'F1-mean'.M21]*[$'f-AUC'.M21])/([$'F1-mean'.M21]+[$'f-AUC'.M21])" office:value-type="float" office:value="0.367702850118737" calcext:value-type="float">
            <text:p>0.367702850118737</text:p>
          </table:table-cell>
          <table:table-cell table:formula="of:=([$'F1-mean'.N21]*[$'f-AUC'.N21])/([$'F1-mean'.N21]+[$'f-AUC'.N21])" office:value-type="float" office:value="0.37207452471881" calcext:value-type="float">
            <text:p>0.37207452471881</text:p>
          </table:table-cell>
          <table:table-cell table:number-columns-repeated="3"/>
          <table:table-cell table:formula="of:=([$'F1-mean'.R21]*[$'f-AUC'.R21])/([$'F1-mean'.R21]+[$'f-AUC'.R21])" office:value-type="float" office:value="0.364974184834599" calcext:value-type="float">
            <text:p>0.364974184834599</text:p>
          </table:table-cell>
          <table:table-cell table:number-columns-repeated="100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table:formula="of:=([$'F1-mean'.D22]*[$'f-AUC'.D22])/([$'F1-mean'.D22]+[$'f-AUC'.D22])" office:value-type="float" office:value="0.369455492482758" calcext:value-type="float">
            <text:p>0.369455492482758</text:p>
          </table:table-cell>
          <table:table-cell table:number-columns-repeated="6"/>
          <table:table-cell table:formula="of:=([$'F1-mean'.K22]*[$'f-AUC'.K22])/([$'F1-mean'.K22]+[$'f-AUC'.K22])" office:value-type="float" office:value="0.36941249354987" calcext:value-type="float">
            <text:p>0.36941249354987</text:p>
          </table:table-cell>
          <table:table-cell/>
          <table:table-cell table:formula="of:=([$'F1-mean'.M22]*[$'f-AUC'.M22])/([$'F1-mean'.M22]+[$'f-AUC'.M22])" office:value-type="float" office:value="0.368851659088866" calcext:value-type="float">
            <text:p>0.368851659088866</text:p>
          </table:table-cell>
          <table:table-cell table:formula="of:=([$'F1-mean'.N22]*[$'f-AUC'.N22])/([$'F1-mean'.N22]+[$'f-AUC'.N22])" office:value-type="float" office:value="0.366676645518247" calcext:value-type="float">
            <text:p>0.366676645518247</text:p>
          </table:table-cell>
          <table:table-cell table:number-columns-repeated="3"/>
          <table:table-cell table:formula="of:=([$'F1-mean'.R22]*[$'f-AUC'.R22])/([$'F1-mean'.R22]+[$'f-AUC'.R22])" office:value-type="float" office:value="0.366437058935568" calcext:value-type="float">
            <text:p>0.366437058935568</text:p>
          </table:table-cell>
          <table:table-cell table:number-columns-repeated="100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table:formula="of:=([$'F1-mean'.D23]*[$'f-AUC'.D23])/([$'F1-mean'.D23]+[$'f-AUC'.D23])" office:value-type="float" office:value="0.367854733040137" calcext:value-type="float">
            <text:p>0.367854733040137</text:p>
          </table:table-cell>
          <table:table-cell table:number-columns-repeated="8"/>
          <table:table-cell table:formula="of:=([$'F1-mean'.M23]*[$'f-AUC'.M23])/([$'F1-mean'.M23]+[$'f-AUC'.M23])" office:value-type="float" office:value="0.367823338339181" calcext:value-type="float">
            <text:p>0.367823338339181</text:p>
          </table:table-cell>
          <table:table-cell table:formula="of:=([$'F1-mean'.N23]*[$'f-AUC'.N23])/([$'F1-mean'.N23]+[$'f-AUC'.N23])" office:value-type="float" office:value="0.375648263866181" calcext:value-type="float">
            <text:p>0.375648263866181</text:p>
          </table:table-cell>
          <table:table-cell table:number-columns-repeated="1010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11"/>
          <table:table-cell table:formula="of:=([$'F1-mean'.M24]*[$'f-AUC'.M24])/([$'F1-mean'.M24]+[$'f-AUC'.M24])" office:value-type="float" office:value="0.368332210386422" calcext:value-type="float">
            <text:p>0.368332210386422</text:p>
          </table:table-cell>
          <table:table-cell table:formula="of:=([$'F1-mean'.N24]*[$'f-AUC'.N24])/([$'F1-mean'.N24]+[$'f-AUC'.N24])" office:value-type="float" office:value="0.375468719086517" calcext:value-type="float">
            <text:p>0.375468719086517</text:p>
          </table:table-cell>
          <table:table-cell table:number-columns-repeated="1010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11"/>
          <table:table-cell table:formula="of:=([$'F1-mean'.M25]*[$'f-AUC'.M25])/([$'F1-mean'.M25]+[$'f-AUC'.M25])" office:value-type="float" office:value="0.368645640467738" calcext:value-type="float">
            <text:p>0.368645640467738</text:p>
          </table:table-cell>
          <table:table-cell table:formula="of:=([$'F1-mean'.N25]*[$'f-AUC'.N25])/([$'F1-mean'.N25]+[$'f-AUC'.N25])" office:value-type="float" office:value="0.374303193574786" calcext:value-type="float">
            <text:p>0.374303193574786</text:p>
          </table:table-cell>
          <table:table-cell table:number-columns-repeated="1010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11"/>
          <table:table-cell table:formula="of:=([$'F1-mean'.M26]*[$'f-AUC'.M26])/([$'F1-mean'.M26]+[$'f-AUC'.M26])" office:value-type="float" office:value="0.367766096267543" calcext:value-type="float">
            <text:p>0.367766096267543</text:p>
          </table:table-cell>
          <table:table-cell table:formula="of:=([$'F1-mean'.N26]*[$'f-AUC'.N26])/([$'F1-mean'.N26]+[$'f-AUC'.N26])" office:value-type="float" office:value="0.374153192600335" calcext:value-type="float">
            <text:p>0.374153192600335</text:p>
          </table:table-cell>
          <table:table-cell table:number-columns-repeated="1010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11"/>
          <table:table-cell table:formula="of:=([$'F1-mean'.M27]*[$'f-AUC'.M27])/([$'F1-mean'.M27]+[$'f-AUC'.M27])" office:value-type="float" office:value="0.363047756596077" calcext:value-type="float">
            <text:p>0.363047756596077</text:p>
          </table:table-cell>
          <table:table-cell table:formula="of:=([$'F1-mean'.N27]*[$'f-AUC'.N27])/([$'F1-mean'.N27]+[$'f-AUC'.N27])" office:value-type="float" office:value="0.368540527271018" calcext:value-type="float">
            <text:p>0.368540527271018</text:p>
          </table:table-cell>
          <table:table-cell table:number-columns-repeated="1010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11"/>
          <table:table-cell table:formula="of:=([$'F1-mean'.M28]*[$'f-AUC'.M28])/([$'F1-mean'.M28]+[$'f-AUC'.M28])" office:value-type="float" office:value="0.364031960091355" calcext:value-type="float">
            <text:p>0.364031960091355</text:p>
          </table:table-cell>
          <table:table-cell table:formula="of:=([$'F1-mean'.N28]*[$'f-AUC'.N28])/([$'F1-mean'.N28]+[$'f-AUC'.N28])" office:value-type="float" office:value="0.370279331892343" calcext:value-type="float">
            <text:p>0.370279331892343</text:p>
          </table:table-cell>
          <table:table-cell table:number-columns-repeated="1010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11"/>
          <table:table-cell table:formula="of:=([$'F1-mean'.M29]*[$'f-AUC'.M29])/([$'F1-mean'.M29]+[$'f-AUC'.M29])" office:value-type="float" office:value="0.366608396172548" calcext:value-type="float">
            <text:p>0.366608396172548</text:p>
          </table:table-cell>
          <table:table-cell table:formula="of:=([$'F1-mean'.N29]*[$'f-AUC'.N29])/([$'F1-mean'.N29]+[$'f-AUC'.N29])" office:value-type="float" office:value="0.372233144818661" calcext:value-type="float">
            <text:p>0.372233144818661</text:p>
          </table:table-cell>
          <table:table-cell table:number-columns-repeated="1010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11"/>
          <table:table-cell table:formula="of:=([$'F1-mean'.M30]*[$'f-AUC'.M30])/([$'F1-mean'.M30]+[$'f-AUC'.M30])" office:value-type="float" office:value="0.365893905368796" calcext:value-type="float">
            <text:p>0.365893905368796</text:p>
          </table:table-cell>
          <table:table-cell table:formula="of:=([$'F1-mean'.N30]*[$'f-AUC'.N30])/([$'F1-mean'.N30]+[$'f-AUC'.N30])" office:value-type="float" office:value="0.369560596276263" calcext:value-type="float">
            <text:p>0.369560596276263</text:p>
          </table:table-cell>
          <table:table-cell table:number-columns-repeated="1010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12"/>
          <table:table-cell table:formula="of:=([$'F1-mean'.N31]*[$'f-AUC'.N31])/([$'F1-mean'.N31]+[$'f-AUC'.N31])" office:value-type="float" office:value="0.371901961334941" calcext:value-type="float">
            <text:p>0.371901961334941</text:p>
          </table:table-cell>
          <table:table-cell table:number-columns-repeated="1010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MAX([.M3:.M31])" office:value-type="float" office:value="0.37345018307848" calcext:value-type="float">
            <text:p>0.37345018307848</text:p>
          </table:table-cell>
          <table:table-cell table:formula="of:=MAX([.N3:.N31])" office:value-type="float" office:value="0.375648263866181" calcext:value-type="float">
            <text:p>0.37564826386618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formula="of:=MAX([.B3:.H34])" office:value-type="float" office:value="0.372295249931519" calcext:value-type="float">
            <text:p>0.372295249931519</text:p>
          </table:table-cell>
          <table:table-cell table:number-columns-repeated="1022"/>
        </table:table-row>
        <table:table-row table:style-name="ro1">
          <table:table-cell/>
          <table:table-cell table:formula="of:=MAX([.K3:.Q35])" office:value-type="float" office:value="0.387553422736578" calcext:value-type="float">
            <text:p>0.38755342273657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00:25:03.802773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05T22:53:56.412569953</dc:date>
    <meta:editing-duration>P17DT22H36M32S</meta:editing-duration>
    <meta:editing-cycles>225</meta:editing-cycles>
    <meta:generator>LibreOffice/7.0.4.2$Linux_X86_64 LibreOffice_project/00$Build-2</meta:generator>
    <meta:document-statistic meta:table-count="4" meta:cell-count="148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5" chart:maximum="0.3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v12_9 with or w/out bn before saliency</text:p>
        </chart:title>
        <chart:legend chart:legend-position="end" svg:x="13.492cm" svg:y="3.454cm" style:legend-expansion="high" chart:style-name="ch3"/>
        <chart:plot-area chart:style-name="ch4" table:cell-range-address="'F1-mean f-AUC'.D2:'F1-mean f-AUC'.D23 'F1-mean f-AUC'.H2:'F1-mean f-AUC'.H23 'F1-mean f-AUC'.K2:'F1-mean f-AUC'.K23 'F1-mean f-AUC'.R2:'F1-mean f-AUC'.R22" chart:data-source-has-labels="row" svg:x="0.32cm" svg:y="1.275cm" svg:width="12.852cm" svg:height="7.545cm">
          <chart:coordinate-region svg:x="1.418cm" svg:y="1.474cm" svg:width="11.56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D3:'F1-mean f-AUC'.D23" chart:label-cell-address="'F1-mean f-AUC'.D2:'F1-mean f-AUC'.D2" chart:class="chart:line">
            <chart:data-point chart:repeated="21"/>
          </chart:series>
          <chart:series chart:style-name="ch9" chart:values-cell-range-address="'F1-mean f-AUC'.H3:'F1-mean f-AUC'.H23" chart:label-cell-address="'F1-mean f-AUC'.H2:'F1-mean f-AUC'.H2" chart:class="chart:line">
            <chart:data-point chart:repeated="21"/>
          </chart:series>
          <chart:series chart:style-name="ch10" chart:values-cell-range-address="'F1-mean f-AUC'.K3:'F1-mean f-AUC'.K23" chart:label-cell-address="'F1-mean f-AUC'.K2:'F1-mean f-AUC'.K2" chart:class="chart:line">
            <chart:data-point chart:repeated="21"/>
          </chart:series>
          <chart:series chart:style-name="ch11" chart:values-cell-range-address="'F1-mean f-AUC'.R3:'F1-mean f-AUC'.R22" chart:label-cell-address="'F1-mean f-AUC'.R2:'F1-mean f-AUC'.R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9</text:p>
                <draw:g>
                  <svg:desc>'F1-mean f-AUC'.D2:'F1-mean f-AUC'.D2</svg:desc>
                </draw:g>
              </table:table-cell>
              <table:table-cell office:value-type="string">
                <text:p>V12_12</text:p>
                <draw:g>
                  <svg:desc>'F1-mean f-AUC'.H2:'F1-mean f-AUC'.H2</svg:desc>
                </draw:g>
              </table:table-cell>
              <table:table-cell office:value-type="string">
                <text:p>v18</text:p>
                <draw:g>
                  <svg:desc>'F1-mean f-AUC'.K2:'F1-mean f-AUC'.K2</svg:desc>
                </draw:g>
              </table:table-cell>
              <table:table-cell office:value-type="string">
                <text:p>V18_2</text:p>
                <draw:g>
                  <svg:desc>'F1-mean f-AUC'.R2:'F1-mean f-AUC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965480270792">
                <text:p>0.357965480270792</text:p>
                <draw:g>
                  <svg:desc>'F1-mean f-AUC'.D3:'F1-mean f-AUC'.D23</svg:desc>
                </draw:g>
              </table:table-cell>
              <table:table-cell office:value-type="float" office:value="0.286549116389637">
                <text:p>0.286549116389637</text:p>
                <draw:g>
                  <svg:desc>'F1-mean f-AUC'.H3:'F1-mean f-AUC'.H23</svg:desc>
                </draw:g>
              </table:table-cell>
              <table:table-cell office:value-type="float" office:value="0.350666313416398">
                <text:p>0.350666313416398</text:p>
                <draw:g>
                  <svg:desc>'F1-mean f-AUC'.K3:'F1-mean f-AUC'.K23</svg:desc>
                </draw:g>
              </table:table-cell>
              <table:table-cell office:value-type="float" office:value="0.338265665449559">
                <text:p>0.338265665449559</text:p>
                <draw:g>
                  <svg:desc>'F1-mean f-AUC'.R3:'F1-mean f-AUC'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58311317616">
                <text:p>0.35058311317616</text:p>
              </table:table-cell>
              <table:table-cell office:value-type="float" office:value="0.360531682740063">
                <text:p>0.360531682740063</text:p>
              </table:table-cell>
              <table:table-cell office:value-type="float" office:value="0.358428346565336">
                <text:p>0.358428346565336</text:p>
              </table:table-cell>
              <table:table-cell office:value-type="float" office:value="0.354935513937782">
                <text:p>0.354935513937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417863163876">
                <text:p>0.363417863163876</text:p>
              </table:table-cell>
              <table:table-cell office:value-type="float" office:value="0.357752707314018">
                <text:p>0.357752707314018</text:p>
              </table:table-cell>
              <table:table-cell office:value-type="float" office:value="0.359673953561389">
                <text:p>0.359673953561389</text:p>
              </table:table-cell>
              <table:table-cell office:value-type="float" office:value="0.36241746374835">
                <text:p>0.36241746374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116170780518">
                <text:p>0.361116170780518</text:p>
              </table:table-cell>
              <table:table-cell office:value-type="float" office:value="0.370109259496852">
                <text:p>0.370109259496852</text:p>
              </table:table-cell>
              <table:table-cell office:value-type="float" office:value="0.363839277591246">
                <text:p>0.363839277591246</text:p>
              </table:table-cell>
              <table:table-cell office:value-type="float" office:value="0.362398447050865">
                <text:p>0.362398447050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500497035925">
                <text:p>0.371500497035925</text:p>
              </table:table-cell>
              <table:table-cell office:value-type="float" office:value="0.364993279247866">
                <text:p>0.364993279247866</text:p>
              </table:table-cell>
              <table:table-cell office:value-type="float" office:value="0.362835640613049">
                <text:p>0.362835640613049</text:p>
              </table:table-cell>
              <table:table-cell office:value-type="float" office:value="0.355540713254075">
                <text:p>0.355540713254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418464311351">
                <text:p>0.370418464311351</text:p>
              </table:table-cell>
              <table:table-cell office:value-type="float" office:value="0.365668865874075">
                <text:p>0.365668865874075</text:p>
              </table:table-cell>
              <table:table-cell office:value-type="float" office:value="0.369653316630346">
                <text:p>0.369653316630346</text:p>
              </table:table-cell>
              <table:table-cell office:value-type="float" office:value="0.373214838290607">
                <text:p>0.373214838290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680735470856">
                <text:p>0.371680735470856</text:p>
              </table:table-cell>
              <table:table-cell office:value-type="float" office:value="0.366747606993294">
                <text:p>0.366747606993294</text:p>
              </table:table-cell>
              <table:table-cell office:value-type="float" office:value="0.372052489770114">
                <text:p>0.372052489770114</text:p>
              </table:table-cell>
              <table:table-cell office:value-type="float" office:value="0.372496502479127">
                <text:p>0.372496502479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005488823981">
                <text:p>0.371005488823981</text:p>
              </table:table-cell>
              <table:table-cell office:value-type="float" office:value="0.363569315282503">
                <text:p>0.363569315282503</text:p>
              </table:table-cell>
              <table:table-cell office:value-type="float" office:value="0.371878622016307">
                <text:p>0.371878622016307</text:p>
              </table:table-cell>
              <table:table-cell office:value-type="float" office:value="0.368642839496018">
                <text:p>0.368642839496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0555808947">
                <text:p>0.3700555808947</text:p>
              </table:table-cell>
              <table:table-cell office:value-type="float" office:value="0.353678183230054">
                <text:p>0.353678183230054</text:p>
              </table:table-cell>
              <table:table-cell office:value-type="float" office:value="0.368755969390532">
                <text:p>0.368755969390532</text:p>
              </table:table-cell>
              <table:table-cell office:value-type="float" office:value="0.367161139565472">
                <text:p>0.367161139565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753083071885">
                <text:p>0.371753083071885</text:p>
              </table:table-cell>
              <table:table-cell office:value-type="float" office:value="0.362316382065805">
                <text:p>0.362316382065805</text:p>
              </table:table-cell>
              <table:table-cell office:value-type="float" office:value="0.370393351008768">
                <text:p>0.370393351008768</text:p>
              </table:table-cell>
              <table:table-cell office:value-type="float" office:value="0.361359459186288">
                <text:p>0.361359459186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006281846687">
                <text:p>0.364006281846687</text:p>
              </table:table-cell>
              <table:table-cell office:value-type="float" office:value="0.365143983043911">
                <text:p>0.365143983043911</text:p>
              </table:table-cell>
              <table:table-cell office:value-type="float" office:value="0.36873108171906">
                <text:p>0.36873108171906</text:p>
              </table:table-cell>
              <table:table-cell office:value-type="float" office:value="0.372743539442139">
                <text:p>0.372743539442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711479026146">
                <text:p>0.369711479026146</text:p>
              </table:table-cell>
              <table:table-cell office:value-type="float" office:value="0.365544913036312">
                <text:p>0.365544913036312</text:p>
              </table:table-cell>
              <table:table-cell office:value-type="float" office:value="0.372619013902937">
                <text:p>0.372619013902937</text:p>
              </table:table-cell>
              <table:table-cell office:value-type="float" office:value="0.370660472508094">
                <text:p>0.370660472508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942939151987">
                <text:p>0.371942939151987</text:p>
              </table:table-cell>
              <table:table-cell office:value-type="float" office:value="NaN">
                <text:p>NaN</text:p>
              </table:table-cell>
              <table:table-cell office:value-type="float" office:value="0.371713712699239">
                <text:p>0.371713712699239</text:p>
              </table:table-cell>
              <table:table-cell office:value-type="float" office:value="0.370426945737816">
                <text:p>0.370426945737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877661898039">
                <text:p>0.363877661898039</text:p>
              </table:table-cell>
              <table:table-cell office:value-type="float" office:value="NaN">
                <text:p>NaN</text:p>
              </table:table-cell>
              <table:table-cell office:value-type="float" office:value="0.368936703630557">
                <text:p>0.368936703630557</text:p>
              </table:table-cell>
              <table:table-cell office:value-type="float" office:value="0.366707803522063">
                <text:p>0.366707803522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066424965905">
                <text:p>0.368066424965905</text:p>
              </table:table-cell>
              <table:table-cell office:value-type="float" office:value="NaN">
                <text:p>NaN</text:p>
              </table:table-cell>
              <table:table-cell office:value-type="float" office:value="0.372072825466818">
                <text:p>0.372072825466818</text:p>
              </table:table-cell>
              <table:table-cell office:value-type="float" office:value="0.369757963124614">
                <text:p>0.369757963124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2295249931519">
                <text:p>0.372295249931519</text:p>
              </table:table-cell>
              <table:table-cell office:value-type="float" office:value="NaN">
                <text:p>NaN</text:p>
              </table:table-cell>
              <table:table-cell office:value-type="float" office:value="0.368459074170991">
                <text:p>0.368459074170991</text:p>
              </table:table-cell>
              <table:table-cell office:value-type="float" office:value="0.36904868409393">
                <text:p>0.36904868409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446489626421">
                <text:p>0.367446489626421</text:p>
              </table:table-cell>
              <table:table-cell office:value-type="float" office:value="NaN">
                <text:p>NaN</text:p>
              </table:table-cell>
              <table:table-cell office:value-type="float" office:value="0.373849521593187">
                <text:p>0.373849521593187</text:p>
              </table:table-cell>
              <table:table-cell office:value-type="float" office:value="0.367275865230449">
                <text:p>0.367275865230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342847685516">
                <text:p>0.367342847685516</text:p>
              </table:table-cell>
              <table:table-cell office:value-type="float" office:value="NaN">
                <text:p>NaN</text:p>
              </table:table-cell>
              <table:table-cell office:value-type="float" office:value="0.369559931681573">
                <text:p>0.369559931681573</text:p>
              </table:table-cell>
              <table:table-cell office:value-type="float" office:value="0.367108615539599">
                <text:p>0.367108615539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917529626585">
                <text:p>0.367917529626585</text:p>
              </table:table-cell>
              <table:table-cell office:value-type="float" office:value="NaN">
                <text:p>NaN</text:p>
              </table:table-cell>
              <table:table-cell office:value-type="float" office:value="0.366213308027175">
                <text:p>0.366213308027175</text:p>
              </table:table-cell>
              <table:table-cell office:value-type="float" office:value="0.364974184834599">
                <text:p>0.364974184834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455492482758">
                <text:p>0.369455492482758</text:p>
              </table:table-cell>
              <table:table-cell office:value-type="float" office:value="NaN">
                <text:p>NaN</text:p>
              </table:table-cell>
              <table:table-cell office:value-type="float" office:value="0.36941249354987">
                <text:p>0.36941249354987</text:p>
              </table:table-cell>
              <table:table-cell office:value-type="float" office:value="0.366437058935568">
                <text:p>0.366437058935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854733040137">
                <text:p>0.36785473304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orig dota (with vs w/out saliency)</text:p>
        </chart:title>
        <chart:legend chart:legend-position="end" svg:x="13.492cm" svg:y="3.952cm" style:legend-expansion="high" chart:style-name="ch3"/>
        <chart:plot-area chart:style-name="ch4" table:cell-range-address="'F1-mean f-AUC'.I2:'F1-mean f-AUC'.J23" chart:data-source-has-labels="row" svg:x="0.32cm" svg:y="1.275cm" svg:width="12.852cm" svg:height="7.545cm">
          <chart:coordinate-region svg:x="1.418cm" svg:y="1.474cm" svg:width="11.567cm" svg:height="6.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1-mean f-AUC'.I3:'F1-mean f-AUC'.I23" chart:label-cell-address="'F1-mean f-AUC'.I2:'F1-mean f-AUC'.I2" chart:class="chart:line">
            <chart:data-point chart:repeated="21"/>
          </chart:series>
          <chart:series chart:style-name="ch8" chart:values-cell-range-address="'F1-mean f-AUC'.J3:'F1-mean f-AUC'.J23" chart:label-cell-address="'F1-mean f-AUC'.J2:'F1-mean f-AUC'.J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13</text:p>
                <draw:g>
                  <svg:desc>'F1-mean f-AUC'.I2:'F1-mean f-AUC'.I2</svg:desc>
                </draw:g>
              </table:table-cell>
              <table:table-cell office:value-type="string">
                <text:p>V12_14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0823485486598">
                <text:p>0.350823485486598</text:p>
                <draw:g>
                  <svg:desc>'F1-mean f-AUC'.I3:'F1-mean f-AUC'.I23</svg:desc>
                </draw:g>
              </table:table-cell>
              <table:table-cell office:value-type="float" office:value="0.359413562694947">
                <text:p>0.359413562694947</text:p>
                <draw:g>
                  <svg:desc>'F1-mean f-AUC'.J3:'F1-mean f-AUC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55040604057">
                <text:p>0.35955040604057</text:p>
              </table:table-cell>
              <table:table-cell office:value-type="float" office:value="0.365122604371168">
                <text:p>0.365122604371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7249585158464">
                <text:p>0.367249585158464</text:p>
              </table:table-cell>
              <table:table-cell office:value-type="float" office:value="0.370948511724701">
                <text:p>0.370948511724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5261314758143">
                <text:p>0.365261314758143</text:p>
              </table:table-cell>
              <table:table-cell office:value-type="float" office:value="0.371006132971725">
                <text:p>0.371006132971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5092516841509">
                <text:p>0.365092516841509</text:p>
              </table:table-cell>
              <table:table-cell office:value-type="float" office:value="0.372234649830761">
                <text:p>0.372234649830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0456796293094">
                <text:p>0.360456796293094</text:p>
              </table:table-cell>
              <table:table-cell office:value-type="float" office:value="0.36908513385629">
                <text:p>0.36908513385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2109124678115">
                <text:p>0.362109124678115</text:p>
              </table:table-cell>
              <table:table-cell office:value-type="float" office:value="0.371450091517168">
                <text:p>0.371450091517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9109637888423">
                <text:p>0.359109637888423</text:p>
              </table:table-cell>
              <table:table-cell office:value-type="float" office:value="0.370008695536604">
                <text:p>0.370008695536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1214847767416">
                <text:p>0.361214847767416</text:p>
              </table:table-cell>
              <table:table-cell office:value-type="float" office:value="0.364913024920635">
                <text:p>0.364913024920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2994667619335">
                <text:p>0.362994667619335</text:p>
              </table:table-cell>
              <table:table-cell office:value-type="float" office:value="0.367010231034082">
                <text:p>0.367010231034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366549901986512">
                <text:p>0.366549901986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362969296417985">
                <text:p>0.362969296417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361399815834667">
                <text:p>0.361399815834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367312538281282">
                <text:p>0.367312538281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random batch</text:p>
        </chart:title>
        <chart:legend chart:legend-position="end" svg:x="13.307cm" svg:y="3.454cm" style:legend-expansion="high" chart:style-name="ch3"/>
        <chart:plot-area chart:style-name="ch4" table:cell-range-address="'F1-mean f-AUC'.D2:'F1-mean f-AUC'.D23 'F1-mean f-AUC'.M2:'F1-mean f-AUC'.M30 'F1-mean f-AUC'.N2:'F1-mean f-AUC'.N31 'F1-mean f-AUC'.O2:'F1-mean f-AUC'.O23" chart:data-source-has-labels="row" svg:x="0.32cm" svg:y="1.275cm" svg:width="12.667cm" svg:height="7.545cm">
          <chart:coordinate-region svg:x="1.232cm" svg:y="1.474cm" svg:width="11.75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1-mean f-AUC'.D3:'F1-mean f-AUC'.D23" chart:label-cell-address="'F1-mean f-AUC'.D2:'F1-mean f-AUC'.D2" chart:class="chart:line">
            <chart:data-point chart:repeated="21"/>
          </chart:series>
          <chart:series chart:style-name="ch8" chart:values-cell-range-address="'F1-mean f-AUC'.M3:'F1-mean f-AUC'.M30" chart:label-cell-address="'F1-mean f-AUC'.M2:'F1-mean f-AUC'.M2" chart:class="chart:line">
            <chart:data-point chart:repeated="28"/>
          </chart:series>
          <chart:series chart:style-name="ch9" chart:values-cell-range-address="'F1-mean f-AUC'.N3:'F1-mean f-AUC'.N31" chart:label-cell-address="'F1-mean f-AUC'.N2:'F1-mean f-AUC'.N2" chart:class="chart:line">
            <chart:data-point chart:repeated="29"/>
          </chart:series>
          <chart:series chart:style-name="ch10" chart:values-cell-range-address="'F1-mean f-AUC'.O3:'F1-mean f-AUC'.O23" chart:label-cell-address="'F1-mean f-AUC'.O2:'F1-mean f-AUC'.O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9</text:p>
                <draw:g>
                  <svg:desc>'F1-mean f-AUC'.D2:'F1-mean f-AUC'.D2</svg:desc>
                </draw:g>
              </table:table-cell>
              <table:table-cell office:value-type="string">
                <text:p>V12_9_5</text:p>
                <draw:g>
                  <svg:desc>'F1-mean f-AUC'.M2:'F1-mean f-AUC'.M2</svg:desc>
                </draw:g>
              </table:table-cell>
              <table:table-cell office:value-type="string">
                <text:p>V12_9_6</text:p>
                <draw:g>
                  <svg:desc>'F1-mean f-AUC'.N2:'F1-mean f-AUC'.N2</svg:desc>
                </draw:g>
              </table:table-cell>
              <table:table-cell office:value-type="string">
                <text:p>V12_9_7</text:p>
                <draw:g>
                  <svg:desc>'F1-mean f-AUC'.O2:'F1-mean f-AUC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965480270792">
                <text:p>0.357965480270792</text:p>
                <draw:g>
                  <svg:desc>'F1-mean f-AUC'.D3:'F1-mean f-AUC'.D23</svg:desc>
                </draw:g>
              </table:table-cell>
              <table:table-cell office:value-type="float" office:value="0.354355027016086">
                <text:p>0.354355027016086</text:p>
                <draw:g>
                  <svg:desc>'F1-mean f-AUC'.M3:'F1-mean f-AUC'.M30</svg:desc>
                </draw:g>
              </table:table-cell>
              <table:table-cell office:value-type="float" office:value="0.347519502752321">
                <text:p>0.347519502752321</text:p>
                <draw:g>
                  <svg:desc>'F1-mean f-AUC'.N3:'F1-mean f-AUC'.N31</svg:desc>
                </draw:g>
              </table:table-cell>
              <table:table-cell office:value-type="float" office:value="0.354905765871514">
                <text:p>0.354905765871514</text:p>
                <draw:g>
                  <svg:desc>'F1-mean f-AUC'.O3:'F1-mean f-AUC'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58311317616">
                <text:p>0.35058311317616</text:p>
              </table:table-cell>
              <table:table-cell office:value-type="float" office:value="0.354629489923039">
                <text:p>0.354629489923039</text:p>
              </table:table-cell>
              <table:table-cell office:value-type="float" office:value="0.342012853806942">
                <text:p>0.342012853806942</text:p>
              </table:table-cell>
              <table:table-cell office:value-type="float" office:value="0.363340356377881">
                <text:p>0.363340356377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417863163876">
                <text:p>0.363417863163876</text:p>
              </table:table-cell>
              <table:table-cell office:value-type="float" office:value="0.360415602132018">
                <text:p>0.360415602132018</text:p>
              </table:table-cell>
              <table:table-cell office:value-type="float" office:value="0.352553348306132">
                <text:p>0.352553348306132</text:p>
              </table:table-cell>
              <table:table-cell office:value-type="float" office:value="0.365175322675264">
                <text:p>0.36517532267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116170780518">
                <text:p>0.361116170780518</text:p>
              </table:table-cell>
              <table:table-cell office:value-type="float" office:value="0.362318363623287">
                <text:p>0.362318363623287</text:p>
              </table:table-cell>
              <table:table-cell office:value-type="float" office:value="0.345505281967822">
                <text:p>0.345505281967822</text:p>
              </table:table-cell>
              <table:table-cell office:value-type="float" office:value="0.365873441788624">
                <text:p>0.365873441788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500497035925">
                <text:p>0.371500497035925</text:p>
              </table:table-cell>
              <table:table-cell office:value-type="float" office:value="0.363299286446931">
                <text:p>0.363299286446931</text:p>
              </table:table-cell>
              <table:table-cell office:value-type="float" office:value="0.365178867826872">
                <text:p>0.365178867826872</text:p>
              </table:table-cell>
              <table:table-cell office:value-type="float" office:value="0.36896044199219">
                <text:p>0.36896044199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418464311351">
                <text:p>0.370418464311351</text:p>
              </table:table-cell>
              <table:table-cell office:value-type="float" office:value="0.362614340051192">
                <text:p>0.362614340051192</text:p>
              </table:table-cell>
              <table:table-cell office:value-type="float" office:value="0.366345917430075">
                <text:p>0.366345917430075</text:p>
              </table:table-cell>
              <table:table-cell office:value-type="float" office:value="0.367767729050554">
                <text:p>0.367767729050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680735470856">
                <text:p>0.371680735470856</text:p>
              </table:table-cell>
              <table:table-cell office:value-type="float" office:value="0.36308810972793">
                <text:p>0.36308810972793</text:p>
              </table:table-cell>
              <table:table-cell office:value-type="float" office:value="0.362997226651843">
                <text:p>0.362997226651843</text:p>
              </table:table-cell>
              <table:table-cell office:value-type="float" office:value="0.372118246281407">
                <text:p>0.372118246281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005488823981">
                <text:p>0.371005488823981</text:p>
              </table:table-cell>
              <table:table-cell office:value-type="float" office:value="0.367786126402052">
                <text:p>0.367786126402052</text:p>
              </table:table-cell>
              <table:table-cell office:value-type="float" office:value="0.363592334723424">
                <text:p>0.363592334723424</text:p>
              </table:table-cell>
              <table:table-cell office:value-type="float" office:value="0.361988227624708">
                <text:p>0.361988227624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0555808947">
                <text:p>0.3700555808947</text:p>
              </table:table-cell>
              <table:table-cell office:value-type="float" office:value="0.368524045895579">
                <text:p>0.368524045895579</text:p>
              </table:table-cell>
              <table:table-cell office:value-type="float" office:value="0.37059685751374">
                <text:p>0.37059685751374</text:p>
              </table:table-cell>
              <table:table-cell office:value-type="float" office:value="0.370695832436756">
                <text:p>0.370695832436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753083071885">
                <text:p>0.371753083071885</text:p>
              </table:table-cell>
              <table:table-cell office:value-type="float" office:value="0.370745390506479">
                <text:p>0.370745390506479</text:p>
              </table:table-cell>
              <table:table-cell office:value-type="float" office:value="0.371066838086776">
                <text:p>0.371066838086776</text:p>
              </table:table-cell>
              <table:table-cell office:value-type="float" office:value="0.375581891635862">
                <text:p>0.375581891635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006281846687">
                <text:p>0.364006281846687</text:p>
              </table:table-cell>
              <table:table-cell office:value-type="float" office:value="0.363523746977159">
                <text:p>0.363523746977159</text:p>
              </table:table-cell>
              <table:table-cell office:value-type="float" office:value="0.368849874122996">
                <text:p>0.368849874122996</text:p>
              </table:table-cell>
              <table:table-cell office:value-type="float" office:value="0.3633877290564">
                <text:p>0.3633877290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711479026146">
                <text:p>0.369711479026146</text:p>
              </table:table-cell>
              <table:table-cell office:value-type="float" office:value="0.371359260406162">
                <text:p>0.371359260406162</text:p>
              </table:table-cell>
              <table:table-cell office:value-type="float" office:value="0.369860780000216">
                <text:p>0.369860780000216</text:p>
              </table:table-cell>
              <table:table-cell office:value-type="float" office:value="0.367388501616649">
                <text:p>0.367388501616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942939151987">
                <text:p>0.371942939151987</text:p>
              </table:table-cell>
              <table:table-cell office:value-type="float" office:value="0.368333238802464">
                <text:p>0.368333238802464</text:p>
              </table:table-cell>
              <table:table-cell office:value-type="float" office:value="0.362874680802102">
                <text:p>0.362874680802102</text:p>
              </table:table-cell>
              <table:table-cell office:value-type="float" office:value="0.371870817164069">
                <text:p>0.371870817164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877661898039">
                <text:p>0.363877661898039</text:p>
              </table:table-cell>
              <table:table-cell office:value-type="float" office:value="0.366776665759246">
                <text:p>0.366776665759246</text:p>
              </table:table-cell>
              <table:table-cell office:value-type="float" office:value="0.37173109514837">
                <text:p>0.37173109514837</text:p>
              </table:table-cell>
              <table:table-cell office:value-type="float" office:value="0.363131464646056">
                <text:p>0.363131464646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066424965905">
                <text:p>0.368066424965905</text:p>
              </table:table-cell>
              <table:table-cell office:value-type="float" office:value="0.37345018307848">
                <text:p>0.37345018307848</text:p>
              </table:table-cell>
              <table:table-cell office:value-type="float" office:value="0.370095409729323">
                <text:p>0.370095409729323</text:p>
              </table:table-cell>
              <table:table-cell office:value-type="float" office:value="0.366492328371202">
                <text:p>0.366492328371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2295249931519">
                <text:p>0.372295249931519</text:p>
              </table:table-cell>
              <table:table-cell office:value-type="float" office:value="0.369353159408696">
                <text:p>0.369353159408696</text:p>
              </table:table-cell>
              <table:table-cell office:value-type="float" office:value="0.371451261386773">
                <text:p>0.371451261386773</text:p>
              </table:table-cell>
              <table:table-cell office:value-type="float" office:value="0.367442015634896">
                <text:p>0.367442015634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446489626421">
                <text:p>0.367446489626421</text:p>
              </table:table-cell>
              <table:table-cell office:value-type="float" office:value="0.367444179614369">
                <text:p>0.367444179614369</text:p>
              </table:table-cell>
              <table:table-cell office:value-type="float" office:value="0.370753275607513">
                <text:p>0.370753275607513</text:p>
              </table:table-cell>
              <table:table-cell office:value-type="float" office:value="0.362165745307163">
                <text:p>0.362165745307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342847685516">
                <text:p>0.367342847685516</text:p>
              </table:table-cell>
              <table:table-cell office:value-type="float" office:value="0.360667345252737">
                <text:p>0.360667345252737</text:p>
              </table:table-cell>
              <table:table-cell office:value-type="float" office:value="0.365788104585914">
                <text:p>0.365788104585914</text:p>
              </table:table-cell>
              <table:table-cell office:value-type="float" office:value="0.368659287466252">
                <text:p>0.368659287466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917529626585">
                <text:p>0.367917529626585</text:p>
              </table:table-cell>
              <table:table-cell office:value-type="float" office:value="0.367702850118737">
                <text:p>0.367702850118737</text:p>
              </table:table-cell>
              <table:table-cell office:value-type="float" office:value="0.37207452471881">
                <text:p>0.3720745247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455492482758">
                <text:p>0.369455492482758</text:p>
              </table:table-cell>
              <table:table-cell office:value-type="float" office:value="0.368851659088866">
                <text:p>0.368851659088866</text:p>
              </table:table-cell>
              <table:table-cell office:value-type="float" office:value="0.366676645518247">
                <text:p>0.366676645518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854733040137">
                <text:p>0.367854733040137</text:p>
              </table:table-cell>
              <table:table-cell office:value-type="float" office:value="0.367823338339181">
                <text:p>0.367823338339181</text:p>
              </table:table-cell>
              <table:table-cell office:value-type="float" office:value="0.375648263866181">
                <text:p>0.375648263866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8332210386422">
                <text:p>0.368332210386422</text:p>
              </table:table-cell>
              <table:table-cell office:value-type="float" office:value="0.375468719086517">
                <text:p>0.375468719086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8645640467738">
                <text:p>0.368645640467738</text:p>
              </table:table-cell>
              <table:table-cell office:value-type="float" office:value="0.374303193574786">
                <text:p>0.374303193574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7766096267543">
                <text:p>0.367766096267543</text:p>
              </table:table-cell>
              <table:table-cell office:value-type="float" office:value="0.374153192600335">
                <text:p>0.37415319260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3047756596077">
                <text:p>0.363047756596077</text:p>
              </table:table-cell>
              <table:table-cell office:value-type="float" office:value="0.368540527271018">
                <text:p>0.36854052727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4031960091355">
                <text:p>0.364031960091355</text:p>
              </table:table-cell>
              <table:table-cell office:value-type="float" office:value="0.370279331892343">
                <text:p>0.37027933189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6608396172548">
                <text:p>0.366608396172548</text:p>
              </table:table-cell>
              <table:table-cell office:value-type="float" office:value="0.372233144818661">
                <text:p>0.372233144818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5893905368796">
                <text:p>0.365893905368796</text:p>
              </table:table-cell>
              <table:table-cell office:value-type="float" office:value="0.369560596276263">
                <text:p>0.369560596276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901961334941">
                <text:p>0.3719019613349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57cm" svg:y="0.316cm" chart:style-name="ch2">
          <text:p>240x320 vs 480x640 vs 768x1024</text:p>
        </chart:title>
        <chart:legend chart:legend-position="end" svg:x="13.307cm" svg:y="3.454cm" style:legend-expansion="high" chart:style-name="ch3"/>
        <chart:plot-area chart:style-name="ch4" table:cell-range-address="'F1-mean f-AUC'.D2:'F1-mean f-AUC'.D23 'F1-mean f-AUC'.L2:'F1-mean f-AUC'.L23 'F1-mean f-AUC'.Q2:'F1-mean f-AUC'.Q25 'F1-mean f-AUC'.X2:'F1-mean f-AUC'.X15" chart:data-source-has-labels="row" svg:x="0.32cm" svg:y="1.275cm" svg:width="12.667cm" svg:height="7.545cm">
          <chart:coordinate-region svg:x="1.232cm" svg:y="1.474cm" svg:width="11.75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1-mean f-AUC'.D3:'F1-mean f-AUC'.D23" chart:label-cell-address="'F1-mean f-AUC'.D2:'F1-mean f-AUC'.D2" chart:class="chart:line">
            <chart:data-point chart:repeated="21"/>
          </chart:series>
          <chart:series chart:style-name="ch8" chart:values-cell-range-address="'F1-mean f-AUC'.L3:'F1-mean f-AUC'.L23" chart:label-cell-address="'F1-mean f-AUC'.L2:'F1-mean f-AUC'.L2" chart:class="chart:line">
            <chart:data-point chart:repeated="21"/>
          </chart:series>
          <chart:series chart:style-name="ch9" chart:values-cell-range-address="'F1-mean f-AUC'.Q3:'F1-mean f-AUC'.Q25" chart:label-cell-address="'F1-mean f-AUC'.Q2:'F1-mean f-AUC'.Q2" chart:class="chart:line">
            <chart:data-point chart:repeated="23"/>
          </chart:series>
          <chart:series chart:style-name="ch10" chart:values-cell-range-address="'F1-mean f-AUC'.X3:'F1-mean f-AUC'.X15" chart:label-cell-address="'F1-mean f-AUC'.X2:'F1-mean f-AUC'.X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9</text:p>
                <draw:g>
                  <svg:desc>'F1-mean f-AUC'.D2:'F1-mean f-AUC'.D2</svg:desc>
                </draw:g>
              </table:table-cell>
              <table:table-cell office:value-type="string">
                <text:p>V12_9_4</text:p>
                <draw:g>
                  <svg:desc>'F1-mean f-AUC'.L2:'F1-mean f-AUC'.L2</svg:desc>
                </draw:g>
              </table:table-cell>
              <table:table-cell office:value-type="string">
                <text:p>V12_9_8</text:p>
                <draw:g>
                  <svg:desc>'F1-mean f-AUC'.Q2:'F1-mean f-AUC'.Q2</svg:desc>
                </draw:g>
              </table:table-cell>
              <table:table-cell office:value-type="string">
                <text:p>V12_9_9</text:p>
                <draw:g>
                  <svg:desc>'F1-mean f-AUC'.X2:'F1-mean f-AUC'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965480270792">
                <text:p>0.357965480270792</text:p>
                <draw:g>
                  <svg:desc>'F1-mean f-AUC'.D3:'F1-mean f-AUC'.D23</svg:desc>
                </draw:g>
              </table:table-cell>
              <table:table-cell office:value-type="float" office:value="0.368159975195823">
                <text:p>0.368159975195823</text:p>
                <draw:g>
                  <svg:desc>'F1-mean f-AUC'.L3:'F1-mean f-AUC'.L23</svg:desc>
                </draw:g>
              </table:table-cell>
              <table:table-cell office:value-type="float" office:value="0.366349962250804">
                <text:p>0.366349962250804</text:p>
                <draw:g>
                  <svg:desc>'F1-mean f-AUC'.Q3:'F1-mean f-AUC'.Q25</svg:desc>
                </draw:g>
              </table:table-cell>
              <table:table-cell office:value-type="float" office:value="0.369028970883229">
                <text:p>0.369028970883229</text:p>
                <draw:g>
                  <svg:desc>'F1-mean f-AUC'.X3:'F1-mean f-AUC'.X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58311317616">
                <text:p>0.35058311317616</text:p>
              </table:table-cell>
              <table:table-cell office:value-type="float" office:value="0.378306381349524">
                <text:p>0.378306381349524</text:p>
              </table:table-cell>
              <table:table-cell office:value-type="float" office:value="0.381384069165621">
                <text:p>0.381384069165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417863163876">
                <text:p>0.363417863163876</text:p>
              </table:table-cell>
              <table:table-cell office:value-type="float" office:value="0.384087815574512">
                <text:p>0.384087815574512</text:p>
              </table:table-cell>
              <table:table-cell office:value-type="float" office:value="0.386872737345951">
                <text:p>0.386872737345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116170780518">
                <text:p>0.361116170780518</text:p>
              </table:table-cell>
              <table:table-cell office:value-type="float" office:value="0.387553422736578">
                <text:p>0.387553422736578</text:p>
              </table:table-cell>
              <table:table-cell office:value-type="float" office:value="0.385924021046372">
                <text:p>0.38592402104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500497035925">
                <text:p>0.371500497035925</text:p>
              </table:table-cell>
              <table:table-cell office:value-type="float" office:value="0.387198211230132">
                <text:p>0.38719821123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418464311351">
                <text:p>0.370418464311351</text:p>
              </table:table-cell>
              <table:table-cell office:value-type="float" office:value="0.38518666365121">
                <text:p>0.3851866636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680735470856">
                <text:p>0.371680735470856</text:p>
              </table:table-cell>
              <table:table-cell office:value-type="float" office:value="0.384941250693332">
                <text:p>0.38494125069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005488823981">
                <text:p>0.371005488823981</text:p>
              </table:table-cell>
              <table:table-cell office:value-type="float" office:value="0.384719562165664">
                <text:p>0.38471956216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0555808947">
                <text:p>0.3700555808947</text:p>
              </table:table-cell>
              <table:table-cell office:value-type="float" office:value="0.38106299776755">
                <text:p>0.3810629977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753083071885">
                <text:p>0.371753083071885</text:p>
              </table:table-cell>
              <table:table-cell office:value-type="float" office:value="0.382452315843044">
                <text:p>0.38245231584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006281846687">
                <text:p>0.364006281846687</text:p>
              </table:table-cell>
              <table:table-cell office:value-type="float" office:value="0.379917210368356">
                <text:p>0.37991721036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711479026146">
                <text:p>0.36971147902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942939151987">
                <text:p>0.37194293915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877661898039">
                <text:p>0.36387766189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066424965905">
                <text:p>0.36806642496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2295249931519">
                <text:p>0.37229524993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446489626421">
                <text:p>0.36744648962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342847685516">
                <text:p>0.36734284768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917529626585">
                <text:p>0.36791752962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455492482758">
                <text:p>0.36945549248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854733040137">
                <text:p>0.36785473304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22cm" svg:y="0.316cm" chart:style-name="ch2">
          <text:p>with vs w/out lr adjusted</text:p>
        </chart:title>
        <chart:legend chart:legend-position="end" svg:x="13.73cm" svg:y="3.952cm" style:legend-expansion="high" chart:style-name="ch3"/>
        <chart:plot-area chart:style-name="ch4" table:cell-range-address="'F1-mean f-AUC'.D2:'F1-mean f-AUC'.D23 'F1-mean f-AUC'.P2:'F1-mean f-AUC'.P23" chart:data-source-has-labels="row" svg:x="0.32cm" svg:y="1.275cm" svg:width="13.09cm" svg:height="7.545cm">
          <chart:coordinate-region svg:x="1.418cm" svg:y="1.474cm" svg:width="11.80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1-mean f-AUC'.D3:'F1-mean f-AUC'.D23" chart:label-cell-address="'F1-mean f-AUC'.D2:'F1-mean f-AUC'.D2" chart:class="chart:line">
            <chart:data-point chart:repeated="21"/>
          </chart:series>
          <chart:series chart:style-name="ch8" chart:values-cell-range-address="'F1-mean f-AUC'.P3:'F1-mean f-AUC'.P23" chart:label-cell-address="'F1-mean f-AUC'.P2:'F1-mean f-AUC'.P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9</text:p>
                <draw:g>
                  <svg:desc>'F1-mean f-AUC'.D2:'F1-mean f-AUC'.D2</svg:desc>
                </draw:g>
              </table:table-cell>
              <table:table-cell office:value-type="string">
                <text:p>v20</text:p>
                <draw:g>
                  <svg:desc>'F1-mean f-AUC'.P2:'F1-mean f-AUC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965480270792">
                <text:p>0.357965480270792</text:p>
                <draw:g>
                  <svg:desc>'F1-mean f-AUC'.D3:'F1-mean f-AUC'.D23</svg:desc>
                </draw:g>
              </table:table-cell>
              <table:table-cell office:value-type="float" office:value="0.364579932606622">
                <text:p>0.364579932606622</text:p>
                <draw:g>
                  <svg:desc>'F1-mean f-AUC'.P3:'F1-mean f-AUC'.P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58311317616">
                <text:p>0.35058311317616</text:p>
              </table:table-cell>
              <table:table-cell office:value-type="float" office:value="0.366141787784164">
                <text:p>0.36614178778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417863163876">
                <text:p>0.363417863163876</text:p>
              </table:table-cell>
              <table:table-cell office:value-type="float" office:value="0.371384211027802">
                <text:p>0.371384211027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116170780518">
                <text:p>0.361116170780518</text:p>
              </table:table-cell>
              <table:table-cell office:value-type="float" office:value="0.360576255760021">
                <text:p>0.36057625576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500497035925">
                <text:p>0.371500497035925</text:p>
              </table:table-cell>
              <table:table-cell office:value-type="float" office:value="0.364310858567773">
                <text:p>0.364310858567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418464311351">
                <text:p>0.370418464311351</text:p>
              </table:table-cell>
              <table:table-cell office:value-type="float" office:value="0.361633973386191">
                <text:p>0.361633973386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680735470856">
                <text:p>0.371680735470856</text:p>
              </table:table-cell>
              <table:table-cell office:value-type="float" office:value="0.356723443233696">
                <text:p>0.356723443233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005488823981">
                <text:p>0.371005488823981</text:p>
              </table:table-cell>
              <table:table-cell office:value-type="float" office:value="0.357400975056273">
                <text:p>0.357400975056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0555808947">
                <text:p>0.3700555808947</text:p>
              </table:table-cell>
              <table:table-cell office:value-type="float" office:value="0.364514715487986">
                <text:p>0.364514715487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753083071885">
                <text:p>0.371753083071885</text:p>
              </table:table-cell>
              <table:table-cell office:value-type="float" office:value="0.360165696552139">
                <text:p>0.360165696552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006281846687">
                <text:p>0.364006281846687</text:p>
              </table:table-cell>
              <table:table-cell office:value-type="float" office:value="0.358719877617248">
                <text:p>0.358719877617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711479026146">
                <text:p>0.369711479026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942939151987">
                <text:p>0.37194293915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877661898039">
                <text:p>0.363877661898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066424965905">
                <text:p>0.368066424965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2295249931519">
                <text:p>0.37229524993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446489626421">
                <text:p>0.36744648962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342847685516">
                <text:p>0.36734284768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917529626585">
                <text:p>0.36791752962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455492482758">
                <text:p>0.36945549248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854733040137">
                <text:p>0.3678547330401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class weight</text:p>
        </chart:title>
        <chart:legend chart:legend-position="end" svg:x="13.677cm" svg:y="2.956cm" style:legend-expansion="high" chart:style-name="ch3"/>
        <chart:plot-area chart:style-name="ch4" table:cell-range-address="'F1-mean f-AUC'.D2:'F1-mean f-AUC'.D23 'F1-mean f-AUC'.S2:'F1-mean f-AUC'.V23 'F1-mean f-AUC'.W2:'F1-mean f-AUC'.W22" chart:data-source-has-labels="row" svg:x="0.32cm" svg:y="1.275cm" svg:width="13.037cm" svg:height="7.545cm">
          <chart:coordinate-region svg:x="1.232cm" svg:y="1.474cm" svg:width="11.93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D3:'F1-mean f-AUC'.D23" chart:label-cell-address="'F1-mean f-AUC'.D2:'F1-mean f-AUC'.D2" chart:class="chart:line">
            <chart:data-point chart:repeated="21"/>
          </chart:series>
          <chart:series chart:style-name="ch9" chart:values-cell-range-address="'F1-mean f-AUC'.S3:'F1-mean f-AUC'.S23" chart:label-cell-address="'F1-mean f-AUC'.S2:'F1-mean f-AUC'.S2" chart:class="chart:line">
            <chart:data-point chart:repeated="21"/>
          </chart:series>
          <chart:series chart:style-name="ch10" chart:values-cell-range-address="'F1-mean f-AUC'.T3:'F1-mean f-AUC'.T23" chart:label-cell-address="'F1-mean f-AUC'.T2:'F1-mean f-AUC'.T2" chart:class="chart:line">
            <chart:data-point chart:repeated="21"/>
          </chart:series>
          <chart:series chart:style-name="ch11" chart:values-cell-range-address="'F1-mean f-AUC'.U3:'F1-mean f-AUC'.U23" chart:label-cell-address="'F1-mean f-AUC'.U2:'F1-mean f-AUC'.U2" chart:class="chart:line">
            <chart:data-point chart:repeated="21"/>
          </chart:series>
          <chart:series chart:style-name="ch12" chart:values-cell-range-address="'F1-mean f-AUC'.V3:'F1-mean f-AUC'.V23" chart:label-cell-address="'F1-mean f-AUC'.V2:'F1-mean f-AUC'.V2" chart:class="chart:line">
            <chart:data-point chart:repeated="21"/>
          </chart:series>
          <chart:series chart:style-name="ch13" chart:values-cell-range-address="'F1-mean f-AUC'.W3:'F1-mean f-AUC'.W22" chart:label-cell-address="'F1-mean f-AUC'.W2:'F1-mean f-AUC'.W2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9</text:p>
                <draw:g>
                  <svg:desc>'F1-mean f-AUC'.D2:'F1-mean f-AUC'.D2</svg:desc>
                </draw:g>
              </table:table-cell>
              <table:table-cell office:value-type="string">
                <text:p>v21</text:p>
                <draw:g>
                  <svg:desc>'F1-mean f-AUC'.S2:'F1-mean f-AUC'.S2</svg:desc>
                </draw:g>
              </table:table-cell>
              <table:table-cell office:value-type="string">
                <text:p>V21_2</text:p>
                <draw:g>
                  <svg:desc>'F1-mean f-AUC'.T2:'F1-mean f-AUC'.T2</svg:desc>
                </draw:g>
              </table:table-cell>
              <table:table-cell office:value-type="string">
                <text:p>V21_3</text:p>
                <draw:g>
                  <svg:desc>'F1-mean f-AUC'.U2:'F1-mean f-AUC'.U2</svg:desc>
                </draw:g>
              </table:table-cell>
              <table:table-cell office:value-type="string">
                <text:p>V21_4</text:p>
                <draw:g>
                  <svg:desc>'F1-mean f-AUC'.V2:'F1-mean f-AUC'.V2</svg:desc>
                </draw:g>
              </table:table-cell>
              <table:table-cell office:value-type="string">
                <text:p>V21_5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965480270792">
                <text:p>0.357965480270792</text:p>
                <draw:g>
                  <svg:desc>'F1-mean f-AUC'.D3:'F1-mean f-AUC'.D23</svg:desc>
                </draw:g>
              </table:table-cell>
              <table:table-cell office:value-type="float" office:value="0.319396121655562">
                <text:p>0.319396121655562</text:p>
                <draw:g>
                  <svg:desc>'F1-mean f-AUC'.S3:'F1-mean f-AUC'.S23</svg:desc>
                </draw:g>
              </table:table-cell>
              <table:table-cell office:value-type="float" office:value="0.344704873553079">
                <text:p>0.344704873553079</text:p>
                <draw:g>
                  <svg:desc>'F1-mean f-AUC'.T3:'F1-mean f-AUC'.T23</svg:desc>
                </draw:g>
              </table:table-cell>
              <table:table-cell office:value-type="float" office:value="0.361234779205995">
                <text:p>0.361234779205995</text:p>
                <draw:g>
                  <svg:desc>'F1-mean f-AUC'.U3:'F1-mean f-AUC'.U23</svg:desc>
                </draw:g>
              </table:table-cell>
              <table:table-cell office:value-type="float" office:value="0">
                <text:p>0</text:p>
                <draw:g>
                  <svg:desc>'F1-mean f-AUC'.V3:'F1-mean f-AUC'.V23</svg:desc>
                </draw:g>
              </table:table-cell>
              <table:table-cell office:value-type="float" office:value="0.31127999319208">
                <text:p>0.31127999319208</text:p>
                <draw:g>
                  <svg:desc>'F1-mean f-AUC'.W3:'F1-mean f-AUC'.W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58311317616">
                <text:p>0.35058311317616</text:p>
              </table:table-cell>
              <table:table-cell office:value-type="float" office:value="0.331613827729073">
                <text:p>0.331613827729073</text:p>
              </table:table-cell>
              <table:table-cell office:value-type="float" office:value="0.3456832838347">
                <text:p>0.3456832838347</text:p>
              </table:table-cell>
              <table:table-cell office:value-type="float" office:value="0.362973178535857">
                <text:p>0.362973178535857</text:p>
              </table:table-cell>
              <table:table-cell office:value-type="float" office:value="0">
                <text:p>0</text:p>
              </table:table-cell>
              <table:table-cell office:value-type="float" office:value="0.353571169952807">
                <text:p>0.353571169952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417863163876">
                <text:p>0.363417863163876</text:p>
              </table:table-cell>
              <table:table-cell office:value-type="float" office:value="0.336273086493591">
                <text:p>0.336273086493591</text:p>
              </table:table-cell>
              <table:table-cell office:value-type="float" office:value="0.339064180969672">
                <text:p>0.339064180969672</text:p>
              </table:table-cell>
              <table:table-cell office:value-type="float" office:value="0.367450573688025">
                <text:p>0.367450573688025</text:p>
              </table:table-cell>
              <table:table-cell office:value-type="float" office:value="0">
                <text:p>0</text:p>
              </table:table-cell>
              <table:table-cell office:value-type="float" office:value="0.355771564164053">
                <text:p>0.35577156416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116170780518">
                <text:p>0.361116170780518</text:p>
              </table:table-cell>
              <table:table-cell office:value-type="float" office:value="0.344348082023581">
                <text:p>0.344348082023581</text:p>
              </table:table-cell>
              <table:table-cell office:value-type="float" office:value="0.362062446526893">
                <text:p>0.362062446526893</text:p>
              </table:table-cell>
              <table:table-cell office:value-type="float" office:value="0.365887138614393">
                <text:p>0.365887138614393</text:p>
              </table:table-cell>
              <table:table-cell office:value-type="float" office:value="NaN">
                <text:p>NaN</text:p>
              </table:table-cell>
              <table:table-cell office:value-type="float" office:value="0.337188303949745">
                <text:p>0.337188303949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500497035925">
                <text:p>0.371500497035925</text:p>
              </table:table-cell>
              <table:table-cell office:value-type="float" office:value="0.346380960729488">
                <text:p>0.346380960729488</text:p>
              </table:table-cell>
              <table:table-cell office:value-type="float" office:value="0.366544248874809">
                <text:p>0.366544248874809</text:p>
              </table:table-cell>
              <table:table-cell office:value-type="float" office:value="0.373097500249827">
                <text:p>0.373097500249827</text:p>
              </table:table-cell>
              <table:table-cell office:value-type="float" office:value="NaN">
                <text:p>NaN</text:p>
              </table:table-cell>
              <table:table-cell office:value-type="float" office:value="0.362010430165018">
                <text:p>0.362010430165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418464311351">
                <text:p>0.370418464311351</text:p>
              </table:table-cell>
              <table:table-cell office:value-type="float" office:value="0.362388035308097">
                <text:p>0.362388035308097</text:p>
              </table:table-cell>
              <table:table-cell office:value-type="float" office:value="0.369358336185973">
                <text:p>0.369358336185973</text:p>
              </table:table-cell>
              <table:table-cell office:value-type="float" office:value="0.36527658821423">
                <text:p>0.36527658821423</text:p>
              </table:table-cell>
              <table:table-cell office:value-type="float" office:value="NaN">
                <text:p>NaN</text:p>
              </table:table-cell>
              <table:table-cell office:value-type="float" office:value="0.364034475035409">
                <text:p>0.364034475035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680735470856">
                <text:p>0.371680735470856</text:p>
              </table:table-cell>
              <table:table-cell office:value-type="float" office:value="0.369404569494657">
                <text:p>0.369404569494657</text:p>
              </table:table-cell>
              <table:table-cell office:value-type="float" office:value="0.369747606219734">
                <text:p>0.369747606219734</text:p>
              </table:table-cell>
              <table:table-cell office:value-type="float" office:value="0.368199677383901">
                <text:p>0.368199677383901</text:p>
              </table:table-cell>
              <table:table-cell office:value-type="float" office:value="NaN">
                <text:p>NaN</text:p>
              </table:table-cell>
              <table:table-cell office:value-type="float" office:value="0.363891320601227">
                <text:p>0.363891320601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005488823981">
                <text:p>0.371005488823981</text:p>
              </table:table-cell>
              <table:table-cell office:value-type="float" office:value="0.368041015156249">
                <text:p>0.368041015156249</text:p>
              </table:table-cell>
              <table:table-cell office:value-type="float" office:value="0.373522388138902">
                <text:p>0.373522388138902</text:p>
              </table:table-cell>
              <table:table-cell office:value-type="float" office:value="0.368783588569864">
                <text:p>0.368783588569864</text:p>
              </table:table-cell>
              <table:table-cell office:value-type="float" office:value="NaN">
                <text:p>NaN</text:p>
              </table:table-cell>
              <table:table-cell office:value-type="float" office:value="0.327121224341563">
                <text:p>0.32712122434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0555808947">
                <text:p>0.3700555808947</text:p>
              </table:table-cell>
              <table:table-cell office:value-type="float" office:value="0.354671284555468">
                <text:p>0.354671284555468</text:p>
              </table:table-cell>
              <table:table-cell office:value-type="float" office:value="0.363444426317311">
                <text:p>0.363444426317311</text:p>
              </table:table-cell>
              <table:table-cell office:value-type="float" office:value="0.361370484113521">
                <text:p>0.36137048411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753083071885">
                <text:p>0.371753083071885</text:p>
              </table:table-cell>
              <table:table-cell office:value-type="float" office:value="0.365471612571141">
                <text:p>0.365471612571141</text:p>
              </table:table-cell>
              <table:table-cell office:value-type="float" office:value="NaN">
                <text:p>NaN</text:p>
              </table:table-cell>
              <table:table-cell office:value-type="float" office:value="0.366788577025153">
                <text:p>0.366788577025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006281846687">
                <text:p>0.364006281846687</text:p>
              </table:table-cell>
              <table:table-cell office:value-type="float" office:value="0.355922444020812">
                <text:p>0.355922444020812</text:p>
              </table:table-cell>
              <table:table-cell office:value-type="float" office:value="NaN">
                <text:p>NaN</text:p>
              </table:table-cell>
              <table:table-cell office:value-type="float" office:value="0.370709663369099">
                <text:p>0.37070966336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711479026146">
                <text:p>0.36971147902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942939151987">
                <text:p>0.37194293915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877661898039">
                <text:p>0.36387766189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066424965905">
                <text:p>0.36806642496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2295249931519">
                <text:p>0.37229524993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446489626421">
                <text:p>0.36744648962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342847685516">
                <text:p>0.36734284768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917529626585">
                <text:p>0.36791752962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455492482758">
                <text:p>0.36945549248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854733040137">
                <text:p>0.36785473304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